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 Helvetica Condensed" svg:font-family="'C Helvetica Condensed'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3.4846in"/>
    </style:style>
    <style:style style:name="co3" style:family="table-column">
      <style:table-column-properties fo:break-before="auto" style:column-width="1.4465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4811in"/>
    </style:style>
    <style:style style:name="co7" style:family="table-column">
      <style:table-column-properties fo:break-before="auto" style:column-width="1.2311in"/>
    </style:style>
    <style:style style:name="co8" style:family="table-column">
      <style:table-column-properties fo:break-before="auto" style:column-width="0.8744in"/>
    </style:style>
    <style:style style:name="ro1" style:family="table-row">
      <style:table-row-properties style:row-height="0.8193in" fo:break-before="auto" style:use-optimal-row-height="fals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Standard_5f_100311_5f_S_5f_2000">
      <style:table-cell-properties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" style:family="table-cell" style:parent-style-name="Standard_20_2_20_2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Standard_5f_100311_5f_S_5f_2000">
      <style:table-cell-properties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Excel_20_Built-in_20_Out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" style:family="table-cell" style:parent-style-name="Excel_20_Built-in_20_Outpu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" style:family="table-cell" style:parent-style-name="Standard_5f_100311_5f_S_5f_2000" style:data-style-name="N1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Excel_20_Built-in_20_Outpu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Excel_20_Built-in_20_Output" style:data-style-name="N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" style:family="table-cell" style:parent-style-name="Excel_20_Built-in_20_Outpu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Excel_20_Built-in_20_Outpu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" style:family="table-cell" style:parent-style-name="Excel_20_Built-in_20_Normal" style:data-style-name="N1"/>
    <style:style style:name="ce15" style:family="table-cell" style:parent-style-name="Standard_5f_100311_5f_S_5f_2000" style:data-style-name="N1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Standard_5f_100311_5f_S_5f_2000" style:data-style-name="N1">
      <style:table-cell-properties fo:border-bottom="none" fo:background-color="#bfbfb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lfd. Nr.</text:p>
          </table:table-cell>
          <table:table-cell table:style-name="ce4" office:value-type="string">
            <text:p>Wirtschaftseinheit</text:p>
          </table:table-cell>
          <table:table-cell table:style-name="ce4" office:value-type="string">
            <text:p>Portfolio Art</text:p>
          </table:table-cell>
          <table:table-cell table:style-name="ce4" office:value-type="string">
            <text:p>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Art der Wärmeversorgung</text:p>
            <text:p>Hauptversorgung</text:p>
          </table:table-cell>
          <table:table-cell table:style-name="ce9" office:value-type="string">
            <text:p>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Wärmeverbrauch </text:p>
            <text:p>kWh/a (2020)</text:p>
          </table:table-cell>
          <table:table-cell table:style-name="ce15" office:value-type="string">
            <text:p>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Wärmeverbrauch</text:p>
            <text:p>witterungsbereinigt</text:p>
            <text:p>kWh/a (2020)</text:p>
          </table:table-cell>
          <table:table-cell table:style-name="ce16" office:value-type="string">
            <text:p>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Stromverbrauch</text:p>
            <text:p/>
            <text:p>kWh/a (2020)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Dominicusstr. 12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0" office:value-type="float" office:value="406361">
            <text:p>406361</text:p>
          </table:table-cell>
          <table:table-cell table:style-name="ce13" table:formula="of:=SUM([.E2]*1.11570661381581)" office:value-type="float" office:value="453379.655296806">
            <text:p>453380</text:p>
          </table:table-cell>
          <table:table-cell table:style-name="ce1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Albrecht-Achilles-Str. 61 - 64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38433">
            <text:p>638433</text:p>
          </table:table-cell>
          <table:table-cell table:style-name="ce13" table:formula="of:=SUM([.E3]*1.11570661381581)" office:value-type="float" office:value="712303.920578269">
            <text:p>712304</text:p>
          </table:table-cell>
          <table:table-cell table:style-name="ce13" office:value-type="float" office:value="187284">
            <text:p>187284</text:p>
          </table:table-cell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Alt-Friedrichsfelde 60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193990">
            <text:p>6193990</text:p>
          </table:table-cell>
          <table:table-cell table:style-name="ce13" table:formula="of:=SUM([.E4]*1.11570661381581)" office:value-type="float" office:value="6910675.60890899">
            <text:p>6910676</text:p>
          </table:table-cell>
          <table:table-cell table:style-name="ce13" office:value-type="float" office:value="2945322.061">
            <text:p>2945322</text:p>
          </table:table-cell>
          <table:table-cell table:number-columns-repeated="1017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Am Köllnischen Park 3 / Rungestraße 29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234900">
            <text:p>1234900</text:p>
          </table:table-cell>
          <table:table-cell table:style-name="ce13" table:formula="of:=SUM([.E5]*1.11570661381581)" office:value-type="float" office:value="1377786.09740114">
            <text:p>1377786</text:p>
          </table:table-cell>
          <table:table-cell table:style-name="ce13" office:value-type="float" office:value="365837">
            <text:p>365837</text:p>
          </table:table-cell>
          <table:table-cell table:number-columns-repeated="101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An der Urania 4-10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80771.642217535">
            <text:p>880772</text:p>
          </table:table-cell>
          <table:table-cell table:style-name="ce13" table:formula="of:=SUM([.E6]*1.11570661381581)" office:value-type="float" office:value="982682.746483516">
            <text:p>982683</text:p>
          </table:table-cell>
          <table:table-cell table:style-name="ce13" office:value-type="float" office:value="97127">
            <text:p>97127</text:p>
          </table:table-cell>
          <table:table-cell table:number-columns-repeated="101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Auf dem Grat 2 (ehem. Clayallee 138)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406361">
            <text:p>406361</text:p>
          </table:table-cell>
          <table:table-cell table:style-name="ce13" table:formula="of:=SUM([.E7]*1.11570661381581)" office:value-type="float" office:value="453379.655296806">
            <text:p>453380</text:p>
          </table:table-cell>
          <table:table-cell table:style-name="ce13" office:value-type="float" office:value="132782">
            <text:p>132782</text:p>
          </table:table-cell>
          <table:table-cell table:number-columns-repeated="101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Belziger Str. 52-58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53508">
            <text:p>53508</text:p>
          </table:table-cell>
          <table:table-cell table:style-name="ce13" table:formula="of:=SUM([.E8]*1.11570661381581)" office:value-type="float" office:value="59699.2294920564">
            <text:p>59699</text:p>
          </table:table-cell>
          <table:table-cell table:style-name="ce13" office:value-type="float" office:value="228203">
            <text:p>228203</text:p>
          </table:table-cell>
          <table:table-cell table:number-columns-repeated="1017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Bismarckstr. 48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75752">
            <text:p>1375752</text:p>
          </table:table-cell>
          <table:table-cell table:style-name="ce13" table:formula="of:=SUM([.E9]*1.11570661381581)" office:value-type="float" office:value="1534935.60537033">
            <text:p>1534936</text:p>
          </table:table-cell>
          <table:table-cell table:style-name="ce13" office:value-type="float" office:value="343686">
            <text:p>343686</text:p>
          </table:table-cell>
          <table:table-cell table:number-columns-repeated="1017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Bredtschneiderstr. 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39100">
            <text:p>739100</text:p>
          </table:table-cell>
          <table:table-cell table:style-name="ce13" table:formula="of:=SUM([.E10]*1.11570661381581)" office:value-type="float" office:value="824618.758271265">
            <text:p>824619</text:p>
          </table:table-cell>
          <table:table-cell table:style-name="ce13" office:value-type="float" office:value="227817">
            <text:p>227817</text:p>
          </table:table-cell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Brodauer Str. 16-22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102636.39322647">
            <text:p>102636</text:p>
          </table:table-cell>
          <table:table-cell table:style-name="ce13" table:formula="of:=SUM([.E11]*1.11570661381581)" office:value-type="float" office:value="114512.102740973">
            <text:p>114512</text:p>
          </table:table-cell>
          <table:table-cell table:style-name="ce13" office:value-type="float" office:value="20000">
            <text:p>20000</text:p>
          </table:table-cell>
          <table:table-cell table:number-columns-repeated="101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Brunnenstr. 188-190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1713553">
            <text:p>1713553</text:p>
          </table:table-cell>
          <table:table-cell table:style-name="ce13" table:formula="of:=SUM([.E12]*1.11570661381581)" office:value-type="float" office:value="1911822.41522392">
            <text:p>1911822</text:p>
          </table:table-cell>
          <table:table-cell table:style-name="ce13" office:value-type="float" office:value="402624">
            <text:p>402624</text:p>
          </table:table-cell>
          <table:table-cell table:number-columns-repeated="101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Bundesallee 17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3326031.9239">
            <text:p>3326032</text:p>
          </table:table-cell>
          <table:table-cell table:style-name="ce13" table:formula="of:=SUM([.E13]*1.11570661381581)" office:value-type="float" office:value="3710875.81525775">
            <text:p>3710876</text:p>
          </table:table-cell>
          <table:table-cell table:style-name="ce13" office:value-type="float" office:value="1878069">
            <text:p>1878069</text:p>
          </table:table-cell>
          <table:table-cell table:number-columns-repeated="101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Buschkrugallee 9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502685">
            <text:p>502685</text:p>
          </table:table-cell>
          <table:table-cell table:style-name="ce13" table:formula="of:=SUM([.E14]*1.11570661381581)" office:value-type="float" office:value="560848.979166001">
            <text:p>560849</text:p>
          </table:table-cell>
          <table:table-cell table:style-name="ce13" office:value-type="float" office:value="118097">
            <text:p>118097</text:p>
          </table:table-cell>
          <table:table-cell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Eichborndamm 208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27950">
            <text:p>827950</text:p>
          </table:table-cell>
          <table:table-cell table:style-name="ce13" table:formula="of:=SUM([.E15]*1.11570661381581)" office:value-type="float" office:value="923749.2909088">
            <text:p>923749</text:p>
          </table:table-cell>
          <table:table-cell table:style-name="ce13" office:value-type="float" office:value="341753">
            <text:p>341753</text:p>
          </table:table-cell>
          <table:table-cell table:number-columns-repeated="1017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Fehrbelliner Platz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0022070">
            <text:p>10022070</text:p>
          </table:table-cell>
          <table:table-cell table:style-name="ce13" table:formula="of:=SUM([.E16]*1.11570661381581)" office:value-type="float" office:value="11181689.783125">
            <text:p>11181690</text:p>
          </table:table-cell>
          <table:table-cell table:style-name="ce13" office:value-type="float" office:value="1439240">
            <text:p>1439240</text:p>
          </table:table-cell>
          <table:table-cell table:number-columns-repeated="1017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Ferdinand-Schultze-Str. 5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560783.73875">
            <text:p>560784</text:p>
          </table:table-cell>
          <table:table-cell table:style-name="ce13" table:formula="of:=SUM([.E17]*1.11570661381581)" office:value-type="float" office:value="625670.126243732">
            <text:p>625670</text:p>
          </table:table-cell>
          <table:table-cell table:style-name="ce13" office:value-type="float" office:value="191512">
            <text:p>191512</text:p>
          </table:table-cell>
          <table:table-cell table:number-columns-repeated="101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Friedrich-Krause-Ufer 24,2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1650607">
            <text:p>1650607</text:p>
          </table:table-cell>
          <table:table-cell table:style-name="ce13" table:formula="of:=SUM([.E18]*1.11570661381581)" office:value-type="float" office:value="1841593.14671067">
            <text:p>1841593</text:p>
          </table:table-cell>
          <table:table-cell table:style-name="ce13" office:value-type="float" office:value="487552">
            <text:p>487552</text:p>
          </table:table-cell>
          <table:table-cell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Friedrichstr. 219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468400">
            <text:p>1468400</text:p>
          </table:table-cell>
          <table:table-cell table:style-name="ce13" table:formula="of:=SUM([.E19]*1.11570661381581)" office:value-type="float" office:value="1638303.59172714">
            <text:p>1638304</text:p>
          </table:table-cell>
          <table:table-cell table:style-name="ce13" office:value-type="float" office:value="578137">
            <text:p>578137</text:p>
          </table:table-cell>
          <table:table-cell table:number-columns-repeated="101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Fröbelstr. 1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n/a</text:p>
          </table:table-cell>
          <table:table-cell table:style-name="ce10" office:value-type="float" office:value="2276026.0858">
            <text:p>2276026</text:p>
          </table:table-cell>
          <table:table-cell table:style-name="ce13" table:formula="of:=SUM([.E20]*1.11570661381581)" office:value-type="float" office:value="2539377.35714437">
            <text:p>2539377</text:p>
          </table:table-cell>
          <table:table-cell table:style-name="ce1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Fröbelstr. 17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3875519.0989">
            <text:p>3875519</text:p>
          </table:table-cell>
          <table:table-cell table:style-name="ce13" table:formula="of:=SUM([.E21]*1.11570661381581)" office:value-type="float" office:value="4323942.29061222">
            <text:p>4323942</text:p>
          </table:table-cell>
          <table:table-cell table:style-name="ce13" office:value-type="float" office:value="974381">
            <text:p>974381</text:p>
          </table:table-cell>
          <table:table-cell table:number-columns-repeated="1017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" office:value-type="string">
            <text:p>Hanna-Renate-Laurien-Platz 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546875.084027211">
            <text:p>546875</text:p>
          </table:table-cell>
          <table:table-cell table:style-name="ce13" table:formula="of:=SUM([.E22]*1.11570661381581)" office:value-type="float" office:value="610152.148180237">
            <text:p>610152</text:p>
          </table:table-cell>
          <table:table-cell table:style-name="ce13" office:value-type="float" office:value="186863">
            <text:p>186863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Hartmannsweilerweg 63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302613">
            <text:p>302613</text:p>
          </table:table-cell>
          <table:table-cell table:style-name="ce13" table:formula="of:=SUM([.E23]*1.11570661381581)" office:value-type="float" office:value="337627.325526644">
            <text:p>337627</text:p>
          </table:table-cell>
          <table:table-cell table:style-name="ce13" office:value-type="float" office:value="183416">
            <text:p>183416</text:p>
          </table:table-cell>
          <table:table-cell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5" office:value-type="string">
            <text:p>Havelchaussee 149-15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106734.1526">
            <text:p>106734</text:p>
          </table:table-cell>
          <table:table-cell table:style-name="ce13" table:formula="of:=SUM([.E24]*1.11570661381581)" office:value-type="float" office:value="119083.999975846">
            <text:p>119084</text:p>
          </table:table-cell>
          <table:table-cell table:style-name="ce13" office:value-type="float" office:value="46900">
            <text:p>46900</text:p>
          </table:table-cell>
          <table:table-cell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string">
            <text:p>Invalidenstr. 60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499834.26070927">
            <text:p>3499834</text:p>
          </table:table-cell>
          <table:table-cell table:style-name="ce13" table:formula="of:=SUM([.E25]*1.11570661381581)" office:value-type="float" office:value="3904788.23193249">
            <text:p>3904788</text:p>
          </table:table-cell>
          <table:table-cell table:style-name="ce13" office:value-type="float" office:value="1288944">
            <text:p>1288944</text:p>
          </table:table-cell>
          <table:table-cell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Josef-Orlopp-Str. 62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0" office:value-type="float" office:value="590858">
            <text:p>590858</text:p>
          </table:table-cell>
          <table:table-cell table:style-name="ce13" table:formula="of:=SUM([.E26]*1.11570661381581)" office:value-type="float" office:value="659224.178425982">
            <text:p>659224</text:p>
          </table:table-cell>
          <table:table-cell table:style-name="ce13" office:value-type="float" office:value="122694">
            <text:p>122694</text:p>
          </table:table-cell>
          <table:table-cell table:number-columns-repeated="1017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5" office:value-type="string">
            <text:p>Jüdenstr. 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950560">
            <text:p>1950560</text:p>
          </table:table-cell>
          <table:table-cell table:style-name="ce13" table:formula="of:=SUM([.E27]*1.11570661381581)" office:value-type="float" office:value="2176252.69264457">
            <text:p>2176253</text:p>
          </table:table-cell>
          <table:table-cell table:style-name="ce13" office:value-type="float" office:value="966629">
            <text:p>966629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Juliusstr. 67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305838">
            <text:p>305838</text:p>
          </table:table-cell>
          <table:table-cell table:style-name="ce13" table:formula="of:=SUM([.E28]*1.11570661381581)" office:value-type="float" office:value="341225.4793562">
            <text:p>341225</text:p>
          </table:table-cell>
          <table:table-cell table:style-name="ce13" office:value-type="float" office:value="169446.9367172">
            <text:p>169447</text:p>
          </table:table-cell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Karl-Hofer-Str. 3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n/a</text:p>
          </table:table-cell>
          <table:table-cell table:style-name="ce10" office:value-type="float" office:value="1995928">
            <text:p>1995928</text:p>
          </table:table-cell>
          <table:table-cell table:style-name="ce13" table:formula="of:=SUM([.E29]*1.11570661381581)" office:value-type="float" office:value="2226870.07030016">
            <text:p>2226870</text:p>
          </table:table-cell>
          <table:table-cell table:style-name="ce13" office:value-type="float" office:value="2908133">
            <text:p>2908133</text:p>
          </table:table-cell>
          <table:table-cell table:number-columns-repeated="1017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Klosterstr. 47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628360">
            <text:p>2628360</text:p>
          </table:table-cell>
          <table:table-cell table:style-name="ce13" table:formula="of:=SUM([.E30]*1.11570661381581)" office:value-type="float" office:value="2932478.63548892">
            <text:p>2932479</text:p>
          </table:table-cell>
          <table:table-cell table:style-name="ce13" office:value-type="float" office:value="1084931">
            <text:p>1084931</text:p>
          </table:table-cell>
          <table:table-cell table:number-columns-repeated="1017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Klosterstr. 59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63640">
            <text:p>1363640</text:p>
          </table:table-cell>
          <table:table-cell table:style-name="ce13" table:formula="of:=SUM([.E31]*1.11570661381581)" office:value-type="float" office:value="1521422.16686379">
            <text:p>1521422</text:p>
          </table:table-cell>
          <table:table-cell table:style-name="ce13" office:value-type="float" office:value="1478425">
            <text:p>1478425</text:p>
          </table:table-cell>
          <table:table-cell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Klosterstr. 7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621030.96304">
            <text:p>621031</text:p>
          </table:table-cell>
          <table:table-cell table:style-name="ce13" table:formula="of:=SUM([.E32]*1.11570661381581)" office:value-type="float" office:value="692888.35284813">
            <text:p>692888</text:p>
          </table:table-cell>
          <table:table-cell table:style-name="ce13" office:value-type="float" office:value="162348">
            <text:p>162348</text:p>
          </table:table-cell>
          <table:table-cell table:number-columns-repeated="1017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Kniprodestr. 3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2" office:value-type="float" office:value="0">
            <text:p>0</text:p>
          </table:table-cell>
          <table:table-cell table:style-name="ce13" table:formula="of:=SUM([.E33]*1.11570661381581)" office:value-type="float" office:value="0">
            <text:p>0</text:p>
          </table:table-cell>
          <table:table-cell table:style-name="ce13" office:value-type="float" office:value="365697">
            <text:p>365697</text:p>
          </table:table-cell>
          <table:table-cell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Levetzowstr. 1-2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406806">
            <text:p>406806</text:p>
          </table:table-cell>
          <table:table-cell table:style-name="ce13" table:formula="of:=SUM([.E34]*1.11570661381581)" office:value-type="float" office:value="453876.144739954">
            <text:p>453876</text:p>
          </table:table-cell>
          <table:table-cell table:style-name="ce13" office:value-type="float" office:value="102019">
            <text:p>102019</text:p>
          </table:table-cell>
          <table:table-cell table:number-columns-repeated="1017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5" office:value-type="string">
            <text:p>Magdalenenstr. 2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607040">
            <text:p>1607040</text:p>
          </table:table-cell>
          <table:table-cell table:style-name="ce13" table:formula="of:=SUM([.E35]*1.11570661381581)" office:value-type="float" office:value="1792985.15666656">
            <text:p>1792985</text:p>
          </table:table-cell>
          <table:table-cell table:style-name="ce13" office:value-type="float" office:value="302813">
            <text:p>302813</text:p>
          </table:table-cell>
          <table:table-cell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5" office:value-type="string">
            <text:p>Martin-Buber-Str. 20,2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958046">
            <text:p>958046</text:p>
          </table:table-cell>
          <table:table-cell table:style-name="ce13" table:formula="of:=SUM([.E36]*1.11570661381581)" office:value-type="float" office:value="1068898.25853978">
            <text:p>1068898</text:p>
          </table:table-cell>
          <table:table-cell table:style-name="ce13" office:value-type="float" office:value="237197.66208">
            <text:p>237198</text:p>
          </table:table-cell>
          <table:table-cell table:number-columns-repeated="1017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5" office:value-type="string">
            <text:p>Martin-Luther-Str. 10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416234">
            <text:p>1416234</text:p>
          </table:table-cell>
          <table:table-cell table:style-name="ce13" table:formula="of:=SUM([.E37]*1.11570661381581)" office:value-type="float" office:value="1580101.64051082">
            <text:p>1580102</text:p>
          </table:table-cell>
          <table:table-cell table:style-name="ce13" office:value-type="float" office:value="625474">
            <text:p>625474</text:p>
          </table:table-cell>
          <table:table-cell table:number-columns-repeated="1017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" office:value-type="string">
            <text:p>Max-Brunnow-Str. 4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83883">
            <text:p>383883</text:p>
          </table:table-cell>
          <table:table-cell table:style-name="ce13" table:formula="of:=SUM([.E38]*1.11570661381581)" office:value-type="float" office:value="428300.802031455">
            <text:p>428301</text:p>
          </table:table-cell>
          <table:table-cell table:style-name="ce13" office:value-type="float" office:value="68313">
            <text:p>68313</text:p>
          </table:table-cell>
          <table:table-cell table:number-columns-repeated="1017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5" office:value-type="string">
            <text:p>Mehringdamm 110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777121.739907718">
            <text:p>777122</text:p>
          </table:table-cell>
          <table:table-cell table:style-name="ce13" table:formula="of:=SUM([.E39]*1.11570661381581)" office:value-type="float" office:value="867039.864955091">
            <text:p>867040</text:p>
          </table:table-cell>
          <table:table-cell table:style-name="ce13" office:value-type="float" office:value="187079.24392">
            <text:p>187079</text:p>
          </table:table-cell>
          <table:table-cell table:number-columns-repeated="1017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Mehringdamm 22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617691">
            <text:p>617691</text:p>
          </table:table-cell>
          <table:table-cell table:style-name="ce13" table:formula="of:=SUM([.E40]*1.11570661381581)" office:value-type="float" office:value="689161.933994502">
            <text:p>689162</text:p>
          </table:table-cell>
          <table:table-cell table:style-name="ce13" office:value-type="float" office:value="234670">
            <text:p>234670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5" office:value-type="string">
            <text:p>Mohriner Allee 137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1252952.149">
            <text:p>1252952</text:p>
          </table:table-cell>
          <table:table-cell table:style-name="ce13" table:formula="of:=SUM([.E41]*1.11570661381581)" office:value-type="float" office:value="1397926.99943403">
            <text:p>1397927</text:p>
          </table:table-cell>
          <table:table-cell table:style-name="ce13" office:value-type="float" office:value="352164">
            <text:p>352164</text:p>
          </table:table-cell>
          <table:table-cell table:number-columns-repeated="1017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5" office:value-type="string">
            <text:p>Munsterdamm 90 / Planetarium und Sternwarte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0" office:value-type="float" office:value="139230.56661">
            <text:p>139231</text:p>
          </table:table-cell>
          <table:table-cell table:style-name="ce13" table:formula="of:=SUM([.E42]*1.11570661381581)" office:value-type="float" office:value="155340.4640121">
            <text:p>155340</text:p>
          </table:table-cell>
          <table:table-cell table:style-name="ce13" office:value-type="float" office:value="112694">
            <text:p>112694</text:p>
          </table:table-cell>
          <table:table-cell table:number-columns-repeated="1017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5" office:value-type="string">
            <text:p>Nonnendammallee 2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042600">
            <text:p>1042600</text:p>
          </table:table-cell>
          <table:table-cell table:style-name="ce13" table:formula="of:=SUM([.E43]*1.11570661381581)" office:value-type="float" office:value="1163235.71556436">
            <text:p>1163236</text:p>
          </table:table-cell>
          <table:table-cell table:style-name="ce13" office:value-type="float" office:value="352821">
            <text:p>352821</text:p>
          </table:table-cell>
          <table:table-cell table:number-columns-repeated="1017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5" office:value-type="string">
            <text:p>Oranienstr. 106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546730">
            <text:p>1546730</text:p>
          </table:table-cell>
          <table:table-cell table:style-name="ce13" table:formula="of:=SUM([.E44]*1.11570661381581)" office:value-type="float" office:value="1725696.89078733">
            <text:p>1725697</text:p>
          </table:table-cell>
          <table:table-cell table:style-name="ce13" office:value-type="float" office:value="653106">
            <text:p>653106</text:p>
          </table:table-cell>
          <table:table-cell table:number-columns-repeated="1017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5" office:value-type="string">
            <text:p>Osloer Str. 37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944230">
            <text:p>944230</text:p>
          </table:table-cell>
          <table:table-cell table:style-name="ce13" table:formula="of:=SUM([.E45]*1.11570661381581)" office:value-type="float" office:value="1053483.6559633">
            <text:p>1053484</text:p>
          </table:table-cell>
          <table:table-cell table:style-name="ce13" office:value-type="float" office:value="202112">
            <text:p>202112</text:p>
          </table:table-cell>
          <table:table-cell table:number-columns-repeated="1017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5" office:value-type="string">
            <text:p>Otto-Braun-Str. 70-72 (Haus d. Statistik)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n/a</text:p>
          </table:table-cell>
          <table:table-cell table:style-name="ce10" office:value-type="float" office:value="69137.20157">
            <text:p>69137</text:p>
          </table:table-cell>
          <table:table-cell table:style-name="ce13" table:formula="of:=SUM([.E46]*1.11570661381581)" office:value-type="float" office:value="77136.8330523658">
            <text:p>77137</text:p>
          </table:table-cell>
          <table:table-cell table:style-name="ce13" office:value-type="float" office:value="17151">
            <text:p>17151</text:p>
          </table:table-cell>
          <table:table-cell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5" office:value-type="string">
            <text:p>Parochialstr. 1-3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46847">
            <text:p>746847</text:p>
          </table:table-cell>
          <table:table-cell table:style-name="ce13" table:formula="of:=SUM([.E47]*1.11570661381581)" office:value-type="float" office:value="833262.137408496">
            <text:p>833262</text:p>
          </table:table-cell>
          <table:table-cell table:style-name="ce13" office:value-type="float" office:value="124021">
            <text:p>124021</text:p>
          </table:table-cell>
          <table:table-cell table:number-columns-repeated="1017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5" office:value-type="string">
            <text:p>Potsdamer Str. 140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13315">
            <text:p>513315</text:p>
          </table:table-cell>
          <table:table-cell table:style-name="ce13" table:formula="of:=SUM([.E48]*1.11570661381581)" office:value-type="float" office:value="572708.940470863">
            <text:p>572709</text:p>
          </table:table-cell>
          <table:table-cell table:style-name="ce13" office:value-type="float" office:value="198235">
            <text:p>198235</text:p>
          </table:table-cell>
          <table:table-cell table:number-columns-repeated="1017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" office:value-type="string">
            <text:p>Potsdamer Str. 186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Heizöl</text:p>
          </table:table-cell>
          <table:table-cell table:style-name="ce11" office:value-type="float" office:value="877076.010281854">
            <text:p>877076</text:p>
          </table:table-cell>
          <table:table-cell table:style-name="ce13" table:formula="of:=SUM([.E49]*1.11570661381581)" office:value-type="float" office:value="978559.505490648">
            <text:p>978560</text:p>
          </table:table-cell>
          <table:table-cell table:style-name="ce13" office:value-type="float" office:value="104246">
            <text:p>104246</text:p>
          </table:table-cell>
          <table:table-cell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string">
            <text:p>Potsdamer Str. 61-6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91852.20859077">
            <text:p>1191852</text:p>
          </table:table-cell>
          <table:table-cell table:style-name="ce13" table:formula="of:=SUM([.E50]*1.11570661381581)" office:value-type="float" office:value="1329757.3918157">
            <text:p>1329757</text:p>
          </table:table-cell>
          <table:table-cell table:style-name="ce13" office:value-type="float" office:value="85919">
            <text:p>85919</text:p>
          </table:table-cell>
          <table:table-cell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Rubensstr. 11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34942">
            <text:p>434942</text:p>
          </table:table-cell>
          <table:table-cell table:style-name="ce13" table:formula="of:=SUM([.E51]*1.11570661381581)" office:value-type="float" office:value="485267.666026276">
            <text:p>485268</text:p>
          </table:table-cell>
          <table:table-cell table:style-name="ce13" office:value-type="float" office:value="258388.1225">
            <text:p>258388</text:p>
          </table:table-cell>
          <table:table-cell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Salzburger Str. 21-25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427600">
            <text:p>1427600</text:p>
          </table:table-cell>
          <table:table-cell table:style-name="ce13" table:formula="of:=SUM([.E52]*1.11570661381581)" office:value-type="float" office:value="1592782.76188345">
            <text:p>1592783</text:p>
          </table:table-cell>
          <table:table-cell table:style-name="ce13" office:value-type="float" office:value="397740">
            <text:p>397740</text:p>
          </table:table-cell>
          <table:table-cell table:number-columns-repeated="1017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Sarrazinstr. 4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549426">
            <text:p>549426</text:p>
          </table:table-cell>
          <table:table-cell table:style-name="ce13" table:formula="of:=SUM([.E53]*1.11570661381581)" office:value-type="float" office:value="612998.222002365">
            <text:p>612998</text:p>
          </table:table-cell>
          <table:table-cell table:style-name="ce13" office:value-type="float" office:value="121214">
            <text:p>121214</text:p>
          </table:table-cell>
          <table:table-cell table:number-columns-repeated="1017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5" office:value-type="string">
            <text:p>Schloßstr. 58,59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566512.803506288">
            <text:p>566513</text:p>
          </table:table-cell>
          <table:table-cell table:style-name="ce13" table:formula="of:=SUM([.E54]*1.11570661381581)" office:value-type="float" office:value="632062.081683301">
            <text:p>632062</text:p>
          </table:table-cell>
          <table:table-cell table:style-name="ce13" office:value-type="float" office:value="110809">
            <text:p>110809</text:p>
          </table:table-cell>
          <table:table-cell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5" office:value-type="string">
            <text:p>Seelenbinderstr. 99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1148387">
            <text:p>1148387</text:p>
          </table:table-cell>
          <table:table-cell table:style-name="ce13" table:formula="of:=SUM([.E55]*1.11570661381581)" office:value-type="float" office:value="1281262.9711201">
            <text:p>1281263</text:p>
          </table:table-cell>
          <table:table-cell table:style-name="ce13" office:value-type="float" office:value="215267">
            <text:p>215267</text:p>
          </table:table-cell>
          <table:table-cell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Storkower Str. 134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271474.94012632">
            <text:p>1271475</text:p>
          </table:table-cell>
          <table:table-cell table:style-name="ce13" table:formula="of:=SUM([.E56]*1.11570661381581)" office:value-type="float" office:value="1418593">
            <text:p>1418593</text:p>
          </table:table-cell>
          <table:table-cell table:style-name="ce13" office:value-type="float" office:value="540823.52">
            <text:p>540824</text:p>
          </table:table-cell>
          <table:table-cell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Storkower Str. 97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38918.715436807">
            <text:p>438919</text:p>
          </table:table-cell>
          <table:table-cell table:style-name="ce13" table:formula="of:=SUM([.E57]*1.11570661381581)" office:value-type="float" office:value="489704.513740385">
            <text:p>489705</text:p>
          </table:table-cell>
          <table:table-cell table:style-name="ce13" office:value-type="float" office:value="163048">
            <text:p>163048</text:p>
          </table:table-cell>
          <table:table-cell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5" office:value-type="string">
            <text:p>Straßburger Str. 56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Heizöl</text:p>
          </table:table-cell>
          <table:table-cell table:style-name="ce11" office:value-type="float" office:value="703318.066522663">
            <text:p>703318</text:p>
          </table:table-cell>
          <table:table-cell table:style-name="ce13" table:formula="of:=SUM([.E58]*1.11570661381581)" office:value-type="float" office:value="784696.618435483">
            <text:p>784697</text:p>
          </table:table-cell>
          <table:table-cell table:style-name="ce13" office:value-type="float" office:value="218999">
            <text:p>218999</text:p>
          </table:table-cell>
          <table:table-cell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5" office:value-type="string">
            <text:p>Tempelhofer Damm 234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Gas</text:p>
          </table:table-cell>
          <table:table-cell table:style-name="ce11" office:value-type="float" office:value="941265.371">
            <text:p>941265</text:p>
          </table:table-cell>
          <table:table-cell table:style-name="ce13" table:formula="of:=SUM([.E59]*1.11570661381581)" office:value-type="float" office:value="1050175.99978049">
            <text:p>1050176</text:p>
          </table:table-cell>
          <table:table-cell table:style-name="ce13" office:value-type="float" office:value="210013">
            <text:p>210013</text:p>
          </table:table-cell>
          <table:table-cell table:number-columns-repeated="101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Turmstr. 21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956812">
            <text:p>9956812</text:p>
          </table:table-cell>
          <table:table-cell table:style-name="ce13" table:formula="of:=SUM([.E60]*1.11570661381581)" office:value-type="float" office:value="11108881.0009206">
            <text:p>11108881</text:p>
          </table:table-cell>
          <table:table-cell table:style-name="ce13" office:value-type="float" office:value="3632056">
            <text:p>3632056</text:p>
          </table:table-cell>
          <table:table-cell table:number-columns-repeated="1017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5" office:value-type="string">
            <text:p>Turmstr. 22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93973">
            <text:p>293973</text:p>
          </table:table-cell>
          <table:table-cell table:style-name="ce13" table:formula="of:=SUM([.E61]*1.11570661381581)" office:value-type="float" office:value="327987.620383275">
            <text:p>327988</text:p>
          </table:table-cell>
          <table:table-cell table:style-name="ce13" office:value-type="float" office:value="207481">
            <text:p>207481</text:p>
          </table:table-cell>
          <table:table-cell table:number-columns-repeated="1017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5" office:value-type="string">
            <text:p>Turmstr. 86</text:p>
          </table:table-cell>
          <table:table-cell table:style-name="ce7" office:value-type="string">
            <text:p>Allgemeiner Bestand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53838.363015479">
            <text:p>553838</text:p>
          </table:table-cell>
          <table:table-cell table:style-name="ce13" table:formula="of:=SUM([.E62]*1.11570661381581)" office:value-type="float" office:value="617921.124601291">
            <text:p>617921</text:p>
          </table:table-cell>
          <table:table-cell table:style-name="ce13" office:value-type="float" office:value="149708">
            <text:p>149708</text:p>
          </table:table-cell>
          <table:table-cell table:number-columns-repeated="1017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5" office:value-type="string">
            <text:p>Müllerstr. 147</text:p>
          </table:table-cell>
          <table:table-cell table:style-name="ce7" office:value-type="string">
            <text:p>externe Miete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93330">
            <text:p>393330</text:p>
          </table:table-cell>
          <table:table-cell table:style-name="ce13" table:formula="of:=SUM([.E63]*1.11570661381581)" office:value-type="float" office:value="438840.882412173">
            <text:p>438841</text:p>
          </table:table-cell>
          <table:table-cell table:style-name="ce13" office:value-type="float" office:value="706979">
            <text:p>706979</text:p>
          </table:table-cell>
          <table:table-cell table:number-columns-repeated="1017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5" office:value-type="string">
            <text:p>Neue Jakobstr. 9</text:p>
          </table:table-cell>
          <table:table-cell table:style-name="ce7" office:value-type="string">
            <text:p>externe Miete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48414.275057854">
            <text:p>848414</text:p>
          </table:table-cell>
          <table:table-cell table:style-name="ce13" table:formula="of:=SUM([.E64]*1.11570661381581)" office:value-type="float" office:value="946581.417937793">
            <text:p>946581</text:p>
          </table:table-cell>
          <table:table-cell table:style-name="ce13" office:value-type="float" office:value="242220">
            <text:p>242220</text:p>
          </table:table-cell>
          <table:table-cell table:number-columns-repeated="1017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5" office:value-type="string">
            <text:p>Adlergestell 78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Heizöl</text:p>
          </table:table-cell>
          <table:table-cell table:style-name="ce11" office:value-type="float" office:value="37545.5987667046">
            <text:p>37546</text:p>
          </table:table-cell>
          <table:table-cell table:style-name="ce13" table:formula="of:=SUM([.E65]*1.11570661381581)" office:value-type="float" office:value="41889.8728636871">
            <text:p>41890</text:p>
          </table:table-cell>
          <table:table-cell table:style-name="ce13" office:value-type="float" office:value="4545">
            <text:p>4545</text:p>
          </table:table-cell>
          <table:table-cell table:number-columns-repeated="1017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5" office:value-type="string">
            <text:p>Alt-Biesdorf 5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16048.842228738">
            <text:p>216049</text:p>
          </table:table-cell>
          <table:table-cell table:style-name="ce13" table:formula="of:=SUM([.E66]*1.11570661381581)" office:value-type="float" office:value="241047.122181852">
            <text:p>241047</text:p>
          </table:table-cell>
          <table:table-cell table:style-name="ce13" office:value-type="float" office:value="25875">
            <text:p>25875</text:p>
          </table:table-cell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Alt-Blankenburg 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47950.236167548">
            <text:p>247950</text:p>
          </table:table-cell>
          <table:table-cell table:style-name="ce13" table:formula="of:=SUM([.E67]*1.11570661381581)" office:value-type="float" office:value="276639.718389325">
            <text:p>276640</text:p>
          </table:table-cell>
          <table:table-cell table:style-name="ce13" office:value-type="float" office:value="25078">
            <text:p>25078</text:p>
          </table:table-cell>
          <table:table-cell table:number-columns-repeated="1017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5" office:value-type="string">
            <text:p>Alt-Heiligensee 6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Heizöl</text:p>
          </table:table-cell>
          <table:table-cell table:style-name="ce11" office:value-type="float" office:value="72306.64315">
            <text:p>72307</text:p>
          </table:table-cell>
          <table:table-cell table:style-name="ce13" table:formula="of:=SUM([.E68]*1.11570661381581)" office:value-type="float" office:value="80672.9999852746">
            <text:p>80673</text:p>
          </table:table-cell>
          <table:table-cell table:style-name="ce13" office:value-type="float" office:value="14597">
            <text:p>14597</text:p>
          </table:table-cell>
          <table:table-cell table:number-columns-repeated="1017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5" office:value-type="string">
            <text:p>Alt-Karow 10,11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15676.586389326">
            <text:p>215677</text:p>
          </table:table-cell>
          <table:table-cell table:style-name="ce13" table:formula="of:=SUM([.E69]*1.11570661381581)" office:value-type="float" office:value="240631.793879788">
            <text:p>240632</text:p>
          </table:table-cell>
          <table:table-cell table:style-name="ce13" office:value-type="float" office:value="52573">
            <text:p>52573</text:p>
          </table:table-cell>
          <table:table-cell table:number-columns-repeated="1017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Alt-Lübars 1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45889.6176073652">
            <text:p>45890</text:p>
          </table:table-cell>
          <table:table-cell table:style-name="ce13" table:formula="of:=SUM([.E70]*1.11570661381581)" office:value-type="float" office:value="51199.3498700158">
            <text:p>51199</text:p>
          </table:table-cell>
          <table:table-cell table:style-name="ce13" office:value-type="float" office:value="7659">
            <text:p>7659</text:p>
          </table:table-cell>
          <table:table-cell table:number-columns-repeated="1017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6" office:value-type="string">
            <text:p>Alt-Rudow 67,6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42783">
            <text:p>142783</text:p>
          </table:table-cell>
          <table:table-cell table:style-name="ce13" table:formula="of:=SUM([.E71]*1.11570661381581)" office:value-type="float" office:value="159303.937440463">
            <text:p>159304</text:p>
          </table:table-cell>
          <table:table-cell table:style-name="ce13" office:value-type="float" office:value="37717.122">
            <text:p>37717</text:p>
          </table:table-cell>
          <table:table-cell table:number-columns-repeated="1017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6" office:value-type="string">
            <text:p>Berliner Str. 16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81609.087002104">
            <text:p>281609</text:p>
          </table:table-cell>
          <table:table-cell table:style-name="ce13" table:formula="of:=SUM([.E72]*1.11570661381581)" office:value-type="float" office:value="314193.120878879">
            <text:p>314193</text:p>
          </table:table-cell>
          <table:table-cell table:style-name="ce13" office:value-type="float" office:value="83681">
            <text:p>83681</text:p>
          </table:table-cell>
          <table:table-cell table:number-columns-repeated="101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Betckestr. 13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594867">
            <text:p>594867</text:p>
          </table:table-cell>
          <table:table-cell table:style-name="ce13" table:formula="of:=SUM([.E73]*1.11570661381581)" office:value-type="float" office:value="663697.046240769">
            <text:p>663697</text:p>
          </table:table-cell>
          <table:table-cell table:style-name="ce13" office:value-type="float" office:value="129212">
            <text:p>129212</text:p>
          </table:table-cell>
          <table:table-cell table:number-columns-repeated="101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Blenheimstr. 65,6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2688">
            <text:p>112688</text:p>
          </table:table-cell>
          <table:table-cell table:style-name="ce13" table:formula="of:=SUM([.E74]*1.11570661381581)" office:value-type="float" office:value="125726.746897676">
            <text:p>125727</text:p>
          </table:table-cell>
          <table:table-cell table:style-name="ce13" office:value-type="float" office:value="17151">
            <text:p>17151</text:p>
          </table:table-cell>
          <table:table-cell table:number-columns-repeated="1017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6" office:value-type="string">
            <text:p>Borussiastr. 16,1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393300.571906569">
            <text:p>393301</text:p>
          </table:table-cell>
          <table:table-cell table:style-name="ce13" table:formula="of:=SUM([.E75]*1.11570661381581)" office:value-type="float" office:value="438808.0492937">
            <text:p>438808</text:p>
          </table:table-cell>
          <table:table-cell table:style-name="ce13" office:value-type="float" office:value="72357.13022">
            <text:p>72357</text:p>
          </table:table-cell>
          <table:table-cell table:number-columns-repeated="1017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5" office:value-type="string">
            <text:p>Charlottenburger Str. 10,1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752682">
            <text:p>752682</text:p>
          </table:table-cell>
          <table:table-cell table:style-name="ce13" table:formula="of:=SUM([.E76]*1.11570661381581)" office:value-type="float" office:value="839772.285500112">
            <text:p>839772</text:p>
          </table:table-cell>
          <table:table-cell table:style-name="ce13" office:value-type="float" office:value="168640">
            <text:p>168640</text:p>
          </table:table-cell>
          <table:table-cell table:number-columns-repeated="1017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5" office:value-type="string">
            <text:p>Danziger Str., Kniprodestr.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n/a</text:p>
          </table:table-cell>
          <table:table-cell table:style-name="ce13" office:value-type="float" office:value="0">
            <text:p>0</text:p>
          </table:table-cell>
          <table:table-cell table:style-name="ce13" table:formula="of:=SUM([.E77]*1.11570661381581)" office:value-type="float" office:value="0">
            <text:p>0</text:p>
          </table:table-cell>
          <table:table-cell table:style-name="ce13" office:value-type="float" office:value="20000">
            <text:p>20000</text:p>
          </table:table-cell>
          <table:table-cell table:number-columns-repeated="1017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Dönhoffstr. 30,31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95533">
            <text:p>295533</text:p>
          </table:table-cell>
          <table:table-cell table:style-name="ce13" table:formula="of:=SUM([.E78]*1.11570661381581)" office:value-type="float" office:value="329728.122700828">
            <text:p>329728</text:p>
          </table:table-cell>
          <table:table-cell table:style-name="ce13" office:value-type="float" office:value="45934">
            <text:p>45934</text:p>
          </table:table-cell>
          <table:table-cell table:number-columns-repeated="101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Dorfstr. 4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34623">
            <text:p>134623</text:p>
          </table:table-cell>
          <table:table-cell table:style-name="ce13" table:formula="of:=SUM([.E79]*1.11570661381581)" office:value-type="float" office:value="150199.771471726">
            <text:p>150200</text:p>
          </table:table-cell>
          <table:table-cell table:style-name="ce13" office:value-type="float" office:value="18917">
            <text:p>18917</text:p>
          </table:table-cell>
          <table:table-cell table:number-columns-repeated="101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Edelweißstr. 35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7022.1004116993">
            <text:p>47022</text:p>
          </table:table-cell>
          <table:table-cell table:style-name="ce13" table:formula="of:=SUM([.E80]*1.11570661381581)" office:value-type="float" office:value="52462.868424844">
            <text:p>52463</text:p>
          </table:table-cell>
          <table:table-cell table:style-name="ce13" office:value-type="float" office:value="24900.5155857">
            <text:p>24901</text:p>
          </table:table-cell>
          <table:table-cell table:number-columns-repeated="1017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5" office:value-type="string">
            <text:p>Edinburger Str. 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405354.805399758">
            <text:p>405355</text:p>
          </table:table-cell>
          <table:table-cell table:style-name="ce13" table:formula="of:=SUM([.E81]*1.11570661381581)" office:value-type="float" office:value="452257.03732653">
            <text:p>452257</text:p>
          </table:table-cell>
          <table:table-cell table:style-name="ce13" office:value-type="float" office:value="59159">
            <text:p>59159</text:p>
          </table:table-cell>
          <table:table-cell table:number-columns-repeated="1017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5" office:value-type="string">
            <text:p>Ferdinand-Schultze-Str. 128,130,13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58094">
            <text:p>158094</text:p>
          </table:table-cell>
          <table:table-cell table:style-name="ce13" table:formula="of:=SUM([.E82]*1.11570661381581)" office:value-type="float" office:value="176386.521404597">
            <text:p>176387</text:p>
          </table:table-cell>
          <table:table-cell table:style-name="ce13" office:value-type="float" office:value="65394.31014">
            <text:p>65394</text:p>
          </table:table-cell>
          <table:table-cell table:number-columns-repeated="1017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5" office:value-type="string">
            <text:p>Feurigstr. 5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653877.734196857">
            <text:p>653878</text:p>
          </table:table-cell>
          <table:table-cell table:style-name="ce13" table:formula="of:=SUM([.E83]*1.11570661381581)" office:value-type="float" office:value="729535.712670329">
            <text:p>729536</text:p>
          </table:table-cell>
          <table:table-cell table:style-name="ce13" office:value-type="float" office:value="91676">
            <text:p>91676</text:p>
          </table:table-cell>
          <table:table-cell table:number-columns-repeated="1017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5" office:value-type="string">
            <text:p>Frankenbergstr. 23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05959.334300742">
            <text:p>105959</text:p>
          </table:table-cell>
          <table:table-cell table:style-name="ce13" table:formula="of:=SUM([.E84]*1.11570661381581)" office:value-type="float" office:value="118219.530074858">
            <text:p>118220</text:p>
          </table:table-cell>
          <table:table-cell table:style-name="ce13" office:value-type="float" office:value="10037">
            <text:p>10037</text:p>
          </table:table-cell>
          <table:table-cell table:number-columns-repeated="1017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5" office:value-type="string">
            <text:p>Friederikestr. 1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97125">
            <text:p>97125</text:p>
          </table:table-cell>
          <table:table-cell table:style-name="ce13" table:formula="of:=SUM([.E85]*1.11570661381581)" office:value-type="float" office:value="108363.004866861">
            <text:p>108363</text:p>
          </table:table-cell>
          <table:table-cell table:style-name="ce13" office:value-type="float" office:value="18041">
            <text:p>18041</text:p>
          </table:table-cell>
          <table:table-cell table:number-columns-repeated="1017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5" office:value-type="string">
            <text:p>Fürstenwalder Allee 356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n/a</text:p>
          </table:table-cell>
          <table:table-cell table:style-name="ce12" office:value-type="float" office:value="0">
            <text:p>0</text:p>
          </table:table-cell>
          <table:table-cell table:style-name="ce13" table:formula="of:=SUM([.E86]*1.11570661381581)" office:value-type="float" office:value="0">
            <text:p>0</text:p>
          </table:table-cell>
          <table:table-cell table:style-name="ce13" office:value-type="float" office:value="402624">
            <text:p>402624</text:p>
          </table:table-cell>
          <table:table-cell table:number-columns-repeated="1017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5" office:value-type="string">
            <text:p>Gasteiner Str. 19-2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72591">
            <text:p>372591</text:p>
          </table:table-cell>
          <table:table-cell table:style-name="ce13" table:formula="of:=SUM([.E87]*1.11570661381581)" office:value-type="float" office:value="415702.242948247">
            <text:p>415702</text:p>
          </table:table-cell>
          <table:table-cell table:style-name="ce13" office:value-type="float" office:value="75188">
            <text:p>75188</text:p>
          </table:table-cell>
          <table:table-cell table:number-columns-repeated="1017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5" office:value-type="string">
            <text:p>Gatower Str. 333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Pellet</text:p>
          </table:table-cell>
          <table:table-cell table:style-name="ce11" office:value-type="float" office:value="123044.814059079">
            <text:p>123045</text:p>
          </table:table-cell>
          <table:table-cell table:style-name="ce13" table:formula="of:=SUM([.E88]*1.11570661381581)" office:value-type="float" office:value="137281.912841451">
            <text:p>137282</text:p>
          </table:table-cell>
          <table:table-cell table:style-name="ce13" office:value-type="float" office:value="20624">
            <text:p>20624</text:p>
          </table:table-cell>
          <table:table-cell table:number-columns-repeated="1017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5" office:value-type="string">
            <text:p>Godbersenstr. 31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n/a</text:p>
          </table:table-cell>
          <table:table-cell table:style-name="ce12" office:value-type="float" office:value="0">
            <text:p>0</text:p>
          </table:table-cell>
          <table:table-cell table:style-name="ce13" table:formula="of:=SUM([.E89]*1.11570661381581)" office:value-type="float" office:value="0">
            <text:p>0</text:p>
          </table:table-cell>
          <table:table-cell table:style-name="ce13" office:value-type="float" office:value="57850">
            <text:p>57850</text:p>
          </table:table-cell>
          <table:table-cell table:number-columns-repeated="1017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5" office:value-type="string">
            <text:p>Goethestr. 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386578">
            <text:p>386578</text:p>
          </table:table-cell>
          <table:table-cell table:style-name="ce13" table:formula="of:=SUM([.E90]*1.11570661381581)" office:value-type="float" office:value="431307.631355688">
            <text:p>431308</text:p>
          </table:table-cell>
          <table:table-cell table:style-name="ce13" office:value-type="float" office:value="59948">
            <text:p>59948</text:p>
          </table:table-cell>
          <table:table-cell table:number-columns-repeated="1017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5" office:value-type="string">
            <text:p>Gravensteinstr. 9, 4-1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917480">
            <text:p>917480</text:p>
          </table:table-cell>
          <table:table-cell table:style-name="ce13" table:formula="of:=SUM([.E91]*1.11570661381581)" office:value-type="float" office:value="1023638.50404373">
            <text:p>1023639</text:p>
          </table:table-cell>
          <table:table-cell table:style-name="ce13" office:value-type="float" office:value="155361.6044682">
            <text:p>155362</text:p>
          </table:table-cell>
          <table:table-cell table:number-columns-repeated="1017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5" office:value-type="string">
            <text:p>Groß-Berliner Damm 1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88391">
            <text:p>488391</text:p>
          </table:table-cell>
          <table:table-cell table:style-name="ce13" table:formula="of:=SUM([.E92]*1.11570661381581)" office:value-type="float" office:value="544901.068828117">
            <text:p>544901</text:p>
          </table:table-cell>
          <table:table-cell table:style-name="ce13" office:value-type="float" office:value="216994">
            <text:p>216994</text:p>
          </table:table-cell>
          <table:table-cell table:number-columns-repeated="1017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5" office:value-type="string">
            <text:p>Grunowstr. 1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n/a</text:p>
          </table:table-cell>
          <table:table-cell table:style-name="ce13" office:value-type="float" office:value="0">
            <text:p>0</text:p>
          </table:table-cell>
          <table:table-cell table:style-name="ce13" table:formula="of:=SUM([.E93]*1.1157066138158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5" office:value-type="string">
            <text:p>Hackbuschstr. 65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80383.982637954">
            <text:p>180384</text:p>
          </table:table-cell>
          <table:table-cell table:style-name="ce13" table:formula="of:=SUM([.E94]*1.11570661381581)" office:value-type="float" office:value="201255.602455601">
            <text:p>201256</text:p>
          </table:table-cell>
          <table:table-cell table:style-name="ce13" office:value-type="float" office:value="37914.75628">
            <text:p>37915</text:p>
          </table:table-cell>
          <table:table-cell table:number-columns-repeated="1017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5" office:value-type="string">
            <text:p>Hauptstr. 14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35581.960641394">
            <text:p>235582</text:p>
          </table:table-cell>
          <table:table-cell table:style-name="ce13" table:formula="of:=SUM([.E95]*1.11570661381581)" office:value-type="float" office:value="262840.351583299">
            <text:p>262840</text:p>
          </table:table-cell>
          <table:table-cell table:style-name="ce13" office:value-type="float" office:value="40655">
            <text:p>40655</text:p>
          </table:table-cell>
          <table:table-cell table:number-columns-repeated="1017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5" office:value-type="string">
            <text:p>Hausvaterweg 16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29856.685475337">
            <text:p>229857</text:p>
          </table:table-cell>
          <table:table-cell table:style-name="ce13" table:formula="of:=SUM([.E96]*1.11570661381581)" office:value-type="float" office:value="256452.624214614">
            <text:p>256453</text:p>
          </table:table-cell>
          <table:table-cell table:style-name="ce13" office:value-type="float" office:value="46410.630656">
            <text:p>46411</text:p>
          </table:table-cell>
          <table:table-cell table:number-columns-repeated="1017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5" office:value-type="string">
            <text:p>Heinsestr. 24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346725.374943241">
            <text:p>346725</text:p>
          </table:table-cell>
          <table:table-cell table:style-name="ce13" table:formula="of:=SUM([.E97]*1.11570661381581)" office:value-type="float" office:value="386843.794001941">
            <text:p>386844</text:p>
          </table:table-cell>
          <table:table-cell table:style-name="ce13" office:value-type="float" office:value="51195">
            <text:p>51195</text:p>
          </table:table-cell>
          <table:table-cell table:number-columns-repeated="1017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5" office:value-type="string">
            <text:p>Hellersdorfer Str. 143-14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22048">
            <text:p>122048</text:p>
          </table:table-cell>
          <table:table-cell table:style-name="ce13" table:formula="of:=SUM([.E98]*1.11570661381581)" office:value-type="float" office:value="136169.760802992">
            <text:p>136170</text:p>
          </table:table-cell>
          <table:table-cell table:style-name="ce13" office:value-type="float" office:value="41511">
            <text:p>41511</text:p>
          </table:table-cell>
          <table:table-cell table:number-columns-repeated="1017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5" office:value-type="string">
            <text:p>Im Domstift 2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79802.517052381">
            <text:p>179803</text:p>
          </table:table-cell>
          <table:table-cell table:style-name="ce13" table:formula="of:=SUM([.E99]*1.11570661381581)" office:value-type="float" office:value="200606.857456071">
            <text:p>200607</text:p>
          </table:table-cell>
          <table:table-cell table:style-name="ce13" office:value-type="float" office:value="47050">
            <text:p>47050</text:p>
          </table:table-cell>
          <table:table-cell table:number-columns-repeated="1017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5" office:value-type="string">
            <text:p>Imkerweg/ Insel Werderchen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n/a</text:p>
          </table:table-cell>
          <table:table-cell table:style-name="ce11" office:value-type="float" office:value="522556">
            <text:p>522556</text:p>
          </table:table-cell>
          <table:table-cell table:style-name="ce13" table:formula="of:=SUM([.E100]*1.11570661381581)" office:value-type="float" office:value="583019.185289134">
            <text:p>583019</text:p>
          </table:table-cell>
          <table:table-cell table:style-name="ce13" office:value-type="float" office:value="2799052">
            <text:p>2799052</text:p>
          </table:table-cell>
          <table:table-cell table:number-columns-repeated="1017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5" office:value-type="string">
            <text:p>Jagowstr. 31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776667">
            <text:p>776667</text:p>
          </table:table-cell>
          <table:table-cell table:style-name="ce13" table:formula="of:=SUM([.E101]*1.11570661381581)" office:value-type="float" office:value="866532.508632484">
            <text:p>866533</text:p>
          </table:table-cell>
          <table:table-cell table:style-name="ce13" office:value-type="float" office:value="92440">
            <text:p>92440</text:p>
          </table:table-cell>
          <table:table-cell table:number-columns-repeated="101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5" office:value-type="string">
            <text:p>Johannisthaler Chaussee 22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39743">
            <text:p>439743</text:p>
          </table:table-cell>
          <table:table-cell table:style-name="ce13" table:formula="of:=SUM([.E102]*1.11570661381581)" office:value-type="float" office:value="490624.173479206">
            <text:p>490624</text:p>
          </table:table-cell>
          <table:table-cell table:style-name="ce13" office:value-type="float" office:value="103803.5182388">
            <text:p>103804</text:p>
          </table:table-cell>
          <table:table-cell table:number-columns-repeated="101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5" office:value-type="string">
            <text:p>Josef-Orlopp-Str. 6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362664">
            <text:p>1362664</text:p>
          </table:table-cell>
          <table:table-cell table:style-name="ce13" table:formula="of:=SUM([.E103]*1.11570661381581)" office:value-type="float" office:value="1520333.23720871">
            <text:p>1520333</text:p>
          </table:table-cell>
          <table:table-cell table:style-name="ce13" office:value-type="float" office:value="134460">
            <text:p>134460</text:p>
          </table:table-cell>
          <table:table-cell table:number-columns-repeated="101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5" office:value-type="string">
            <text:p>Katzengraben 1,1a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035507.98617411">
            <text:p>1035508</text:p>
          </table:table-cell>
          <table:table-cell table:style-name="ce13" table:formula="of:=SUM([.E104]*1.11570661381581)" office:value-type="float" office:value="1155323.10883354">
            <text:p>1155323</text:p>
          </table:table-cell>
          <table:table-cell table:style-name="ce13" office:value-type="float" office:value="266044">
            <text:p>266044</text:p>
          </table:table-cell>
          <table:table-cell table:number-columns-repeated="101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5" office:value-type="string">
            <text:p>Kirchhofstr. 2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847717">
            <text:p>847717</text:p>
          </table:table-cell>
          <table:table-cell table:style-name="ce13" table:formula="of:=SUM([.E105]*1.11570661381581)" office:value-type="float" office:value="945803.463544097">
            <text:p>945803</text:p>
          </table:table-cell>
          <table:table-cell table:style-name="ce13" office:value-type="float" office:value="142519">
            <text:p>142519</text:p>
          </table:table-cell>
          <table:table-cell table:number-columns-repeated="101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5" office:value-type="string">
            <text:p>Kladower Damm 36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632186.507152054">
            <text:p>632187</text:p>
          </table:table-cell>
          <table:table-cell table:style-name="ce13" table:formula="of:=SUM([.E106]*1.11570661381581)" office:value-type="float" office:value="705334.667194662">
            <text:p>705335</text:p>
          </table:table-cell>
          <table:table-cell table:style-name="ce13" office:value-type="float" office:value="53500">
            <text:p>53500</text:p>
          </table:table-cell>
          <table:table-cell table:number-columns-repeated="101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5" office:value-type="string">
            <text:p>Krampenburger Weg 1,3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07432.642372295">
            <text:p>107433</text:p>
          </table:table-cell>
          <table:table-cell table:style-name="ce13" table:formula="of:=SUM([.E107]*1.11570661381581)" office:value-type="float" office:value="119863.309634478">
            <text:p>119863</text:p>
          </table:table-cell>
          <table:table-cell table:style-name="ce13" office:value-type="float" office:value="40042">
            <text:p>40042</text:p>
          </table:table-cell>
          <table:table-cell table:number-columns-repeated="101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Kronprinzessinnenweg 2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619695.825833888">
            <text:p>619696</text:p>
          </table:table-cell>
          <table:table-cell table:style-name="ce13" table:formula="of:=SUM([.E108]*1.11570661381581)" office:value-type="float" office:value="691398.731436919">
            <text:p>691399</text:p>
          </table:table-cell>
          <table:table-cell table:style-name="ce13" office:value-type="float" office:value="76458">
            <text:p>76458</text:p>
          </table:table-cell>
          <table:table-cell table:number-columns-repeated="101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Kummerower Ring 8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39097.27370012">
            <text:p>239097</text:p>
          </table:table-cell>
          <table:table-cell table:style-name="ce13" table:formula="of:=SUM([.E109]*1.11570661381581)" office:value-type="float" office:value="266762.409612553">
            <text:p>266762</text:p>
          </table:table-cell>
          <table:table-cell table:style-name="ce13" office:value-type="float" office:value="79773.755">
            <text:p>79774</text:p>
          </table:table-cell>
          <table:table-cell table:number-columns-repeated="101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5" office:value-type="string">
            <text:p>Linienstr. 128-12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61207">
            <text:p>161207</text:p>
          </table:table-cell>
          <table:table-cell table:style-name="ce13" table:formula="of:=SUM([.E110]*1.11570661381581)" office:value-type="float" office:value="179859.716093405">
            <text:p>179860</text:p>
          </table:table-cell>
          <table:table-cell table:style-name="ce13" office:value-type="float" office:value="28438">
            <text:p>28438</text:p>
          </table:table-cell>
          <table:table-cell table:number-columns-repeated="101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5" office:value-type="string">
            <text:p>Mädewalder Weg 21,23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34053">
            <text:p>134053</text:p>
          </table:table-cell>
          <table:table-cell table:style-name="ce13" table:formula="of:=SUM([.E111]*1.11570661381581)" office:value-type="float" office:value="149563.818701851">
            <text:p>149564</text:p>
          </table:table-cell>
          <table:table-cell table:style-name="ce13" office:value-type="float" office:value="13793">
            <text:p>13793</text:p>
          </table:table-cell>
          <table:table-cell table:number-columns-repeated="101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5" office:value-type="string">
            <text:p>Märkische Allee 181, 18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15155.37191564">
            <text:p>1115155</text:p>
          </table:table-cell>
          <table:table-cell table:style-name="ce13" table:formula="of:=SUM([.E112]*1.11570661381581)" office:value-type="float" office:value="1244186.22387851">
            <text:p>1244186</text:p>
          </table:table-cell>
          <table:table-cell table:style-name="ce13" office:value-type="float" office:value="286595.0513">
            <text:p>286595</text:p>
          </table:table-cell>
          <table:table-cell table:number-columns-repeated="101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Müggelseedamm 17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37628">
            <text:p>237628</text:p>
          </table:table-cell>
          <table:table-cell table:style-name="ce13" table:formula="of:=SUM([.E113]*1.11570661381581)" office:value-type="float" office:value="265123.131227823">
            <text:p>265123</text:p>
          </table:table-cell>
          <table:table-cell table:style-name="ce13" office:value-type="float" office:value="40774">
            <text:p>40774</text:p>
          </table:table-cell>
          <table:table-cell table:number-columns-repeated="101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5" office:value-type="string">
            <text:p>Mühlenweg 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97418">
            <text:p>97418</text:p>
          </table:table-cell>
          <table:table-cell table:style-name="ce13" table:formula="of:=SUM([.E114]*1.11570661381581)" office:value-type="float" office:value="108689.906904709">
            <text:p>108690</text:p>
          </table:table-cell>
          <table:table-cell table:style-name="ce13" office:value-type="float" office:value="27421">
            <text:p>27421</text:p>
          </table:table-cell>
          <table:table-cell table:number-columns-repeated="101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5" office:value-type="string">
            <text:p>Nikolaus-Groß-Weg 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3163352">
            <text:p>3163352</text:p>
          </table:table-cell>
          <table:table-cell table:style-name="ce13" table:formula="of:=SUM([.E115]*1.11570661381581)" office:value-type="float" office:value="3529372.74822747">
            <text:p>3529373</text:p>
          </table:table-cell>
          <table:table-cell table:style-name="ce13" office:value-type="float" office:value="2582742.3067">
            <text:p>2582742</text:p>
          </table:table-cell>
          <table:table-cell table:number-columns-repeated="101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5" office:value-type="string">
            <text:p>Nöldnerstr. 36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3154">
            <text:p>33154</text:p>
          </table:table-cell>
          <table:table-cell table:style-name="ce13" table:formula="of:=SUM([.E116]*1.11570661381581)" office:value-type="float" office:value="36990.1370744494">
            <text:p>36990</text:p>
          </table:table-cell>
          <table:table-cell table:style-name="ce13" office:value-type="float" office:value="7645">
            <text:p>7645</text:p>
          </table:table-cell>
          <table:table-cell table:number-columns-repeated="101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5" office:value-type="string">
            <text:p>Oderberger Str. 24,25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383233">
            <text:p>383233</text:p>
          </table:table-cell>
          <table:table-cell table:style-name="ce13" table:formula="of:=SUM([.E117]*1.11570661381581)" office:value-type="float" office:value="427575.592732474">
            <text:p>427576</text:p>
          </table:table-cell>
          <table:table-cell table:style-name="ce13" office:value-type="float" office:value="62417">
            <text:p>62417</text:p>
          </table:table-cell>
          <table:table-cell table:number-columns-repeated="101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5" office:value-type="string">
            <text:p>Pablo-Picasso-Str. ggü. 4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987046.3228">
            <text:p>987046</text:p>
          </table:table-cell>
          <table:table-cell table:style-name="ce13" table:formula="of:=SUM([.E118]*1.11570661381581)" office:value-type="float" office:value="1101254.11049054">
            <text:p>1101254</text:p>
          </table:table-cell>
          <table:table-cell table:style-name="ce13" office:value-type="float" office:value="173553">
            <text:p>173553</text:p>
          </table:table-cell>
          <table:table-cell table:number-columns-repeated="101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5" office:value-type="string">
            <text:p>Parkstr. 38-3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991103.179582423">
            <text:p>991103</text:p>
          </table:table-cell>
          <table:table-cell table:style-name="ce13" table:formula="of:=SUM([.E119]*1.11570661381581)" office:value-type="float" office:value="1105780.37243399">
            <text:p>1105780</text:p>
          </table:table-cell>
          <table:table-cell table:style-name="ce13" office:value-type="float" office:value="215476">
            <text:p>215476</text:p>
          </table:table-cell>
          <table:table-cell table:number-columns-repeated="101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5" office:value-type="string">
            <text:p>Pasewalker Str. 12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8789.649640139">
            <text:p>138790</text:p>
          </table:table-cell>
          <table:table-cell table:style-name="ce13" table:formula="of:=SUM([.E120]*1.11570661381581)" office:value-type="float" office:value="154848.530032683">
            <text:p>154849</text:p>
          </table:table-cell>
          <table:table-cell table:style-name="ce13" office:value-type="float" office:value="131949">
            <text:p>131949</text:p>
          </table:table-cell>
          <table:table-cell table:number-columns-repeated="101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5" office:value-type="string">
            <text:p>Paulsternstr. 34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02429">
            <text:p>102429</text:p>
          </table:table-cell>
          <table:table-cell table:style-name="ce13" table:formula="of:=SUM([.E121]*1.11570661381581)" office:value-type="float" office:value="114280.71274654">
            <text:p>114281</text:p>
          </table:table-cell>
          <table:table-cell table:style-name="ce13" office:value-type="float" office:value="31300">
            <text:p>31300</text:p>
          </table:table-cell>
          <table:table-cell table:number-columns-repeated="101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5" office:value-type="string">
            <text:p>Pölnitzweg 3,5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46478">
            <text:p>146478</text:p>
          </table:table-cell>
          <table:table-cell table:style-name="ce13" table:formula="of:=SUM([.E122]*1.11570661381581)" office:value-type="float" office:value="163426.473378512">
            <text:p>163426</text:p>
          </table:table-cell>
          <table:table-cell table:style-name="ce13" office:value-type="float" office:value="21730">
            <text:p>21730</text:p>
          </table:table-cell>
          <table:table-cell table:number-columns-repeated="101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5" office:value-type="string">
            <text:p>Rankestr. 10-1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91288.915842824">
            <text:p>691289</text:p>
          </table:table-cell>
          <table:table-cell table:style-name="ce13" table:formula="of:=SUM([.E123]*1.11570661381581)" office:value-type="float" office:value="771275.615463399">
            <text:p>771276</text:p>
          </table:table-cell>
          <table:table-cell table:style-name="ce13" office:value-type="float" office:value="57606">
            <text:p>57606</text:p>
          </table:table-cell>
          <table:table-cell table:number-columns-repeated="101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5" office:value-type="string">
            <text:p>Rathausstr. 70,7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78349">
            <text:p>478349</text:p>
          </table:table-cell>
          <table:table-cell table:style-name="ce13" table:formula="of:=SUM([.E124]*1.11570661381581)" office:value-type="float" office:value="533697.143012179">
            <text:p>533697</text:p>
          </table:table-cell>
          <table:table-cell table:style-name="ce13" office:value-type="float" office:value="61031">
            <text:p>61031</text:p>
          </table:table-cell>
          <table:table-cell table:number-columns-repeated="101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5" office:value-type="string">
            <text:p>Reinickendorfer Str. 15a-15c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65782">
            <text:p>465782</text:p>
          </table:table-cell>
          <table:table-cell table:style-name="ce13" table:formula="of:=SUM([.E125]*1.11570661381581)" office:value-type="float" office:value="519676.057996356">
            <text:p>519676</text:p>
          </table:table-cell>
          <table:table-cell table:style-name="ce13" office:value-type="float" office:value="82320.066">
            <text:p>82320</text:p>
          </table:table-cell>
          <table:table-cell table:number-columns-repeated="101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5" office:value-type="string">
            <text:p>Remstaler Str. 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79113.092">
            <text:p>79113</text:p>
          </table:table-cell>
          <table:table-cell table:style-name="ce13" table:formula="of:=SUM([.E126]*1.11570661381581)" office:value-type="float" office:value="88266.9999838187">
            <text:p>88267</text:p>
          </table:table-cell>
          <table:table-cell table:style-name="ce13" office:value-type="float" office:value="25359">
            <text:p>25359</text:p>
          </table:table-cell>
          <table:table-cell table:number-columns-repeated="101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5" office:value-type="string">
            <text:p>Roedernallee 55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589375.758290913">
            <text:p>589376</text:p>
          </table:table-cell>
          <table:table-cell table:style-name="ce13" table:formula="of:=SUM([.E127]*1.11570661381581)" office:value-type="float" office:value="657570.43154788">
            <text:p>657570</text:p>
          </table:table-cell>
          <table:table-cell table:style-name="ce13" office:value-type="float" office:value="88832.3892428">
            <text:p>88832</text:p>
          </table:table-cell>
          <table:table-cell table:number-columns-repeated="1017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5" office:value-type="string">
            <text:p>Romain-Rolland-Str. 103,105,10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01443.448212739">
            <text:p>201443</text:p>
          </table:table-cell>
          <table:table-cell table:style-name="ce13" table:formula="of:=SUM([.E128]*1.11570661381581)" office:value-type="float" office:value="224751.787480815">
            <text:p>224752</text:p>
          </table:table-cell>
          <table:table-cell table:style-name="ce13" office:value-type="float" office:value="16367">
            <text:p>16367</text:p>
          </table:table-cell>
          <table:table-cell table:number-columns-repeated="1017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5" office:value-type="string">
            <text:p>Schieritzstr. 24,26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43039">
            <text:p>143039</text:p>
          </table:table-cell>
          <table:table-cell table:style-name="ce13" table:formula="of:=SUM([.E129]*1.11570661381581)" office:value-type="float" office:value="159589.5583336">
            <text:p>159590</text:p>
          </table:table-cell>
          <table:table-cell table:style-name="ce13" office:value-type="float" office:value="27230">
            <text:p>27230</text:p>
          </table:table-cell>
          <table:table-cell table:number-columns-repeated="1017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5" office:value-type="string">
            <text:p>Schlierseestr. 1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88431.85006">
            <text:p>88432</text:p>
          </table:table-cell>
          <table:table-cell table:style-name="ce13" table:formula="of:=SUM([.E130]*1.11570661381581)" office:value-type="float" office:value="98663.99998391">
            <text:p>98664</text:p>
          </table:table-cell>
          <table:table-cell table:style-name="ce13" office:value-type="float" office:value="14471">
            <text:p>14471</text:p>
          </table:table-cell>
          <table:table-cell table:number-columns-repeated="1017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5" office:value-type="string">
            <text:p>Schmöckwitzer Damm <text:s/>6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43004.8804032636">
            <text:p>43005</text:p>
          </table:table-cell>
          <table:table-cell table:style-name="ce13" table:formula="of:=SUM([.E131]*1.11570661381581)" office:value-type="float" office:value="47980.8294922791">
            <text:p>47981</text:p>
          </table:table-cell>
          <table:table-cell table:style-name="ce13" office:value-type="float" office:value="25240">
            <text:p>25240</text:p>
          </table:table-cell>
          <table:table-cell table:number-columns-repeated="1017"/>
        </table:table-row>
        <table:table-row table:style-name="ro2">
          <table:table-cell table:style-name="ce2" office:value-type="float" office:value="131">
            <text:p>131</text:p>
          </table:table-cell>
          <table:table-cell table:style-name="ce5" office:value-type="string">
            <text:p>Selchowstr. 4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142386.38526721">
            <text:p>142386</text:p>
          </table:table-cell>
          <table:table-cell table:style-name="ce13" table:formula="of:=SUM([.E132]*1.11570661381581)" office:value-type="float" office:value="158861.431759952">
            <text:p>158861</text:p>
          </table:table-cell>
          <table:table-cell table:style-name="ce13" office:value-type="float" office:value="20914.858188">
            <text:p>20915</text:p>
          </table:table-cell>
          <table:table-cell table:number-columns-repeated="1017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5" office:value-type="string">
            <text:p>Semmelweisstr. 83-8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Heizöl</text:p>
          </table:table-cell>
          <table:table-cell table:style-name="ce11" office:value-type="float" office:value="138791.513572619">
            <text:p>138792</text:p>
          </table:table-cell>
          <table:table-cell table:style-name="ce13" table:formula="of:=SUM([.E133]*1.11570661381581)" office:value-type="float" office:value="154850.609634478">
            <text:p>154851</text:p>
          </table:table-cell>
          <table:table-cell table:style-name="ce13" office:value-type="float" office:value="31433">
            <text:p>31433</text:p>
          </table:table-cell>
          <table:table-cell table:number-columns-repeated="1017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5" office:value-type="string">
            <text:p>Senheimer Str. 69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n/a</text:p>
          </table:table-cell>
          <table:table-cell table:style-name="ce12" office:value-type="float" office:value="0">
            <text:p>0</text:p>
          </table:table-cell>
          <table:table-cell table:style-name="ce13" table:formula="of:=SUM([.E134]*1.11570661381581)" office:value-type="float" office:value="0">
            <text:p>0</text:p>
          </table:table-cell>
          <table:table-cell table:style-name="ce13" office:value-type="float" office:value="821541">
            <text:p>821541</text:p>
          </table:table-cell>
          <table:table-cell table:number-columns-repeated="1017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5" office:value-type="string">
            <text:p>Siemensstr. 2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56000">
            <text:p>156000</text:p>
          </table:table-cell>
          <table:table-cell table:style-name="ce13" table:formula="of:=SUM([.E135]*1.11570661381581)" office:value-type="float" office:value="174050.231755266">
            <text:p>174050</text:p>
          </table:table-cell>
          <table:table-cell table:style-name="ce13" office:value-type="float" office:value="9316">
            <text:p>9316</text:p>
          </table:table-cell>
          <table:table-cell table:number-columns-repeated="101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5" office:value-type="string">
            <text:p>Stiftsweg 1a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75061.411678122">
            <text:p>175061</text:p>
          </table:table-cell>
          <table:table-cell table:style-name="ce13" table:formula="of:=SUM([.E136]*1.11570661381581)" office:value-type="float" office:value="195317.174833213">
            <text:p>195317</text:p>
          </table:table-cell>
          <table:table-cell table:style-name="ce13" office:value-type="float" office:value="31857">
            <text:p>31857</text:p>
          </table:table-cell>
          <table:table-cell table:number-columns-repeated="1017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5" office:value-type="string">
            <text:p>Suarezstr. 9-1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63299">
            <text:p>763299</text:p>
          </table:table-cell>
          <table:table-cell table:style-name="ce13" table:formula="of:=SUM([.E137]*1.11570661381581)" office:value-type="float" office:value="851617.742618994">
            <text:p>851618</text:p>
          </table:table-cell>
          <table:table-cell table:style-name="ce13" office:value-type="float" office:value="151944">
            <text:p>151944</text:p>
          </table:table-cell>
          <table:table-cell table:number-columns-repeated="1017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5" office:value-type="string">
            <text:p>Südendstr. 18a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203654.436073915">
            <text:p>203654</text:p>
          </table:table-cell>
          <table:table-cell table:style-name="ce13" table:formula="of:=SUM([.E138]*1.11570661381581)" office:value-type="float" office:value="227218.601260596">
            <text:p>227219</text:p>
          </table:table-cell>
          <table:table-cell table:style-name="ce13" office:value-type="float" office:value="52288">
            <text:p>52288</text:p>
          </table:table-cell>
          <table:table-cell table:number-columns-repeated="1017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Triftstr. 8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530292.685221132">
            <text:p>530293</text:p>
          </table:table-cell>
          <table:table-cell table:style-name="ce13" table:formula="of:=SUM([.E139]*1.11570661381581)" office:value-type="float" office:value="591651.056159362">
            <text:p>591651</text:p>
          </table:table-cell>
          <table:table-cell table:style-name="ce13" office:value-type="float" office:value="80421">
            <text:p>80421</text:p>
          </table:table-cell>
          <table:table-cell table:number-columns-repeated="1017"/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5" office:value-type="string">
            <text:p>Voltairestr. 2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16370">
            <text:p>716370</text:p>
          </table:table-cell>
          <table:table-cell table:style-name="ce13" table:formula="of:=SUM([.E140]*1.11570661381581)" office:value-type="float" office:value="799258.746939232">
            <text:p>799259</text:p>
          </table:table-cell>
          <table:table-cell table:style-name="ce13" office:value-type="float" office:value="279154">
            <text:p>279154</text:p>
          </table:table-cell>
          <table:table-cell table:number-columns-repeated="1017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5" office:value-type="string">
            <text:p>Waltersdorfer Str. 107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97223">
            <text:p>97223</text:p>
          </table:table-cell>
          <table:table-cell table:style-name="ce13" table:formula="of:=SUM([.E141]*1.11570661381581)" office:value-type="float" office:value="108472.344115015">
            <text:p>108472</text:p>
          </table:table-cell>
          <table:table-cell table:style-name="ce13" office:value-type="float" office:value="9683">
            <text:p>9683</text:p>
          </table:table-cell>
          <table:table-cell table:number-columns-repeated="1017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5" office:value-type="string">
            <text:p>Wendenschloßstr. 348 / Werft Bootshaus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n/a</text:p>
          </table:table-cell>
          <table:table-cell table:style-name="ce11" office:value-type="float" office:value="329225.219276677">
            <text:p>329225</text:p>
          </table:table-cell>
          <table:table-cell table:style-name="ce13" table:formula="of:=SUM([.E142]*1.11570661381581)" office:value-type="float" office:value="367318.754581948">
            <text:p>367319</text:p>
          </table:table-cell>
          <table:table-cell table:style-name="ce13" office:value-type="float" office:value="61311.92657">
            <text:p>61312</text:p>
          </table:table-cell>
          <table:table-cell table:number-columns-repeated="1017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5" office:value-type="string">
            <text:p>Wiener Str. 64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526173.202213401">
            <text:p>526173</text:p>
          </table:table-cell>
          <table:table-cell table:style-name="ce13" table:formula="of:=SUM([.E143]*1.11570661381581)" office:value-type="float" office:value="587054.921722135">
            <text:p>587055</text:p>
          </table:table-cell>
          <table:table-cell table:style-name="ce13" office:value-type="float" office:value="135799.5631">
            <text:p>135800</text:p>
          </table:table-cell>
          <table:table-cell table:number-columns-repeated="1017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5" office:value-type="string">
            <text:p>Wilhelm-von-Siemens-Str. 15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658857.476366408">
            <text:p>658857</text:p>
          </table:table-cell>
          <table:table-cell table:style-name="ce13" table:formula="of:=SUM([.E144]*1.11570661381581)" office:value-type="float" office:value="735091.643943995">
            <text:p>735092</text:p>
          </table:table-cell>
          <table:table-cell table:style-name="ce13" office:value-type="float" office:value="117684">
            <text:p>117684</text:p>
          </table:table-cell>
          <table:table-cell table:number-columns-repeated="1017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5" office:value-type="string">
            <text:p>Wilmsstr. 19,20</text:p>
          </table:table-cell>
          <table:table-cell table:style-name="ce7" office:value-type="string">
            <text:p>Feuerwehr </text:p>
          </table:table-cell>
          <table:table-cell table:style-name="ce8" office:value-type="string">
            <text:p>Gas</text:p>
          </table:table-cell>
          <table:table-cell table:style-name="ce11" office:value-type="float" office:value="458617.8782">
            <text:p>458618</text:p>
          </table:table-cell>
          <table:table-cell table:style-name="ce13" table:formula="of:=SUM([.E145]*1.11570661381581)" office:value-type="float" office:value="511682.999921914">
            <text:p>511683</text:p>
          </table:table-cell>
          <table:table-cell table:style-name="ce13" office:value-type="float" office:value="75692.194604">
            <text:p>75692</text:p>
          </table:table-cell>
          <table:table-cell table:number-columns-repeated="1017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5" office:value-type="string">
            <text:p>Albert-Kuntz-Str. 61,63,65,67,69,71,73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511491.38685">
            <text:p>1511491</text:p>
          </table:table-cell>
          <table:table-cell table:style-name="ce13" table:formula="of:=SUM([.E146]*1.11570661381581)" office:value-type="float" office:value="1686380.93703418">
            <text:p>1686381</text:p>
          </table:table-cell>
          <table:table-cell table:style-name="ce13" office:value-type="float" office:value="405037">
            <text:p>405037</text:p>
          </table:table-cell>
          <table:table-cell table:number-columns-repeated="1017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5" office:value-type="string">
            <text:p>Alt-Moabit 82 B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n/a</text:p>
          </table:table-cell>
          <table:table-cell table:style-name="ce12" office:value-type="float" office:value="0">
            <text:p>0</text:p>
          </table:table-cell>
          <table:table-cell table:style-name="ce13" table:formula="of:=SUM([.E147]*1.11570661381581)" office:value-type="float" office:value="0">
            <text:p>0</text:p>
          </table:table-cell>
          <table:table-cell table:style-name="ce13" office:value-type="float" office:value="244526">
            <text:p>244526</text:p>
          </table:table-cell>
          <table:table-cell table:number-columns-repeated="1017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5" office:value-type="string">
            <text:p>Am Beelitzhof 12,14,14A-C,16,16A-C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n/a</text:p>
          </table:table-cell>
          <table:table-cell table:style-name="ce10" office:value-type="float" office:value="345712">
            <text:p>345712</text:p>
          </table:table-cell>
          <table:table-cell table:style-name="ce13" table:formula="of:=SUM([.E148]*1.11570661381581)" office:value-type="float" office:value="385713.164875491">
            <text:p>385713</text:p>
          </table:table-cell>
          <table:table-cell table:style-name="ce13" office:value-type="float" office:value="13426">
            <text:p>13426</text:p>
          </table:table-cell>
          <table:table-cell table:number-columns-repeated="1017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5" office:value-type="string">
            <text:p>Brebacher Weg 15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214907.7761">
            <text:p>1214908</text:p>
          </table:table-cell>
          <table:table-cell table:style-name="ce13" table:formula="of:=SUM([.E149]*1.11570661381581)" office:value-type="float" office:value="1355480.64097103">
            <text:p>1355481</text:p>
          </table:table-cell>
          <table:table-cell table:style-name="ce13" office:value-type="float" office:value="228395">
            <text:p>228395</text:p>
          </table:table-cell>
          <table:table-cell table:number-columns-repeated="1017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5" office:value-type="string">
            <text:p>Carola-Neher-Str. 65 / Maxie-Wander-Str. 78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791410.75304">
            <text:p>1791411</text:p>
          </table:table-cell>
          <table:table-cell table:style-name="ce13" table:formula="of:=SUM([.E150]*1.11570661381581)" office:value-type="float" office:value="1998688.82522749">
            <text:p>1998689</text:p>
          </table:table-cell>
          <table:table-cell table:style-name="ce13" office:value-type="float" office:value="165925">
            <text:p>165925</text:p>
          </table:table-cell>
          <table:table-cell table:number-columns-repeated="1017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5" office:value-type="string">
            <text:p>Eschenallee 3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Gas</text:p>
          </table:table-cell>
          <table:table-cell table:style-name="ce10" office:value-type="float" office:value="2177569.14114">
            <text:p>2177569</text:p>
          </table:table-cell>
          <table:table-cell table:style-name="ce13" table:formula="of:=SUM([.E151]*1.11570661381581)" office:value-type="float" office:value="2429528.29281111">
            <text:p>2429528</text:p>
          </table:table-cell>
          <table:table-cell table:style-name="ce13" office:value-type="float" office:value="684513">
            <text:p>684513</text:p>
          </table:table-cell>
          <table:table-cell table:number-columns-repeated="1017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5" office:value-type="string">
            <text:p>Kiefholzstr. 71, 71 A-C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Gas</text:p>
          </table:table-cell>
          <table:table-cell table:style-name="ce10" office:value-type="float" office:value="663692.36631">
            <text:p>663692</text:p>
          </table:table-cell>
          <table:table-cell table:style-name="ce13" table:formula="of:=SUM([.E152]*1.11570661381581)" office:value-type="float" office:value="740485.962631132">
            <text:p>740486</text:p>
          </table:table-cell>
          <table:table-cell table:style-name="ce13" office:value-type="float" office:value="197664">
            <text:p>197664</text:p>
          </table:table-cell>
          <table:table-cell table:number-columns-repeated="1017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5" office:value-type="string">
            <text:p>Kirchhainer Damm 74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Gas</text:p>
          </table:table-cell>
          <table:table-cell table:style-name="ce10" office:value-type="float" office:value="1439454.45499">
            <text:p>1439454</text:p>
          </table:table-cell>
          <table:table-cell table:style-name="ce13" table:formula="of:=SUM([.E153]*1.11570661381581)" office:value-type="float" office:value="1606008.85571898">
            <text:p>1606009</text:p>
          </table:table-cell>
          <table:table-cell table:style-name="ce13" office:value-type="float" office:value="122064">
            <text:p>122064</text:p>
          </table:table-cell>
          <table:table-cell table:number-columns-repeated="1017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5" office:value-type="string">
            <text:p>Kladower Damm 333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Gas</text:p>
          </table:table-cell>
          <table:table-cell table:style-name="ce10" office:value-type="float" office:value="378622.88276">
            <text:p>378623</text:p>
          </table:table-cell>
          <table:table-cell table:style-name="ce13" table:formula="of:=SUM([.E154]*1.11570661381581)" office:value-type="float" office:value="422432.05443734">
            <text:p>422432</text:p>
          </table:table-cell>
          <table:table-cell table:style-name="ce13" office:value-type="float" office:value="21606">
            <text:p>21606</text:p>
          </table:table-cell>
          <table:table-cell table:number-columns-repeated="1017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5" office:value-type="string">
            <text:p>Leonorenstr. 33 B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569110">
            <text:p>1569110</text:p>
          </table:table-cell>
          <table:table-cell table:style-name="ce13" table:formula="of:=SUM([.E155]*1.11570661381581)" office:value-type="float" office:value="1750666.40480453">
            <text:p>1750666</text:p>
          </table:table-cell>
          <table:table-cell table:style-name="ce13" office:value-type="float" office:value="487984">
            <text:p>487984</text:p>
          </table:table-cell>
          <table:table-cell table:number-columns-repeated="1017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5" office:value-type="string">
            <text:p>Marienfelder Allee 66-80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n/a</text:p>
          </table:table-cell>
          <table:table-cell table:style-name="ce12" office:value-type="float" office:value="0">
            <text:p>0</text:p>
          </table:table-cell>
          <table:table-cell table:style-name="ce13" table:formula="of:=SUM([.E156]*1.11570661381581)" office:value-type="float" office:value="0">
            <text:p>0</text:p>
          </table:table-cell>
          <table:table-cell table:style-name="ce13" office:value-type="float" office:value="966631">
            <text:p>966631</text:p>
          </table:table-cell>
          <table:table-cell table:number-columns-repeated="1017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5" office:value-type="string">
            <text:p>Niedstr. 1,2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Gas</text:p>
          </table:table-cell>
          <table:table-cell table:style-name="ce11" office:value-type="float" office:value="2058895">
            <text:p>2058895</text:p>
          </table:table-cell>
          <table:table-cell table:style-name="ce13" table:formula="of:=SUM([.E157]*1.11570661381581)" office:value-type="float" office:value="2297122.7686523">
            <text:p>2297123</text:p>
          </table:table-cell>
          <table:table-cell table:style-name="ce13" office:value-type="float" office:value="403933">
            <text:p>403933</text:p>
          </table:table-cell>
          <table:table-cell table:number-columns-repeated="1017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5" office:value-type="string">
            <text:p>Paul-Schwenk-Str. 3,5,7,9,11,13,15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037806.66496">
            <text:p>1037807</text:p>
          </table:table-cell>
          <table:table-cell table:style-name="ce13" table:formula="of:=SUM([.E158]*1.11570661381581)" office:value-type="float" office:value="1157887.759958">
            <text:p>1157888</text:p>
          </table:table-cell>
          <table:table-cell table:style-name="ce13" office:value-type="float" office:value="490262">
            <text:p>490262</text:p>
          </table:table-cell>
          <table:table-cell table:number-columns-repeated="1017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5" office:value-type="string">
            <text:p>Rudolf-Leonhard-Str. 13, 13 A-F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093143.64954">
            <text:p>1093144</text:p>
          </table:table-cell>
          <table:table-cell table:style-name="ce13" table:formula="of:=SUM([.E159]*1.11570661381581)" office:value-type="float" office:value="1219627.59964253">
            <text:p>1219628</text:p>
          </table:table-cell>
          <table:table-cell table:style-name="ce13" office:value-type="float" office:value="1184594">
            <text:p>1184594</text:p>
          </table:table-cell>
          <table:table-cell table:number-columns-repeated="1017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5" office:value-type="string">
            <text:p>Salvador-Allende-Str. 89, 91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n/a</text:p>
          </table:table-cell>
          <table:table-cell table:style-name="ce12" office:value-type="float" office:value="0">
            <text:p>0</text:p>
          </table:table-cell>
          <table:table-cell table:style-name="ce13" table:formula="of:=SUM([.E160]*1.11570661381581)" office:value-type="float" office:value="0">
            <text:p>0</text:p>
          </table:table-cell>
          <table:table-cell table:style-name="ce13" office:value-type="float" office:value="42150">
            <text:p>42150</text:p>
          </table:table-cell>
          <table:table-cell table:number-columns-repeated="1017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Staakener Str. 79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Gas</text:p>
          </table:table-cell>
          <table:table-cell table:style-name="ce12" office:value-type="float" office:value="0">
            <text:p>0</text:p>
          </table:table-cell>
          <table:table-cell table:style-name="ce13" table:formula="of:=SUM([.E161]*1.11570661381581)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Storkower Str. 133A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n/a</text:p>
          </table:table-cell>
          <table:table-cell table:style-name="ce10" office:value-type="float" office:value="384528">
            <text:p>384528</text:p>
          </table:table-cell>
          <table:table-cell table:style-name="ce13" table:formula="of:=SUM([.E162]*1.11570661381581)" office:value-type="float" office:value="429020.432797366">
            <text:p>429020</text:p>
          </table:table-cell>
          <table:table-cell table:style-name="ce13" office:value-type="float" office:value="10037">
            <text:p>10037</text:p>
          </table:table-cell>
          <table:table-cell table:number-columns-repeated="101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5" office:value-type="string">
            <text:p>Storkower Str. 139 C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2" office:value-type="float" office:value="0">
            <text:p>0</text:p>
          </table:table-cell>
          <table:table-cell table:style-name="ce13" table:formula="of:=SUM([.E163]*1.11570661381581)" office:value-type="float" office:value="0">
            <text:p>0</text:p>
          </table:table-cell>
          <table:table-cell table:style-name="ce13" office:value-type="float" office:value="18041">
            <text:p>18041</text:p>
          </table:table-cell>
          <table:table-cell table:number-columns-repeated="101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5" office:value-type="string">
            <text:p>Wartenberger Str. 120, 120 A-F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182080.24077">
            <text:p>1182080</text:p>
          </table:table-cell>
          <table:table-cell table:style-name="ce13" table:formula="of:=SUM([.E164]*1.11570661381581)" office:value-type="float" office:value="1318854.74268807">
            <text:p>1318855</text:p>
          </table:table-cell>
          <table:table-cell table:style-name="ce13" office:value-type="float" office:value="452843">
            <text:p>452843</text:p>
          </table:table-cell>
          <table:table-cell table:number-columns-repeated="1017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5" office:value-type="string">
            <text:p>Wassersportallee 56,58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Gas</text:p>
          </table:table-cell>
          <table:table-cell table:style-name="ce11" office:value-type="float" office:value="216291.86795852">
            <text:p>216292</text:p>
          </table:table-cell>
          <table:table-cell table:style-name="ce13" table:formula="of:=SUM([.E165]*1.11570661381581)" office:value-type="float" office:value="241318.267595896">
            <text:p>241318</text:p>
          </table:table-cell>
          <table:table-cell table:style-name="ce13" office:value-type="float" office:value="98214">
            <text:p>98214</text:p>
          </table:table-cell>
          <table:table-cell table:number-columns-repeated="101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5" office:value-type="string">
            <text:p>Wittenberger Str. 16, 16 A-C, 18, 18 A-B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431472.66565">
            <text:p>1431473</text:p>
          </table:table-cell>
          <table:table-cell table:style-name="ce13" table:formula="of:=SUM([.E166]*1.11570661381581)" office:value-type="float" office:value="1597103.52056225">
            <text:p>1597104</text:p>
          </table:table-cell>
          <table:table-cell table:style-name="ce13" office:value-type="float" office:value="33249">
            <text:p>33249</text:p>
          </table:table-cell>
          <table:table-cell table:number-columns-repeated="1017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5" office:value-type="string">
            <text:p>Wolfgang-Heinz-Str. 45 A-G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205840">
            <text:p>1205840</text:p>
          </table:table-cell>
          <table:table-cell table:style-name="ce13" table:formula="of:=SUM([.E167]*1.11570661381581)" office:value-type="float" office:value="1345363.66320366">
            <text:p>1345364</text:p>
          </table:table-cell>
          <table:table-cell table:style-name="ce13" office:value-type="float" office:value="1080189">
            <text:p>1080189</text:p>
          </table:table-cell>
          <table:table-cell table:number-columns-repeated="101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5" office:value-type="string">
            <text:p>Zum Heckeshorn 30</text:p>
          </table:table-cell>
          <table:table-cell table:style-name="ce7" office:value-type="string">
            <text:p>Flüchtlingsunterbringung </text:p>
          </table:table-cell>
          <table:table-cell table:style-name="ce8" office:value-type="string">
            <text:p>Gas</text:p>
          </table:table-cell>
          <table:table-cell table:style-name="ce12" office:value-type="float" office:value="0">
            <text:p>0</text:p>
          </table:table-cell>
          <table:table-cell table:style-name="ce13" table:formula="of:=SUM([.E168]*1.11570661381581)" office:value-type="float" office:value="0">
            <text:p>0</text:p>
          </table:table-cell>
          <table:table-cell table:style-name="ce13" office:value-type="float" office:value="18637">
            <text:p>18637</text:p>
          </table:table-cell>
          <table:table-cell table:number-columns-repeated="1017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5" office:value-type="string">
            <text:p>Alt-Moabit 5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21317">
            <text:p>521317</text:p>
          </table:table-cell>
          <table:table-cell table:style-name="ce13" table:formula="of:=SUM([.E169]*1.11570661381581)" office:value-type="float" office:value="581636.824794617">
            <text:p>581637</text:p>
          </table:table-cell>
          <table:table-cell table:style-name="ce13" office:value-type="float" office:value="101385">
            <text:p>101385</text:p>
          </table:table-cell>
          <table:table-cell table:number-columns-repeated="1017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6" office:value-type="string">
            <text:p>Altstädter Ring 7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77078">
            <text:p>377078</text:p>
          </table:table-cell>
          <table:table-cell table:style-name="ce13" table:formula="of:=SUM([.E170]*1.11570661381581)" office:value-type="float" office:value="420708.418524438">
            <text:p>420708</text:p>
          </table:table-cell>
          <table:table-cell table:style-name="ce13" office:value-type="float" office:value="155328">
            <text:p>155328</text:p>
          </table:table-cell>
          <table:table-cell table:number-columns-repeated="101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5" office:value-type="string">
            <text:p>Amtsgerichtsplatz 1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672841">
            <text:p>1672841</text:p>
          </table:table-cell>
          <table:table-cell table:style-name="ce13" table:formula="of:=SUM([.E171]*1.11570661381581)" office:value-type="float" office:value="1866399.76756225">
            <text:p>1866400</text:p>
          </table:table-cell>
          <table:table-cell table:style-name="ce13" office:value-type="float" office:value="244525">
            <text:p>244525</text:p>
          </table:table-cell>
          <table:table-cell table:number-columns-repeated="1017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5" office:value-type="string">
            <text:p>Brunnenplatz 1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203043">
            <text:p>1203043</text:p>
          </table:table-cell>
          <table:table-cell table:style-name="ce13" table:formula="of:=SUM([.E172]*1.11570661381581)" office:value-type="float" office:value="1342243.03180481">
            <text:p>1342243</text:p>
          </table:table-cell>
          <table:table-cell table:style-name="ce13" office:value-type="float" office:value="412586">
            <text:p>412586</text:p>
          </table:table-cell>
          <table:table-cell table:number-columns-repeated="1017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5" office:value-type="string">
            <text:p>Elßholzstr. 30-33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Gas</text:p>
          </table:table-cell>
          <table:table-cell table:style-name="ce11" office:value-type="float" office:value="3343553.43234353">
            <text:p>3343553</text:p>
          </table:table-cell>
          <table:table-cell table:style-name="ce13" table:formula="of:=SUM([.E173]*1.11570661381581)" office:value-type="float" office:value="3730424.67811223">
            <text:p>3730425</text:p>
          </table:table-cell>
          <table:table-cell table:style-name="ce13" office:value-type="float" office:value="630833">
            <text:p>630833</text:p>
          </table:table-cell>
          <table:table-cell table:number-columns-repeated="1017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5" office:value-type="string">
            <text:p>Grunewaldstr. 66-67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Gas</text:p>
          </table:table-cell>
          <table:table-cell table:style-name="ce11" office:value-type="float" office:value="1122045">
            <text:p>1122045</text:p>
          </table:table-cell>
          <table:table-cell table:style-name="ce13" table:formula="of:=SUM([.E174]*1.11570661381581)" office:value-type="float" office:value="1251873.02749896">
            <text:p>1251873</text:p>
          </table:table-cell>
          <table:table-cell table:style-name="ce13" office:value-type="float" office:value="191079">
            <text:p>191079</text:p>
          </table:table-cell>
          <table:table-cell table:number-columns-repeated="1017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5" office:value-type="string">
            <text:p>Hardenbergstr. 31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77253">
            <text:p>1177253</text:p>
          </table:table-cell>
          <table:table-cell table:style-name="ce13" table:formula="of:=SUM([.E175]*1.11570661381581)" office:value-type="float" office:value="1313468.9582345">
            <text:p>1313469</text:p>
          </table:table-cell>
          <table:table-cell table:style-name="ce13" office:value-type="float" office:value="173850">
            <text:p>173850</text:p>
          </table:table-cell>
          <table:table-cell table:number-columns-repeated="1017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5" office:value-type="string">
            <text:p>Invalidenstr. 52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65394">
            <text:p>965394</text:p>
          </table:table-cell>
          <table:table-cell table:style-name="ce13" table:formula="of:=SUM([.E176]*1.11570661381581)" office:value-type="float" office:value="1077096.4707381">
            <text:p>1077096</text:p>
          </table:table-cell>
          <table:table-cell table:style-name="ce13" office:value-type="float" office:value="272433">
            <text:p>272433</text:p>
          </table:table-cell>
          <table:table-cell table:number-columns-repeated="1017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5" office:value-type="string">
            <text:p>Karl-Marx-Str. 77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27598.985205995">
            <text:p>727599</text:p>
          </table:table-cell>
          <table:table-cell table:style-name="ce13" table:formula="of:=SUM([.E177]*1.11570661381581)" office:value-type="float" office:value="811787">
            <text:p>811787</text:p>
          </table:table-cell>
          <table:table-cell table:style-name="ce13" office:value-type="float" office:value="128271">
            <text:p>128271</text:p>
          </table:table-cell>
          <table:table-cell table:number-columns-repeated="1017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5" office:value-type="string">
            <text:p>Kissingenstr. 5,6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86255">
            <text:p>586255</text:p>
          </table:table-cell>
          <table:table-cell table:style-name="ce13" table:formula="of:=SUM([.E178]*1.11570661381581)" office:value-type="float" office:value="654088.580882588">
            <text:p>654089</text:p>
          </table:table-cell>
          <table:table-cell table:style-name="ce13" office:value-type="float" office:value="178390">
            <text:p>178390</text:p>
          </table:table-cell>
          <table:table-cell table:number-columns-repeated="1017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5" office:value-type="string">
            <text:p>Lehrter Str. 60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09202.1324">
            <text:p>309202</text:p>
          </table:table-cell>
          <table:table-cell table:style-name="ce13" table:formula="of:=SUM([.E179]*1.11570661381581)" office:value-type="float" office:value="344978.864124632">
            <text:p>344979</text:p>
          </table:table-cell>
          <table:table-cell table:style-name="ce13" office:value-type="float" office:value="103861">
            <text:p>103861</text:p>
          </table:table-cell>
          <table:table-cell table:number-columns-repeated="1017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5" office:value-type="string">
            <text:p>Littenstr. 12-17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746230">
            <text:p>3746230</text:p>
          </table:table-cell>
          <table:table-cell table:style-name="ce13" table:formula="of:=SUM([.E180]*1.11570661381581)" office:value-type="float" office:value="4179693.5878752">
            <text:p>4179694</text:p>
          </table:table-cell>
          <table:table-cell table:style-name="ce13" office:value-type="float" office:value="770139">
            <text:p>770139</text:p>
          </table:table-cell>
          <table:table-cell table:number-columns-repeated="101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5" office:value-type="string">
            <text:p>Mandrellaplatz 6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Gas</text:p>
          </table:table-cell>
          <table:table-cell table:style-name="ce11" office:value-type="float" office:value="519734">
            <text:p>519734</text:p>
          </table:table-cell>
          <table:table-cell table:style-name="ce13" table:formula="of:=SUM([.E181]*1.11570661381581)" office:value-type="float" office:value="579870.661224946">
            <text:p>579871</text:p>
          </table:table-cell>
          <table:table-cell table:style-name="ce13" office:value-type="float" office:value="105816">
            <text:p>105816</text:p>
          </table:table-cell>
          <table:table-cell table:number-columns-repeated="1017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5" office:value-type="string">
            <text:p>Möckernstr. 128-130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Gas</text:p>
          </table:table-cell>
          <table:table-cell table:style-name="ce11" office:value-type="float" office:value="1899760.69050201">
            <text:p>1899761</text:p>
          </table:table-cell>
          <table:table-cell table:style-name="ce13" table:formula="of:=SUM([.E182]*1.11570661381581)" office:value-type="float" office:value="2119575.56706038">
            <text:p>2119576</text:p>
          </table:table-cell>
          <table:table-cell table:style-name="ce13" office:value-type="float" office:value="614694">
            <text:p>614694</text:p>
          </table:table-cell>
          <table:table-cell table:number-columns-repeated="1017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5" office:value-type="string">
            <text:p>Parkstr. 71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Gas</text:p>
          </table:table-cell>
          <table:table-cell table:style-name="ce11" office:value-type="float" office:value="598616.152">
            <text:p>598616</text:p>
          </table:table-cell>
          <table:table-cell table:style-name="ce13" table:formula="of:=SUM([.E183]*1.11570661381581)" office:value-type="float" office:value="667879.99992337">
            <text:p>667880</text:p>
          </table:table-cell>
          <table:table-cell table:style-name="ce13" office:value-type="float" office:value="61600">
            <text:p>61600</text:p>
          </table:table-cell>
          <table:table-cell table:number-columns-repeated="1017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5" office:value-type="string">
            <text:p>Ringstr. 9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Gas</text:p>
          </table:table-cell>
          <table:table-cell table:style-name="ce11" office:value-type="float" office:value="687388">
            <text:p>687388</text:p>
          </table:table-cell>
          <table:table-cell table:style-name="ce13" table:formula="of:=SUM([.E184]*1.11570661381581)" office:value-type="float" office:value="766923.337857622">
            <text:p>766923</text:p>
          </table:table-cell>
          <table:table-cell table:style-name="ce13" office:value-type="float" office:value="84841">
            <text:p>84841</text:p>
          </table:table-cell>
          <table:table-cell table:number-columns-repeated="1017"/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5" office:value-type="string">
            <text:p>Roedeliusplatz 1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59906">
            <text:p>459906</text:p>
          </table:table-cell>
          <table:table-cell table:style-name="ce13" table:formula="of:=SUM([.E185]*1.11570661381581)" office:value-type="float" office:value="513120.165933574">
            <text:p>513120</text:p>
          </table:table-cell>
          <table:table-cell table:style-name="ce13" office:value-type="float" office:value="284435">
            <text:p>284435</text:p>
          </table:table-cell>
          <table:table-cell table:number-columns-repeated="1017"/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5" office:value-type="string">
            <text:p>Schönstedtstr. 17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76334.8873">
            <text:p>176335</text:p>
          </table:table-cell>
          <table:table-cell table:style-name="ce13" table:formula="of:=SUM([.E186]*1.11570661381581)" office:value-type="float" office:value="196738.000007075">
            <text:p>196738</text:p>
          </table:table-cell>
          <table:table-cell table:style-name="ce13" office:value-type="float" office:value="13000">
            <text:p>13000</text:p>
          </table:table-cell>
          <table:table-cell table:number-columns-repeated="1017"/>
        </table:table-row>
        <table:table-row table:style-name="ro2">
          <table:table-cell table:style-name="ce2" office:value-type="float" office:value="186">
            <text:p>186</text:p>
          </table:table-cell>
          <table:table-cell table:style-name="ce5" office:value-type="string">
            <text:p>Schönstedtstr. 5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00856.89871686">
            <text:p>900857</text:p>
          </table:table-cell>
          <table:table-cell table:style-name="ce13" table:formula="of:=SUM([.E187]*1.11570661381581)" office:value-type="float" office:value="1005092">
            <text:p>1005092</text:p>
          </table:table-cell>
          <table:table-cell table:style-name="ce13" office:value-type="float" office:value="365256">
            <text:p>365256</text:p>
          </table:table-cell>
          <table:table-cell table:number-columns-repeated="1017"/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5" office:value-type="string">
            <text:p>Tegeler Weg 17-20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005907">
            <text:p>2005907</text:p>
          </table:table-cell>
          <table:table-cell table:style-name="ce13" table:formula="of:=SUM([.E188]*1.11570661381581)" office:value-type="float" office:value="2238003.70659943">
            <text:p>2238004</text:p>
          </table:table-cell>
          <table:table-cell table:style-name="ce13" office:value-type="float" office:value="418287">
            <text:p>418287</text:p>
          </table:table-cell>
          <table:table-cell table:number-columns-repeated="1017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5" office:value-type="string">
            <text:p>Turmstr. 91</text:p>
          </table:table-cell>
          <table:table-cell table:style-name="ce7" office:value-type="string">
            <text:p>Gerichte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624045">
            <text:p>7624045</text:p>
          </table:table-cell>
          <table:table-cell table:style-name="ce13" table:formula="of:=SUM([.E189]*1.11570661381581)" office:value-type="float" office:value="8506197.43052936">
            <text:p>8506197</text:p>
          </table:table-cell>
          <table:table-cell table:style-name="ce13" office:value-type="float" office:value="2864080.6437996">
            <text:p>2864081</text:p>
          </table:table-cell>
          <table:table-cell table:number-columns-repeated="1017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5" office:value-type="string">
            <text:p>Alfredstr. 11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467305">
            <text:p>1467305</text:p>
          </table:table-cell>
          <table:table-cell table:style-name="ce13" table:formula="of:=SUM([.E190]*1.11570661381581)" office:value-type="float" office:value="1637081.89298501">
            <text:p>1637082</text:p>
          </table:table-cell>
          <table:table-cell table:style-name="ce13" office:value-type="float" office:value="247624">
            <text:p>247624</text:p>
          </table:table-cell>
          <table:table-cell table:number-columns-repeated="1017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5" office:value-type="string">
            <text:p>Alt-Moabit 12a / JVA Moabit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551734">
            <text:p>7551734</text:p>
          </table:table-cell>
          <table:table-cell table:style-name="ce13" table:formula="of:=SUM([.E191]*1.11570661381581)" office:value-type="float" office:value="8425519.56957772">
            <text:p>8425520</text:p>
          </table:table-cell>
          <table:table-cell table:style-name="ce13" office:value-type="float" office:value="4543235">
            <text:p>4543235</text:p>
          </table:table-cell>
          <table:table-cell table:number-columns-repeated="1017"/>
        </table:table-row>
        <table:table-row table:style-name="ro2">
          <table:table-cell table:style-name="ce2" office:value-type="float" office:value="191">
            <text:p>191</text:p>
          </table:table-cell>
          <table:table-cell table:style-name="ce5" office:value-type="string">
            <text:p>Arkonastr. 56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86249.114913374">
            <text:p>786249</text:p>
          </table:table-cell>
          <table:table-cell table:style-name="ce13" table:formula="of:=SUM([.E192]*1.11570661381581)" office:value-type="float" office:value="877223.337615678">
            <text:p>877223</text:p>
          </table:table-cell>
          <table:table-cell table:style-name="ce13" office:value-type="float" office:value="150881">
            <text:p>150881</text:p>
          </table:table-cell>
          <table:table-cell table:number-columns-repeated="1017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5" office:value-type="string">
            <text:p>Ernst-Stargardt-Allee 1 / JVA Heidering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871878.72964743">
            <text:p>4871879</text:p>
          </table:table-cell>
          <table:table-cell table:style-name="ce13" table:formula="of:=SUM([.E193]*1.11570661381581)" office:value-type="float" office:value="5435587.3203762">
            <text:p>5435587</text:p>
          </table:table-cell>
          <table:table-cell table:style-name="ce13" office:value-type="float" office:value="2281291.03376">
            <text:p>2281291</text:p>
          </table:table-cell>
          <table:table-cell table:number-columns-repeated="1017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5" office:value-type="string">
            <text:p>Friedrich-Olbricht-Damm 16, JVA Plötzensee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25208289">
            <text:p>25208289</text:p>
          </table:table-cell>
          <table:table-cell table:style-name="ce13" table:formula="of:=SUM([.E194]*1.11570661381581)" office:value-type="float" office:value="28125054.7602803">
            <text:p>28125055</text:p>
          </table:table-cell>
          <table:table-cell table:style-name="ce13" office:value-type="float" office:value="2164842">
            <text:p>2164842</text:p>
          </table:table-cell>
          <table:table-cell table:number-columns-repeated="1017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5" office:value-type="string">
            <text:p>Friedrich-Olbricht-Damm 17, JVA Plötzensee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0" office:value-type="float" office:value="22827088">
            <text:p>22827088</text:p>
          </table:table-cell>
          <table:table-cell table:style-name="ce13" table:formula="of:=SUM([.E195]*1.11570661381581)" office:value-type="float" office:value="25468333.0557555">
            <text:p>25468333</text:p>
          </table:table-cell>
          <table:table-cell table:style-name="ce13" office:value-type="float" office:value="1344416.7452898">
            <text:p>1344417</text:p>
          </table:table-cell>
          <table:table-cell table:number-columns-repeated="1017"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5" office:value-type="string">
            <text:p>Friedrich-Olbricht-Damm 40, JSA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0">
            <text:p>0</text:p>
          </table:table-cell>
          <table:table-cell table:style-name="ce13" table:formula="of:=SUM([.E196]*1.11570661381581)" office:value-type="float" office:value="0">
            <text:p>0</text:p>
          </table:table-cell>
          <table:table-cell table:style-name="ce13" office:value-type="float" office:value="1933127.56229541">
            <text:p>1933128</text:p>
          </table:table-cell>
          <table:table-cell table:number-columns-repeated="1017"/>
        </table:table-row>
        <table:table-row table:style-name="ro2">
          <table:table-cell table:style-name="ce2" office:value-type="float" office:value="196">
            <text:p>196</text:p>
          </table:table-cell>
          <table:table-cell table:style-name="ce5" office:value-type="string">
            <text:p>Kiefheider Weg 72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564888">
            <text:p>564888</text:p>
          </table:table-cell>
          <table:table-cell table:style-name="ce13" table:formula="of:=SUM([.E197]*1.11570661381581)" office:value-type="float" office:value="630249.277665185">
            <text:p>630249</text:p>
          </table:table-cell>
          <table:table-cell table:style-name="ce13" office:value-type="float" office:value="114254">
            <text:p>114254</text:p>
          </table:table-cell>
          <table:table-cell table:number-columns-repeated="1017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5" office:value-type="string">
            <text:p>Kirchhainer Damm 64 - 66, JAA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1290169">
            <text:p>1290169</text:p>
          </table:table-cell>
          <table:table-cell table:style-name="ce13" table:formula="of:=SUM([.E198]*1.11570661381581)" office:value-type="float" office:value="1439450.08624013">
            <text:p>1439450</text:p>
          </table:table-cell>
          <table:table-cell table:style-name="ce13" office:value-type="float" office:value="218285.2079744">
            <text:p>218285</text:p>
          </table:table-cell>
          <table:table-cell table:number-columns-repeated="1017"/>
        </table:table-row>
        <table:table-row table:style-name="ro2">
          <table:table-cell table:style-name="ce2" office:value-type="float" office:value="198">
            <text:p>198</text:p>
          </table:table-cell>
          <table:table-cell table:style-name="ce5" office:value-type="string">
            <text:p>Kisselnallee 19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388620.923617006">
            <text:p>388621</text:p>
          </table:table-cell>
          <table:table-cell table:style-name="ce13" table:formula="of:=SUM([.E199]*1.11570661381581)" office:value-type="float" office:value="433586.934746703">
            <text:p>433587</text:p>
          </table:table-cell>
          <table:table-cell table:style-name="ce13" office:value-type="float" office:value="102410">
            <text:p>102410</text:p>
          </table:table-cell>
          <table:table-cell table:number-columns-repeated="1017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5" office:value-type="string">
            <text:p>Lehrter Str. 61, JVA Plötzensee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55821.8676">
            <text:p>655822</text:p>
          </table:table-cell>
          <table:table-cell table:style-name="ce13" table:formula="of:=SUM([.E200]*1.11570661381581)" office:value-type="float" office:value="731704.795166356">
            <text:p>731705</text:p>
          </table:table-cell>
          <table:table-cell table:style-name="ce13" office:value-type="float" office:value="220290">
            <text:p>220290</text:p>
          </table:table-cell>
          <table:table-cell table:number-columns-repeated="1017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5" office:value-type="string">
            <text:p>Lützowstr. 45, JAA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280546.340779823">
            <text:p>280546</text:p>
          </table:table-cell>
          <table:table-cell table:style-name="ce13" table:formula="of:=SUM([.E201]*1.11570661381581)" office:value-type="float" office:value="313007.407889873">
            <text:p>313007</text:p>
          </table:table-cell>
          <table:table-cell table:style-name="ce13" office:value-type="float" office:value="12265">
            <text:p>12265</text:p>
          </table:table-cell>
          <table:table-cell table:number-columns-repeated="1017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5" office:value-type="string">
            <text:p>Neuwedeller Str. 4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08000">
            <text:p>208000</text:p>
          </table:table-cell>
          <table:table-cell table:style-name="ce13" table:formula="of:=SUM([.E202]*1.11570661381581)" office:value-type="float" office:value="232066.975673688">
            <text:p>232067</text:p>
          </table:table-cell>
          <table:table-cell table:style-name="ce13" office:value-type="float" office:value="41200">
            <text:p>41200</text:p>
          </table:table-cell>
          <table:table-cell table:number-columns-repeated="1017"/>
        </table:table-row>
        <table:table-row table:style-name="ro2">
          <table:table-cell table:style-name="ce2" office:value-type="float" office:value="202">
            <text:p>202</text:p>
          </table:table-cell>
          <table:table-cell table:style-name="ce5" office:value-type="string">
            <text:p>Niederneuendorfer Allee 140-150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1418871">
            <text:p>1418871</text:p>
          </table:table-cell>
          <table:table-cell table:style-name="ce13" table:formula="of:=SUM([.E203]*1.11570661381581)" office:value-type="float" office:value="1583043.75885145">
            <text:p>1583044</text:p>
          </table:table-cell>
          <table:table-cell table:style-name="ce13" office:value-type="float" office:value="201731.177575">
            <text:p>201731</text:p>
          </table:table-cell>
          <table:table-cell table:number-columns-repeated="1017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5" office:value-type="string">
            <text:p>Ollenhauerstr. 128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259401.232373322">
            <text:p>259401</text:p>
          </table:table-cell>
          <table:table-cell table:style-name="ce13" table:formula="of:=SUM([.E204]*1.11570661381581)" office:value-type="float" office:value="289415.670590887">
            <text:p>289416</text:p>
          </table:table-cell>
          <table:table-cell table:style-name="ce13" office:value-type="float" office:value="102778.4704">
            <text:p>102778</text:p>
          </table:table-cell>
          <table:table-cell table:number-columns-repeated="1017"/>
        </table:table-row>
        <table:table-row table:style-name="ro2">
          <table:table-cell table:style-name="ce2" office:value-type="float" office:value="204">
            <text:p>204</text:p>
          </table:table-cell>
          <table:table-cell table:style-name="ce5" office:value-type="string">
            <text:p>Robert-von-Ostertag-Str. 2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1580829">
            <text:p>1580829</text:p>
          </table:table-cell>
          <table:table-cell table:style-name="ce13" table:formula="of:=SUM([.E205]*1.11570661381581)" office:value-type="float" office:value="1763741.37061183">
            <text:p>1763741</text:p>
          </table:table-cell>
          <table:table-cell table:style-name="ce13" office:value-type="float" office:value="365078">
            <text:p>365078</text:p>
          </table:table-cell>
          <table:table-cell table:number-columns-repeated="1017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5" office:value-type="string">
            <text:p>Saatwinkler Damm 1A, JVA Plötzensee (JVK)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0">
            <text:p>0</text:p>
          </table:table-cell>
          <table:table-cell table:style-name="ce13" table:formula="of:=SUM([.E206]*1.11570661381581)" office:value-type="float" office:value="0">
            <text:p>0</text:p>
          </table:table-cell>
          <table:table-cell table:style-name="ce13" office:value-type="float" office:value="454646">
            <text:p>454646</text:p>
          </table:table-cell>
          <table:table-cell table:number-columns-repeated="1017"/>
        </table:table-row>
        <table:table-row table:style-name="ro2">
          <table:table-cell table:style-name="ce2" office:value-type="float" office:value="206">
            <text:p>206</text:p>
          </table:table-cell>
          <table:table-cell table:style-name="ce5" office:value-type="string">
            <text:p>Seidelstr. 39 / JVA Tegel</text:p>
          </table:table-cell>
          <table:table-cell table:style-name="ce7" office:value-type="string">
            <text:p>JVA </text:p>
          </table:table-cell>
          <table:table-cell table:style-name="ce8" office:value-type="string">
            <text:p>Gas</text:p>
          </table:table-cell>
          <table:table-cell table:style-name="ce11" office:value-type="float" office:value="20225225.1929265">
            <text:p>20225225</text:p>
          </table:table-cell>
          <table:table-cell table:style-name="ce13" table:formula="of:=SUM([.E207]*1.11570661381581)" office:value-type="float" office:value="22565417.5136622">
            <text:p>22565418</text:p>
          </table:table-cell>
          <table:table-cell table:style-name="ce13" office:value-type="float" office:value="4429907.835022">
            <text:p>4429908</text:p>
          </table:table-cell>
          <table:table-cell table:number-columns-repeated="1017"/>
        </table:table-row>
        <table:table-row table:style-name="ro2">
          <table:table-cell table:style-name="ce2" office:value-type="float" office:value="207">
            <text:p>207</text:p>
          </table:table-cell>
          <table:table-cell table:style-name="ce5" office:value-type="string">
            <text:p>Albrechtstr. 20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11985.823846653">
            <text:p>411986</text:p>
          </table:table-cell>
          <table:table-cell table:style-name="ce13" table:formula="of:=SUM([.E208]*1.11570661381581)" office:value-type="float" office:value="459655.308464066">
            <text:p>459655</text:p>
          </table:table-cell>
          <table:table-cell table:style-name="ce13" office:value-type="float" office:value="352164">
            <text:p>352164</text:p>
          </table:table-cell>
          <table:table-cell table:number-columns-repeated="1017"/>
        </table:table-row>
        <table:table-row table:style-name="ro2">
          <table:table-cell table:style-name="ce2" office:value-type="float" office:value="208">
            <text:p>208</text:p>
          </table:table-cell>
          <table:table-cell table:style-name="ce5" office:value-type="string">
            <text:p>Alte Jakobstr. 128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515406">
            <text:p>1515406</text:p>
          </table:table-cell>
          <table:table-cell table:style-name="ce13" table:formula="of:=SUM([.E209]*1.11570661381581)" office:value-type="float" office:value="1690748.49681616">
            <text:p>1690748</text:p>
          </table:table-cell>
          <table:table-cell table:style-name="ce13" office:value-type="float" office:value="1655026">
            <text:p>1655026</text:p>
          </table:table-cell>
          <table:table-cell table:number-columns-repeated="1017"/>
        </table:table-row>
        <table:table-row table:style-name="ro2">
          <table:table-cell table:style-name="ce2" office:value-type="float" office:value="209">
            <text:p>209</text:p>
          </table:table-cell>
          <table:table-cell table:style-name="ce5" office:value-type="string">
            <text:p>Alt-Treptow 1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439297.249900468">
            <text:p>439297</text:p>
          </table:table-cell>
          <table:table-cell table:style-name="ce13" table:formula="of:=SUM([.E210]*1.11570661381581)" office:value-type="float" office:value="490126.847145048">
            <text:p>490127</text:p>
          </table:table-cell>
          <table:table-cell table:style-name="ce13" office:value-type="float" office:value="57700">
            <text:p>57700</text:p>
          </table:table-cell>
          <table:table-cell table:number-columns-repeated="1017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5" office:value-type="string">
            <text:p>Am Großen Wannsee 56,58 / Wannsee-Konferenz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238606.171009602">
            <text:p>238606</text:p>
          </table:table-cell>
          <table:table-cell table:style-name="ce13" table:formula="of:=SUM([.E211]*1.11570661381581)" office:value-type="float" office:value="266214.48309268">
            <text:p>266214</text:p>
          </table:table-cell>
          <table:table-cell table:style-name="ce13" office:value-type="float" office:value="90715">
            <text:p>90715</text:p>
          </table:table-cell>
          <table:table-cell table:number-columns-repeated="1017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5" office:value-type="string">
            <text:p>Am Köllnischen Park 4 / Marinehaus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3" office:value-type="float" office:value="0">
            <text:p>0</text:p>
          </table:table-cell>
          <table:table-cell table:style-name="ce13" table:formula="of:=SUM([.E212]*1.11570661381581)" office:value-type="float" office:value="0">
            <text:p>0</text:p>
          </table:table-cell>
          <table:table-cell table:style-name="ce13" office:value-type="float" office:value="91931">
            <text:p>91931</text:p>
          </table:table-cell>
          <table:table-cell table:number-columns-repeated="1017"/>
        </table:table-row>
        <table:table-row table:style-name="ro2">
          <table:table-cell table:style-name="ce2" office:value-type="float" office:value="212">
            <text:p>212</text:p>
          </table:table-cell>
          <table:table-cell table:style-name="ce5" office:value-type="string">
            <text:p>Am Köllnischen Park 5 / Märkisches Museum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99640">
            <text:p>699640</text:p>
          </table:table-cell>
          <table:table-cell table:style-name="ce13" table:formula="of:=SUM([.E213]*1.11570661381581)" office:value-type="float" office:value="780592.975290093">
            <text:p>780593</text:p>
          </table:table-cell>
          <table:table-cell table:style-name="ce13" office:value-type="float" office:value="106799">
            <text:p>106799</text:p>
          </table:table-cell>
          <table:table-cell table:number-columns-repeated="1017"/>
        </table:table-row>
        <table:table-row table:style-name="ro2">
          <table:table-cell table:style-name="ce2" office:value-type="float" office:value="213">
            <text:p>213</text:p>
          </table:table-cell>
          <table:table-cell table:style-name="ce5" office:value-type="string">
            <text:p>Am Sandwerder 5 / Literarisches Colloquium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299658.526587523">
            <text:p>299659</text:p>
          </table:table-cell>
          <table:table-cell table:style-name="ce13" table:formula="of:=SUM([.E214]*1.11570661381581)" office:value-type="float" office:value="334331">
            <text:p>334331</text:p>
          </table:table-cell>
          <table:table-cell table:style-name="ce13" office:value-type="float" office:value="69173">
            <text:p>69173</text:p>
          </table:table-cell>
          <table:table-cell table:number-columns-repeated="1017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5" office:value-type="string">
            <text:p>Bismarckstr. 110 / Schillertheater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773073">
            <text:p>1773073</text:p>
          </table:table-cell>
          <table:table-cell table:style-name="ce13" table:formula="of:=SUM([.E215]*1.11570661381581)" office:value-type="float" office:value="1978229.27287824">
            <text:p>1978229</text:p>
          </table:table-cell>
          <table:table-cell table:style-name="ce13" office:value-type="float" office:value="1275866">
            <text:p>1275866</text:p>
          </table:table-cell>
          <table:table-cell table:number-columns-repeated="1017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5" office:value-type="string">
            <text:p>Blücherplatz 1 / Amerika-Gedenkbibliothek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1217010.41722062">
            <text:p>1217010</text:p>
          </table:table-cell>
          <table:table-cell table:style-name="ce13" table:formula="of:=SUM([.E216]*1.11570661381581)" office:value-type="float" office:value="1357826.57157578">
            <text:p>1357827</text:p>
          </table:table-cell>
          <table:table-cell table:style-name="ce13" office:value-type="float" office:value="671100">
            <text:p>671100</text:p>
          </table:table-cell>
          <table:table-cell table:number-columns-repeated="1017"/>
        </table:table-row>
        <table:table-row table:style-name="ro2">
          <table:table-cell table:style-name="ce2" office:value-type="float" office:value="216">
            <text:p>216</text:p>
          </table:table-cell>
          <table:table-cell table:style-name="ce5" office:value-type="string">
            <text:p>Breite Str. 30-37, ZLB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835560">
            <text:p>2835560</text:p>
          </table:table-cell>
          <table:table-cell table:style-name="ce13" table:formula="of:=SUM([.E217]*1.11570661381581)" office:value-type="float" office:value="3163653.04587156">
            <text:p>3163653</text:p>
          </table:table-cell>
          <table:table-cell table:style-name="ce13" office:value-type="float" office:value="1530635">
            <text:p>1530635</text:p>
          </table:table-cell>
          <table:table-cell table:number-columns-repeated="1017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5" office:value-type="string">
            <text:p>Britzer Str. 5 / Topographie des Terrors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228268">
            <text:p>228268</text:p>
          </table:table-cell>
          <table:table-cell table:style-name="ce13" table:formula="of:=SUM([.E218]*1.11570661381581)" office:value-type="float" office:value="254680.117322507">
            <text:p>254680</text:p>
          </table:table-cell>
          <table:table-cell table:style-name="ce13" office:value-type="float" office:value="115927">
            <text:p>115927</text:p>
          </table:table-cell>
          <table:table-cell table:number-columns-repeated="1017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5" office:value-type="string">
            <text:p>Bussardsteig 9 / Brücke - Museum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454400.992115411">
            <text:p>454401</text:p>
          </table:table-cell>
          <table:table-cell table:style-name="ce13" table:formula="of:=SUM([.E219]*1.11570661381581)" office:value-type="float" office:value="506978.192227629">
            <text:p>506978</text:p>
          </table:table-cell>
          <table:table-cell table:style-name="ce13" office:value-type="float" office:value="156011">
            <text:p>156011</text:p>
          </table:table-cell>
          <table:table-cell table:number-columns-repeated="1017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5" office:value-type="string">
            <text:p>Chausseestr. 125 / Brecht-Haus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4235">
            <text:p>114235</text:p>
          </table:table-cell>
          <table:table-cell table:style-name="ce13" table:formula="of:=SUM([.E220]*1.11570661381581)" office:value-type="float" office:value="127452.745029249">
            <text:p>127453</text:p>
          </table:table-cell>
          <table:table-cell table:style-name="ce13" office:value-type="float" office:value="17651">
            <text:p>17651</text:p>
          </table:table-cell>
          <table:table-cell table:number-columns-repeated="1017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5" office:value-type="string">
            <text:p>Clauertstr. 11 / Museumsdorf Düppel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84717.6119864824">
            <text:p>84718</text:p>
          </table:table-cell>
          <table:table-cell table:style-name="ce13" table:formula="of:=SUM([.E221]*1.11570661381581)" office:value-type="float" office:value="94520">
            <text:p>94520</text:p>
          </table:table-cell>
          <table:table-cell table:style-name="ce13" office:value-type="float" office:value="217833">
            <text:p>217833</text:p>
          </table:table-cell>
          <table:table-cell table:number-columns-repeated="1017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5" office:value-type="string">
            <text:p>Colomierstr. 3 / Liebermann-Villa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105162.573223147">
            <text:p>105163</text:p>
          </table:table-cell>
          <table:table-cell table:style-name="ce13" table:formula="of:=SUM([.E222]*1.11570661381581)" office:value-type="float" office:value="117330.578470954">
            <text:p>117331</text:p>
          </table:table-cell>
          <table:table-cell table:style-name="ce13" office:value-type="float" office:value="66650">
            <text:p>66650</text:p>
          </table:table-cell>
          <table:table-cell table:number-columns-repeated="1017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5" office:value-type="string">
            <text:p>Fasanenstr. 23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9608">
            <text:p>99608</text:p>
          </table:table-cell>
          <table:table-cell table:style-name="ce13" table:formula="of:=SUM([.E223]*1.11570661381581)" office:value-type="float" office:value="111133.304388965">
            <text:p>111133</text:p>
          </table:table-cell>
          <table:table-cell table:style-name="ce13" office:value-type="float" office:value="33188">
            <text:p>33188</text:p>
          </table:table-cell>
          <table:table-cell table:number-columns-repeated="1017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5" office:value-type="string">
            <text:p>Friedrichstr. 107 / Friedrichstadtpalast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903498.51209007">
            <text:p>1903499</text:p>
          </table:table-cell>
          <table:table-cell table:style-name="ce13" table:formula="of:=SUM([.E224]*1.11570661381581)" office:value-type="float" office:value="2123745.87932745">
            <text:p>2123746</text:p>
          </table:table-cell>
          <table:table-cell table:style-name="ce13" office:value-type="float" office:value="2491365">
            <text:p>2491365</text:p>
          </table:table-cell>
          <table:table-cell table:number-columns-repeated="1017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5" office:value-type="string">
            <text:p>Gendarmenmarkt 1-2 / Deutscher Dom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01200.395672857">
            <text:p>501200</text:p>
          </table:table-cell>
          <table:table-cell table:style-name="ce13" table:formula="of:=SUM([.E225]*1.11570661381581)" office:value-type="float" office:value="559192.596299308">
            <text:p>559193</text:p>
          </table:table-cell>
          <table:table-cell table:style-name="ce13" office:value-type="float" office:value="333960.324478642">
            <text:p>333960</text:p>
          </table:table-cell>
          <table:table-cell table:number-columns-repeated="1017"/>
        </table:table-row>
        <table:table-row table:style-name="ro2">
          <table:table-cell table:style-name="ce2" office:value-type="float" office:value="225">
            <text:p>225</text:p>
          </table:table-cell>
          <table:table-cell table:style-name="ce5" office:value-type="string">
            <text:p>Gendarmenmarkt 3-4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619596.49012736">
            <text:p>2619596</text:p>
          </table:table-cell>
          <table:table-cell table:style-name="ce13" table:formula="of:=SUM([.E226]*1.11570661381581)" office:value-type="float" office:value="2922701.12956378">
            <text:p>2922701</text:p>
          </table:table-cell>
          <table:table-cell table:style-name="ce13" office:value-type="float" office:value="24632">
            <text:p>24632</text:p>
          </table:table-cell>
          <table:table-cell table:number-columns-repeated="1017"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5" office:value-type="string">
            <text:p>Genslerstr. 66 / Gedenkstätte Hohenschönhausen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24476">
            <text:p>1124476</text:p>
          </table:table-cell>
          <table:table-cell table:style-name="ce13" table:formula="of:=SUM([.E227]*1.11570661381581)" office:value-type="float" office:value="1254585.31027715">
            <text:p>1254585</text:p>
          </table:table-cell>
          <table:table-cell table:style-name="ce13" office:value-type="float" office:value="381223">
            <text:p>381223</text:p>
          </table:table-cell>
          <table:table-cell table:number-columns-repeated="1017"/>
        </table:table-row>
        <table:table-row table:style-name="ro2">
          <table:table-cell table:style-name="ce2" office:value-type="float" office:value="227">
            <text:p>227</text:p>
          </table:table-cell>
          <table:table-cell table:style-name="ce5" office:value-type="string">
            <text:p>Hallesches Ufer 34-38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54785.618799719">
            <text:p>254786</text:p>
          </table:table-cell>
          <table:table-cell table:style-name="ce13" table:formula="of:=SUM([.E228]*1.11570661381581)" office:value-type="float" office:value="284266">
            <text:p>284266</text:p>
          </table:table-cell>
          <table:table-cell table:style-name="ce13" office:value-type="float" office:value="134608">
            <text:p>134608</text:p>
          </table:table-cell>
          <table:table-cell table:number-columns-repeated="1017"/>
        </table:table-row>
        <table:table-row table:style-name="ro2">
          <table:table-cell table:style-name="ce2" office:value-type="float" office:value="228">
            <text:p>228</text:p>
          </table:table-cell>
          <table:table-cell table:style-name="ce5" office:value-type="string">
            <text:p>Herbert-von-Karajan-Str. 1, Philharmonie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134980">
            <text:p>4134980</text:p>
          </table:table-cell>
          <table:table-cell table:style-name="ce13" table:formula="of:=SUM([.E229]*1.11570661381581)" office:value-type="float" office:value="4613424.5339961">
            <text:p>4613425</text:p>
          </table:table-cell>
          <table:table-cell table:style-name="ce13" office:value-type="float" office:value="3430481">
            <text:p>3430481</text:p>
          </table:table-cell>
          <table:table-cell table:number-columns-repeated="1017"/>
        </table:table-row>
        <table:table-row table:style-name="ro2">
          <table:table-cell table:style-name="ce2" office:value-type="float" office:value="229">
            <text:p>229</text:p>
          </table:table-cell>
          <table:table-cell table:style-name="ce5" office:value-type="string">
            <text:p>Hinter dem Gießhaus 2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17386">
            <text:p>517386</text:p>
          </table:table-cell>
          <table:table-cell table:style-name="ce13" table:formula="of:=SUM([.E230]*1.11570661381581)" office:value-type="float" office:value="577250.982095707">
            <text:p>577251</text:p>
          </table:table-cell>
          <table:table-cell table:style-name="ce13" office:value-type="float" office:value="98178">
            <text:p>98178</text:p>
          </table:table-cell>
          <table:table-cell table:number-columns-repeated="1017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5" office:value-type="string">
            <text:p>Hüttigpfad 16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6577.3678070535">
            <text:p>46577</text:p>
          </table:table-cell>
          <table:table-cell table:style-name="ce13" table:formula="of:=SUM([.E231]*1.11570661381581)" office:value-type="float" office:value="51966.6773164612">
            <text:p>51967</text:p>
          </table:table-cell>
          <table:table-cell table:style-name="ce13" office:value-type="float" office:value="9623">
            <text:p>9623</text:p>
          </table:table-cell>
          <table:table-cell table:number-columns-repeated="1017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5" office:value-type="string">
            <text:p>Kantstr. 11-12 / Theater des Westens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88941.619756472">
            <text:p>588942</text:p>
          </table:table-cell>
          <table:table-cell table:style-name="ce13" table:formula="of:=SUM([.E232]*1.11570661381581)" office:value-type="float" office:value="657086.060313692">
            <text:p>657086</text:p>
          </table:table-cell>
          <table:table-cell table:style-name="ce13" office:value-type="float" office:value="198235">
            <text:p>198235</text:p>
          </table:table-cell>
          <table:table-cell table:number-columns-repeated="1017"/>
        </table:table-row>
        <table:table-row table:style-name="ro2">
          <table:table-cell table:style-name="ce2" office:value-type="float" office:value="232">
            <text:p>232</text:p>
          </table:table-cell>
          <table:table-cell table:style-name="ce5" office:value-type="string">
            <text:p>Kantstr. 12 A / Delphi-Filmpalast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79730.816059565">
            <text:p>179731</text:p>
          </table:table-cell>
          <table:table-cell table:style-name="ce13" table:formula="of:=SUM([.E233]*1.11570661381581)" office:value-type="float" office:value="200526.86018417">
            <text:p>200527</text:p>
          </table:table-cell>
          <table:table-cell table:style-name="ce13" office:value-type="float" office:value="82314">
            <text:p>82314</text:p>
          </table:table-cell>
          <table:table-cell table:number-columns-repeated="1017"/>
        </table:table-row>
        <table:table-row table:style-name="ro2">
          <table:table-cell table:style-name="ce2" office:value-type="float" office:value="233">
            <text:p>233</text:p>
          </table:table-cell>
          <table:table-cell table:style-name="ce5" office:value-type="string">
            <text:p>Käuzchensteig 8-12 / Kunsthaus Dahlem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230048">
            <text:p>230048</text:p>
          </table:table-cell>
          <table:table-cell table:style-name="ce13" table:formula="of:=SUM([.E234]*1.11570661381581)" office:value-type="float" office:value="256666.075095099">
            <text:p>256666</text:p>
          </table:table-cell>
          <table:table-cell table:style-name="ce13" office:value-type="float" office:value="45030">
            <text:p>45030</text:p>
          </table:table-cell>
          <table:table-cell table:number-columns-repeated="1017"/>
        </table:table-row>
        <table:table-row table:style-name="ro2">
          <table:table-cell table:style-name="ce2" office:value-type="float" office:value="234">
            <text:p>234</text:p>
          </table:table-cell>
          <table:table-cell table:style-name="ce5" office:value-type="string">
            <text:p>Klingelhöferstr. 14 / Bauhaus-Archiv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72042.666147217">
            <text:p>472043</text:p>
          </table:table-cell>
          <table:table-cell table:style-name="ce13" table:formula="of:=SUM([.E235]*1.11570661381581)" office:value-type="float" office:value="526661.124623699">
            <text:p>526661</text:p>
          </table:table-cell>
          <table:table-cell table:style-name="ce13" office:value-type="float" office:value="57219">
            <text:p>57219</text:p>
          </table:table-cell>
          <table:table-cell table:number-columns-repeated="1017"/>
        </table:table-row>
        <table:table-row table:style-name="ro2">
          <table:table-cell table:style-name="ce2" office:value-type="float" office:value="235">
            <text:p>235</text:p>
          </table:table-cell>
          <table:table-cell table:style-name="ce5" office:value-type="string">
            <text:p>Klosterstr. 68 / Podewil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77293">
            <text:p>577293</text:p>
          </table:table-cell>
          <table:table-cell table:style-name="ce13" table:formula="of:=SUM([.E236]*1.11570661381581)" office:value-type="float" office:value="644089.61820957">
            <text:p>644090</text:p>
          </table:table-cell>
          <table:table-cell table:style-name="ce13" office:value-type="float" office:value="115306">
            <text:p>115306</text:p>
          </table:table-cell>
          <table:table-cell table:number-columns-repeated="1017"/>
        </table:table-row>
        <table:table-row table:style-name="ro2">
          <table:table-cell table:style-name="ce2" office:value-type="float" office:value="236">
            <text:p>236</text:p>
          </table:table-cell>
          <table:table-cell table:style-name="ce5" office:value-type="string">
            <text:p>Königin-Luise-Str. 49, Domäne Dahlem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Heizöl</text:p>
          </table:table-cell>
          <table:table-cell table:style-name="ce11" office:value-type="float" office:value="508332.537311937">
            <text:p>508333</text:p>
          </table:table-cell>
          <table:table-cell table:style-name="ce13" table:formula="of:=SUM([.E237]*1.11570661381581)" office:value-type="float" office:value="567149.9738967">
            <text:p>567150</text:p>
          </table:table-cell>
          <table:table-cell table:style-name="ce13" office:value-type="float" office:value="341165">
            <text:p>341165</text:p>
          </table:table-cell>
          <table:table-cell table:number-columns-repeated="1017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5" office:value-type="string">
            <text:p>Kunst im Stadtraum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n/a</text:p>
          </table:table-cell>
          <table:table-cell table:style-name="ce10" office:value-type="float" office:value="1911828">
            <text:p>1911828</text:p>
          </table:table-cell>
          <table:table-cell table:style-name="ce13" table:formula="of:=SUM([.E238]*1.11570661381581)" office:value-type="float" office:value="2133039.14407825">
            <text:p>2133039</text:p>
          </table:table-cell>
          <table:table-cell table:style-name="ce13" office:value-type="float" office:value="20624">
            <text:p>20624</text:p>
          </table:table-cell>
          <table:table-cell table:number-columns-repeated="1017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5" office:value-type="string">
            <text:p>Kurfürstendamm 153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258222.35219962">
            <text:p>1258222</text:p>
          </table:table-cell>
          <table:table-cell table:style-name="ce13" table:formula="of:=SUM([.E239]*1.11570661381581)" office:value-type="float" office:value="1403807">
            <text:p>1403807</text:p>
          </table:table-cell>
          <table:table-cell table:style-name="ce13" office:value-type="float" office:value="765673">
            <text:p>765673</text:p>
          </table:table-cell>
          <table:table-cell table:number-columns-repeated="1017"/>
        </table:table-row>
        <table:table-row table:style-name="ro2">
          <table:table-cell table:style-name="ce2" office:value-type="float" office:value="239">
            <text:p>239</text:p>
          </table:table-cell>
          <table:table-cell table:style-name="ce5" office:value-type="string">
            <text:p>Linienstr. 227 / Volksbühne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428300">
            <text:p>1428300</text:p>
          </table:table-cell>
          <table:table-cell table:style-name="ce13" table:formula="of:=SUM([.E240]*1.11570661381581)" office:value-type="float" office:value="1593563.75651312">
            <text:p>1593564</text:p>
          </table:table-cell>
          <table:table-cell table:style-name="ce13" office:value-type="float" office:value="1211948">
            <text:p>1211948</text:p>
          </table:table-cell>
          <table:table-cell table:number-columns-repeated="1017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5" office:value-type="string">
            <text:p>Luxemburger Str. 20 / Atze Musiktheater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356979">
            <text:p>356979</text:p>
          </table:table-cell>
          <table:table-cell table:style-name="ce13" table:formula="of:=SUM([.E241]*1.11570661381581)" office:value-type="float" office:value="398283.831293354">
            <text:p>398284</text:p>
          </table:table-cell>
          <table:table-cell table:style-name="ce13" office:value-type="float" office:value="94672">
            <text:p>94672</text:p>
          </table:table-cell>
          <table:table-cell table:number-columns-repeated="1017"/>
        </table:table-row>
        <table:table-row table:style-name="ro2">
          <table:table-cell table:style-name="ce2" office:value-type="float" office:value="241">
            <text:p>241</text:p>
          </table:table-cell>
          <table:table-cell table:style-name="ce5" office:value-type="string">
            <text:p>Möckernstr. 26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083330">
            <text:p>1083330</text:p>
          </table:table-cell>
          <table:table-cell table:style-name="ce13" table:formula="of:=SUM([.E242]*1.11570661381581)" office:value-type="float" office:value="1208678.44594508">
            <text:p>1208678</text:p>
          </table:table-cell>
          <table:table-cell table:style-name="ce13" office:value-type="float" office:value="519605.5">
            <text:p>519606</text:p>
          </table:table-cell>
          <table:table-cell table:number-columns-repeated="1017"/>
        </table:table-row>
        <table:table-row table:style-name="ro2">
          <table:table-cell table:style-name="ce2" office:value-type="float" office:value="242">
            <text:p>242</text:p>
          </table:table-cell>
          <table:table-cell table:style-name="ce5" office:value-type="string">
            <text:p>Naunynstr. 27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n/a</text:p>
          </table:table-cell>
          <table:table-cell table:style-name="ce10" office:value-type="float" office:value="81185">
            <text:p>81185</text:p>
          </table:table-cell>
          <table:table-cell table:style-name="ce13" table:formula="of:=SUM([.E243]*1.11570661381581)" office:value-type="float" office:value="90578.6414426365">
            <text:p>90579</text:p>
          </table:table-cell>
          <table:table-cell table:style-name="ce13" office:value-type="float" office:value="20624">
            <text:p>20624</text:p>
          </table:table-cell>
          <table:table-cell table:number-columns-repeated="1017"/>
        </table:table-row>
        <table:table-row table:style-name="ro2">
          <table:table-cell table:style-name="ce2" office:value-type="float" office:value="243">
            <text:p>243</text:p>
          </table:table-cell>
          <table:table-cell table:style-name="ce5" office:value-type="string">
            <text:p>Nikolaikirchplatz 1 / Nikolaikirche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14590">
            <text:p>214590</text:p>
          </table:table-cell>
          <table:table-cell table:style-name="ce13" table:formula="of:=SUM([.E244]*1.11570661381581)" office:value-type="float" office:value="239419.482258735">
            <text:p>239419</text:p>
          </table:table-cell>
          <table:table-cell table:style-name="ce13" office:value-type="float" office:value="78700">
            <text:p>78700</text:p>
          </table:table-cell>
          <table:table-cell table:number-columns-repeated="1017"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5" office:value-type="string">
            <text:p>Osloer Str. 102 / Bildhauerwerkstatt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484975">
            <text:p>484975</text:p>
          </table:table-cell>
          <table:table-cell table:style-name="ce13" table:formula="of:=SUM([.E245]*1.11570661381581)" office:value-type="float" office:value="541089.815035322">
            <text:p>541090</text:p>
          </table:table-cell>
          <table:table-cell table:style-name="ce13" office:value-type="float" office:value="123303">
            <text:p>123303</text:p>
          </table:table-cell>
          <table:table-cell table:number-columns-repeated="1017"/>
        </table:table-row>
        <table:table-row table:style-name="ro2">
          <table:table-cell table:style-name="ce2" office:value-type="float" office:value="245">
            <text:p>245</text:p>
          </table:table-cell>
          <table:table-cell table:style-name="ce5" office:value-type="string">
            <text:p>Pariser Platz 8 / Brandenburger Tor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39229.7281551658">
            <text:p>39230</text:p>
          </table:table-cell>
          <table:table-cell table:style-name="ce13" table:formula="of:=SUM([.E246]*1.11570661381581)" office:value-type="float" office:value="43768.8671609148">
            <text:p>43769</text:p>
          </table:table-cell>
          <table:table-cell table:style-name="ce13" office:value-type="float" office:value="64035">
            <text:p>64035</text:p>
          </table:table-cell>
          <table:table-cell table:number-columns-repeated="1017"/>
        </table:table-row>
        <table:table-row table:style-name="ro2">
          <table:table-cell table:style-name="ce2" office:value-type="float" office:value="246">
            <text:p>246</text:p>
          </table:table-cell>
          <table:table-cell table:style-name="ce5" office:value-type="string">
            <text:p>Parkaue 23-29 / Theater an der Parkaue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75330">
            <text:p>1375330</text:p>
          </table:table-cell>
          <table:table-cell table:style-name="ce13" table:formula="of:=SUM([.E247]*1.11570661381581)" office:value-type="float" office:value="1534464.7771793">
            <text:p>1534465</text:p>
          </table:table-cell>
          <table:table-cell table:style-name="ce13" office:value-type="float" office:value="309321">
            <text:p>309321</text:p>
          </table:table-cell>
          <table:table-cell table:number-columns-repeated="1017"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5" office:value-type="string">
            <text:p>Poststr. 13,14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389375">
            <text:p>389375</text:p>
          </table:table-cell>
          <table:table-cell table:style-name="ce13" table:formula="of:=SUM([.E248]*1.11570661381581)" office:value-type="float" office:value="434428.262754531">
            <text:p>434428</text:p>
          </table:table-cell>
          <table:table-cell table:style-name="ce13" office:value-type="float" office:value="111532">
            <text:p>111532</text:p>
          </table:table-cell>
          <table:table-cell table:number-columns-repeated="1017"/>
        </table:table-row>
        <table:table-row table:style-name="ro2">
          <table:table-cell table:style-name="ce2" office:value-type="float" office:value="248">
            <text:p>248</text:p>
          </table:table-cell>
          <table:table-cell table:style-name="ce5" office:value-type="string">
            <text:p>Poststr. 16 / Ephraimpalais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04947">
            <text:p>204947</text:p>
          </table:table-cell>
          <table:table-cell table:style-name="ce13" table:formula="of:=SUM([.E249]*1.11570661381581)" office:value-type="float" office:value="228660.723381709">
            <text:p>228661</text:p>
          </table:table-cell>
          <table:table-cell table:style-name="ce13" office:value-type="float" office:value="86260">
            <text:p>86260</text:p>
          </table:table-cell>
          <table:table-cell table:number-columns-repeated="1017"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5" office:value-type="string">
            <text:p>Poststr. 23 / Knoblauchhaus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8389">
            <text:p>68389</text:p>
          </table:table-cell>
          <table:table-cell table:style-name="ce13" table:formula="of:=SUM([.E250]*1.11570661381581)" office:value-type="float" office:value="76302.0596122494">
            <text:p>76302</text:p>
          </table:table-cell>
          <table:table-cell table:style-name="ce13" office:value-type="float" office:value="29553">
            <text:p>29553</text:p>
          </table:table-cell>
          <table:table-cell table:number-columns-repeated="1017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5" office:value-type="string">
            <text:p>Prenzlauer Allee 80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32253">
            <text:p>432253</text:p>
          </table:table-cell>
          <table:table-cell table:style-name="ce13" table:formula="of:=SUM([.E251]*1.11570661381581)" office:value-type="float" office:value="482267.530941725">
            <text:p>482268</text:p>
          </table:table-cell>
          <table:table-cell table:style-name="ce13" office:value-type="float" office:value="383566.1516">
            <text:p>383566</text:p>
          </table:table-cell>
          <table:table-cell table:number-columns-repeated="1017"/>
        </table:table-row>
        <table:table-row table:style-name="ro2">
          <table:table-cell table:style-name="ce2" office:value-type="float" office:value="251">
            <text:p>251</text:p>
          </table:table-cell>
          <table:table-cell table:style-name="ce5" office:value-type="string">
            <text:p>Schloßstr. 1 A / Bröhan-Museum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55020.075320255">
            <text:p>755020</text:p>
          </table:table-cell>
          <table:table-cell table:style-name="ce13" table:formula="of:=SUM([.E252]*1.11570661381581)" office:value-type="float" office:value="842380.89159852">
            <text:p>842381</text:p>
          </table:table-cell>
          <table:table-cell table:style-name="ce13" office:value-type="float" office:value="74581">
            <text:p>74581</text:p>
          </table:table-cell>
          <table:table-cell table:number-columns-repeated="1017"/>
        </table:table-row>
        <table:table-row table:style-name="ro2">
          <table:table-cell table:style-name="ce2" office:value-type="float" office:value="252">
            <text:p>252</text:p>
          </table:table-cell>
          <table:table-cell table:style-name="ce5" office:value-type="string">
            <text:p>Schumannstr. 11-14 A / Deutsches Theater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938620">
            <text:p>1938620</text:p>
          </table:table-cell>
          <table:table-cell table:style-name="ce13" table:formula="of:=SUM([.E253]*1.11570661381581)" office:value-type="float" office:value="2162931.15567561">
            <text:p>2162931</text:p>
          </table:table-cell>
          <table:table-cell table:style-name="ce13" office:value-type="float" office:value="1544691">
            <text:p>1544691</text:p>
          </table:table-cell>
          <table:table-cell table:number-columns-repeated="1017"/>
        </table:table-row>
        <table:table-row table:style-name="ro2">
          <table:table-cell table:style-name="ce2" office:value-type="float" office:value="253">
            <text:p>253</text:p>
          </table:table-cell>
          <table:table-cell table:style-name="ce5" office:value-type="string">
            <text:p>Spandauer Damm 19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31013.058521426">
            <text:p>531013</text:p>
          </table:table-cell>
          <table:table-cell table:style-name="ce13" table:formula="of:=SUM([.E254]*1.11570661381581)" office:value-type="float" office:value="592454.781414916">
            <text:p>592455</text:p>
          </table:table-cell>
          <table:table-cell table:style-name="ce13" office:value-type="float" office:value="24148">
            <text:p>24148</text:p>
          </table:table-cell>
          <table:table-cell table:number-columns-repeated="1017"/>
        </table:table-row>
        <table:table-row table:style-name="ro2">
          <table:table-cell table:style-name="ce2" office:value-type="float" office:value="254">
            <text:p>254</text:p>
          </table:table-cell>
          <table:table-cell table:style-name="ce5" office:value-type="string">
            <text:p>Stresemannstr. 110 / Rosenbeet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n/a</text:p>
          </table:table-cell>
          <table:table-cell table:style-name="ce13"/>
          <table:table-cell table:style-name="ce13" table:formula="of:=SUM([.E255]*1.11570661381581)" office:value-type="float" office:value="0">
            <text:p>0</text:p>
          </table:table-cell>
          <table:table-cell table:style-name="ce13" office:value-type="float" office:value="234894">
            <text:p>234894</text:p>
          </table:table-cell>
          <table:table-cell table:number-columns-repeated="1017"/>
        </table:table-row>
        <table:table-row table:style-name="ro2">
          <table:table-cell table:style-name="ce2" office:value-type="float" office:value="255">
            <text:p>255</text:p>
          </table:table-cell>
          <table:table-cell table:style-name="ce5" office:value-type="string">
            <text:p>Stresemannstr. 29-31 / Hebbel am Ufer 1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74926">
            <text:p>474926</text:p>
          </table:table-cell>
          <table:table-cell table:style-name="ce13" table:formula="of:=SUM([.E256]*1.11570661381581)" office:value-type="float" office:value="529878.079273087">
            <text:p>529878</text:p>
          </table:table-cell>
          <table:table-cell table:style-name="ce13" office:value-type="float" office:value="225986">
            <text:p>225986</text:p>
          </table:table-cell>
          <table:table-cell table:number-columns-repeated="1017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5" office:value-type="string">
            <text:p>Thulestr. 77-79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Gas</text:p>
          </table:table-cell>
          <table:table-cell table:style-name="ce11" office:value-type="float" office:value="462693">
            <text:p>462693</text:p>
          </table:table-cell>
          <table:table-cell table:style-name="ce13" table:formula="of:=SUM([.E257]*1.11570661381581)" office:value-type="float" office:value="516229.640266279">
            <text:p>516230</text:p>
          </table:table-cell>
          <table:table-cell table:style-name="ce13" office:value-type="float" office:value="75027">
            <text:p>75027</text:p>
          </table:table-cell>
          <table:table-cell table:number-columns-repeated="1017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5" office:value-type="string">
            <text:p>Tiergartenstr. 4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n/a</text:p>
          </table:table-cell>
          <table:table-cell table:style-name="ce12" office:value-type="float" office:value="0">
            <text:p>0</text:p>
          </table:table-cell>
          <table:table-cell table:style-name="ce13" table:formula="of:=SUM([.E258]*1.11570661381581)" office:value-type="float" office:value="0">
            <text:p>0</text:p>
          </table:table-cell>
          <table:table-cell table:style-name="ce13" office:value-type="float" office:value="396439">
            <text:p>396439</text:p>
          </table:table-cell>
          <table:table-cell table:number-columns-repeated="1017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5" office:value-type="string">
            <text:p>Trebbiner Str. 8-9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152279">
            <text:p>3152279</text:p>
          </table:table-cell>
          <table:table-cell table:style-name="ce13" table:formula="of:=SUM([.E259]*1.11570661381581)" office:value-type="float" office:value="3517018.52889269">
            <text:p>3517019</text:p>
          </table:table-cell>
          <table:table-cell table:style-name="ce13" office:value-type="float" office:value="1822829">
            <text:p>1822829</text:p>
          </table:table-cell>
          <table:table-cell table:number-columns-repeated="1017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5" office:value-type="string">
            <text:p>Wrangelstr. 2 / Schlosspark Theater</text:p>
          </table:table-cell>
          <table:table-cell table:style-name="ce7" office:value-type="string">
            <text:p>Kultur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21349.804670187">
            <text:p>221350</text:p>
          </table:table-cell>
          <table:table-cell table:style-name="ce13" table:formula="of:=SUM([.E260]*1.11570661381581)" office:value-type="float" office:value="246961.441037366">
            <text:p>246961</text:p>
          </table:table-cell>
          <table:table-cell table:style-name="ce13" office:value-type="float" office:value="158104">
            <text:p>158104</text:p>
          </table:table-cell>
          <table:table-cell table:number-columns-repeated="1017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5" office:value-type="string">
            <text:p>Alemannenstr. 10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519632">
            <text:p>519632</text:p>
          </table:table-cell>
          <table:table-cell table:style-name="ce13" table:formula="of:=SUM([.E261]*1.11570661381581)" office:value-type="float" office:value="579756.859150337">
            <text:p>579757</text:p>
          </table:table-cell>
          <table:table-cell table:style-name="ce13" office:value-type="float" office:value="121230">
            <text:p>121230</text:p>
          </table:table-cell>
          <table:table-cell table:number-columns-repeated="1017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5" office:value-type="string">
            <text:p>Alt-Biesdorf 33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203015">
            <text:p>203015</text:p>
          </table:table-cell>
          <table:table-cell table:style-name="ce13" table:formula="of:=SUM([.E262]*1.11570661381581)" office:value-type="float" office:value="226505.178203817">
            <text:p>226505</text:p>
          </table:table-cell>
          <table:table-cell table:style-name="ce13" office:value-type="float" office:value="59340">
            <text:p>59340</text:p>
          </table:table-cell>
          <table:table-cell table:number-columns-repeated="1017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5" office:value-type="string">
            <text:p>Alt-Moabit 14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569730.195680474">
            <text:p>569730</text:p>
          </table:table-cell>
          <table:table-cell table:style-name="ce13" table:formula="of:=SUM([.E263]*1.11570661381581)" office:value-type="float" office:value="635651.74741128">
            <text:p>635652</text:p>
          </table:table-cell>
          <table:table-cell table:style-name="ce13" office:value-type="float" office:value="221798">
            <text:p>221798</text:p>
          </table:table-cell>
          <table:table-cell table:number-columns-repeated="1017"/>
        </table:table-row>
        <table:table-row table:style-name="ro2">
          <table:table-cell table:style-name="ce2" office:value-type="float" office:value="263">
            <text:p>263</text:p>
          </table:table-cell>
          <table:table-cell table:style-name="ce5" office:value-type="string">
            <text:p>Am Nordgraben 6,7,8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65074">
            <text:p>1165074</text:p>
          </table:table-cell>
          <table:table-cell table:style-name="ce13" table:formula="of:=SUM([.E264]*1.11570661381581)" office:value-type="float" office:value="1299880.76738484">
            <text:p>1299881</text:p>
          </table:table-cell>
          <table:table-cell table:style-name="ce13" office:value-type="float" office:value="193277">
            <text:p>193277</text:p>
          </table:table-cell>
          <table:table-cell table:number-columns-repeated="1017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5" office:value-type="string">
            <text:p>Augustaplatz 7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851889">
            <text:p>1851889</text:p>
          </table:table-cell>
          <table:table-cell table:style-name="ce13" table:formula="of:=SUM([.E265]*1.11570661381581)" office:value-type="float" office:value="2066164.80535275">
            <text:p>2066165</text:p>
          </table:table-cell>
          <table:table-cell table:style-name="ce13" office:value-type="float" office:value="444101">
            <text:p>444101</text:p>
          </table:table-cell>
          <table:table-cell table:number-columns-repeated="1017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5" office:value-type="string">
            <text:p>Baumschulenstr. 1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73422.305079277">
            <text:p>173422</text:p>
          </table:table-cell>
          <table:table-cell table:style-name="ce13" table:formula="of:=SUM([.E266]*1.11570661381581)" office:value-type="float" office:value="193488.412760132">
            <text:p>193488</text:p>
          </table:table-cell>
          <table:table-cell table:style-name="ce13" office:value-type="float" office:value="161990">
            <text:p>161990</text:p>
          </table:table-cell>
          <table:table-cell table:number-columns-repeated="1017"/>
        </table:table-row>
        <table:table-row table:style-name="ro2">
          <table:table-cell table:style-name="ce2" office:value-type="float" office:value="266">
            <text:p>266</text:p>
          </table:table-cell>
          <table:table-cell table:style-name="ce5" office:value-type="string">
            <text:p>Bayernring 44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44548.89027545">
            <text:p>844549</text:p>
          </table:table-cell>
          <table:table-cell table:style-name="ce13" table:formula="of:=SUM([.E267]*1.11570661381581)" office:value-type="float" office:value="942268.782571122">
            <text:p>942269</text:p>
          </table:table-cell>
          <table:table-cell table:style-name="ce13" office:value-type="float" office:value="138793">
            <text:p>138793</text:p>
          </table:table-cell>
          <table:table-cell table:number-columns-repeated="1017"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6" office:value-type="string">
            <text:p>Berliner Allee 210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594791">
            <text:p>594791</text:p>
          </table:table-cell>
          <table:table-cell table:style-name="ce13" table:formula="of:=SUM([.E268]*1.11570661381581)" office:value-type="float" office:value="663612.25253812">
            <text:p>663612</text:p>
          </table:table-cell>
          <table:table-cell table:style-name="ce13" office:value-type="float" office:value="133780.331298">
            <text:p>133780</text:p>
          </table:table-cell>
          <table:table-cell table:number-columns-repeated="1017"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5" office:value-type="string">
            <text:p>Berliner Str. 3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53139.633887438">
            <text:p>653140</text:p>
          </table:table-cell>
          <table:table-cell table:style-name="ce13" table:formula="of:=SUM([.E269]*1.11570661381581)" office:value-type="float" office:value="728712.209273452">
            <text:p>728712</text:p>
          </table:table-cell>
          <table:table-cell table:style-name="ce13" office:value-type="float" office:value="124983">
            <text:p>124983</text:p>
          </table:table-cell>
          <table:table-cell table:number-columns-repeated="1017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6" office:value-type="string">
            <text:p>Bernhard-Weiß-Str. 6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790320">
            <text:p>3790320</text:p>
          </table:table-cell>
          <table:table-cell table:style-name="ce13" table:formula="of:=SUM([.E270]*1.11570661381581)" office:value-type="float" office:value="4228885.09247834">
            <text:p>4228885</text:p>
          </table:table-cell>
          <table:table-cell table:style-name="ce13" office:value-type="float" office:value="2167874.044405">
            <text:p>2167874</text:p>
          </table:table-cell>
          <table:table-cell table:number-columns-repeated="1017"/>
        </table:table-row>
        <table:table-row table:style-name="ro2">
          <table:table-cell table:style-name="ce2" office:value-type="float" office:value="270">
            <text:p>270</text:p>
          </table:table-cell>
          <table:table-cell table:style-name="ce5" office:value-type="string">
            <text:p>Bismarckstr. 111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76796">
            <text:p>376796</text:p>
          </table:table-cell>
          <table:table-cell table:style-name="ce13" table:formula="of:=SUM([.E271]*1.11570661381581)" office:value-type="float" office:value="420393.789259342">
            <text:p>420394</text:p>
          </table:table-cell>
          <table:table-cell table:style-name="ce13" office:value-type="float" office:value="162348">
            <text:p>162348</text:p>
          </table:table-cell>
          <table:table-cell table:number-columns-repeated="1017"/>
        </table:table-row>
        <table:table-row table:style-name="ro2">
          <table:table-cell table:style-name="ce2" office:value-type="float" office:value="271">
            <text:p>271</text:p>
          </table:table-cell>
          <table:table-cell table:style-name="ce6" office:value-type="string">
            <text:p>Brunnenstr. 17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323254">
            <text:p>323254</text:p>
          </table:table-cell>
          <table:table-cell table:style-name="ce13" table:formula="of:=SUM([.E272]*1.11570661381581)" office:value-type="float" office:value="360656.625742416">
            <text:p>360657</text:p>
          </table:table-cell>
          <table:table-cell table:style-name="ce13" office:value-type="float" office:value="178725.33">
            <text:p>178725</text:p>
          </table:table-cell>
          <table:table-cell table:number-columns-repeated="1017"/>
        </table:table-row>
        <table:table-row table:style-name="ro2">
          <table:table-cell table:style-name="ce2" office:value-type="float" office:value="272">
            <text:p>272</text:p>
          </table:table-cell>
          <table:table-cell table:style-name="ce5" office:value-type="string">
            <text:p>Bulgarische Str. 5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Heizöl</text:p>
          </table:table-cell>
          <table:table-cell table:style-name="ce11" office:value-type="float" office:value="407700">
            <text:p>407700</text:p>
          </table:table-cell>
          <table:table-cell table:style-name="ce13" table:formula="of:=SUM([.E273]*1.11570661381581)" office:value-type="float" office:value="454873.586452706">
            <text:p>454874</text:p>
          </table:table-cell>
          <table:table-cell table:style-name="ce13" office:value-type="float" office:value="158346">
            <text:p>158346</text:p>
          </table:table-cell>
          <table:table-cell table:number-columns-repeated="1017"/>
        </table:table-row>
        <table:table-row table:style-name="ro2">
          <table:table-cell table:style-name="ce2" office:value-type="float" office:value="273">
            <text:p>273</text:p>
          </table:table-cell>
          <table:table-cell table:style-name="ce5" office:value-type="string">
            <text:p>Cecilienstr. 92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314491.34651994">
            <text:p>3314491</text:p>
          </table:table-cell>
          <table:table-cell table:style-name="ce13" table:formula="of:=SUM([.E274]*1.11570661381581)" office:value-type="float" office:value="3697999.91674757">
            <text:p>3698000</text:p>
          </table:table-cell>
          <table:table-cell table:style-name="ce13" office:value-type="float" office:value="808745">
            <text:p>808745</text:p>
          </table:table-cell>
          <table:table-cell table:number-columns-repeated="1017"/>
        </table:table-row>
        <table:table-row table:style-name="ro2">
          <table:table-cell table:style-name="ce2" office:value-type="float" office:value="274">
            <text:p>274</text:p>
          </table:table-cell>
          <table:table-cell table:style-name="ce5" office:value-type="string">
            <text:p>Charlottenburger Chaussee 67,7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392759">
            <text:p>9392759</text:p>
          </table:table-cell>
          <table:table-cell table:style-name="ce13" table:formula="of:=SUM([.E275]*1.11570661381581)" office:value-type="float" office:value="10479563.338278">
            <text:p>10479563</text:p>
          </table:table-cell>
          <table:table-cell table:style-name="ce13" office:value-type="float" office:value="2792589.6484">
            <text:p>2792590</text:p>
          </table:table-cell>
          <table:table-cell table:number-columns-repeated="1017"/>
        </table:table-row>
        <table:table-row table:style-name="ro2">
          <table:table-cell table:style-name="ce2" office:value-type="float" office:value="275">
            <text:p>275</text:p>
          </table:table-cell>
          <table:table-cell table:style-name="ce5" office:value-type="string">
            <text:p>Friedenstr. 31-32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n/a</text:p>
          </table:table-cell>
          <table:table-cell table:style-name="ce13" office:value-type="float" office:value="0">
            <text:p>0</text:p>
          </table:table-cell>
          <table:table-cell table:style-name="ce13" table:formula="of:=SUM([.E276]*1.11570661381581)" office:value-type="float" office:value="0">
            <text:p>0</text:p>
          </table:table-cell>
          <table:table-cell table:style-name="ce13" office:value-type="float" office:value="217768">
            <text:p>217768</text:p>
          </table:table-cell>
          <table:table-cell table:number-columns-repeated="1017"/>
        </table:table-row>
        <table:table-row table:style-name="ro2">
          <table:table-cell table:style-name="ce2" office:value-type="float" office:value="276">
            <text:p>276</text:p>
          </table:table-cell>
          <table:table-cell table:style-name="ce5" office:value-type="string">
            <text:p>Friesenstr. 16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0795314.2469867">
            <text:p>10795314</text:p>
          </table:table-cell>
          <table:table-cell table:style-name="ce13" table:formula="of:=SUM([.E277]*1.11570661381581)" office:value-type="float" office:value="12044403.5035831">
            <text:p>12044404</text:p>
          </table:table-cell>
          <table:table-cell table:style-name="ce13" office:value-type="float" office:value="3234933">
            <text:p>3234933</text:p>
          </table:table-cell>
          <table:table-cell table:number-columns-repeated="1017"/>
        </table:table-row>
        <table:table-row table:style-name="ro2">
          <table:table-cell table:style-name="ce2" office:value-type="float" office:value="277">
            <text:p>277</text:p>
          </table:table-cell>
          <table:table-cell table:style-name="ce5" office:value-type="string">
            <text:p>Gallwitzallee 87,9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0391731">
            <text:p>10391731</text:p>
          </table:table-cell>
          <table:table-cell table:style-name="ce13" table:formula="of:=SUM([.E278]*1.11570661381581)" office:value-type="float" office:value="11594123.0056948">
            <text:p>11594123</text:p>
          </table:table-cell>
          <table:table-cell table:style-name="ce13" office:value-type="float" office:value="1989021.1847392">
            <text:p>1989021</text:p>
          </table:table-cell>
          <table:table-cell table:number-columns-repeated="1017"/>
        </table:table-row>
        <table:table-row table:style-name="ro2">
          <table:table-cell table:style-name="ce2" office:value-type="float" office:value="278">
            <text:p>278</text:p>
          </table:table-cell>
          <table:table-cell table:style-name="ce5" office:value-type="string">
            <text:p>Gothaer Str. 19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947956">
            <text:p>1947956</text:p>
          </table:table-cell>
          <table:table-cell table:style-name="ce13" table:formula="of:=SUM([.E279]*1.11570661381581)" office:value-type="float" office:value="2173347.39262219">
            <text:p>2173347</text:p>
          </table:table-cell>
          <table:table-cell table:style-name="ce13" office:value-type="float" office:value="541648">
            <text:p>541648</text:p>
          </table:table-cell>
          <table:table-cell table:number-columns-repeated="1017"/>
        </table:table-row>
        <table:table-row table:style-name="ro2">
          <table:table-cell table:style-name="ce2" office:value-type="float" office:value="279">
            <text:p>279</text:p>
          </table:table-cell>
          <table:table-cell table:style-name="ce5" office:value-type="string">
            <text:p>Götzstr. 6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626705">
            <text:p>626705</text:p>
          </table:table-cell>
          <table:table-cell table:style-name="ce13" table:formula="of:=SUM([.E280]*1.11570661381581)" office:value-type="float" office:value="699218.913411437">
            <text:p>699219</text:p>
          </table:table-cell>
          <table:table-cell table:style-name="ce13" office:value-type="float" office:value="165136">
            <text:p>165136</text:p>
          </table:table-cell>
          <table:table-cell table:number-columns-repeated="1017"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5" office:value-type="string">
            <text:p>Grünauer Str. 140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615107.86853215">
            <text:p>1615108</text:p>
          </table:table-cell>
          <table:table-cell table:style-name="ce13" table:formula="of:=SUM([.E281]*1.11570661381581)" office:value-type="float" office:value="1801986.53094727">
            <text:p>1801987</text:p>
          </table:table-cell>
          <table:table-cell table:style-name="ce13" office:value-type="float" office:value="266713">
            <text:p>266713</text:p>
          </table:table-cell>
          <table:table-cell table:number-columns-repeated="1017"/>
        </table:table-row>
        <table:table-row table:style-name="ro2">
          <table:table-cell table:style-name="ce2" office:value-type="float" office:value="281">
            <text:p>281</text:p>
          </table:table-cell>
          <table:table-cell table:style-name="ce5" office:value-type="string">
            <text:p>Hadlichstr. 37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516070">
            <text:p>516070</text:p>
          </table:table-cell>
          <table:table-cell table:style-name="ce13" table:formula="of:=SUM([.E282]*1.11570661381581)" office:value-type="float" office:value="575782.712191925">
            <text:p>575783</text:p>
          </table:table-cell>
          <table:table-cell table:style-name="ce13" office:value-type="float" office:value="102816">
            <text:p>102816</text:p>
          </table:table-cell>
          <table:table-cell table:number-columns-repeated="1017"/>
        </table:table-row>
        <table:table-row table:style-name="ro2">
          <table:table-cell table:style-name="ce2" office:value-type="float" office:value="282">
            <text:p>282</text:p>
          </table:table-cell>
          <table:table-cell table:style-name="ce5" office:value-type="string">
            <text:p>Hauptstr. 4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18275">
            <text:p>518275</text:p>
          </table:table-cell>
          <table:table-cell table:style-name="ce13" table:formula="of:=SUM([.E283]*1.11570661381581)" office:value-type="float" office:value="578242.845275389">
            <text:p>578243</text:p>
          </table:table-cell>
          <table:table-cell table:style-name="ce13" office:value-type="float" office:value="142493">
            <text:p>142493</text:p>
          </table:table-cell>
          <table:table-cell table:number-columns-repeated="1017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5" office:value-type="string">
            <text:p>Hauptstr. 8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5035.9850428">
            <text:p>135036</text:p>
          </table:table-cell>
          <table:table-cell table:style-name="ce13" table:formula="of:=SUM([.E284]*1.11570661381581)" office:value-type="float" office:value="150660.541615385">
            <text:p>150661</text:p>
          </table:table-cell>
          <table:table-cell table:style-name="ce13" office:value-type="float" office:value="9600">
            <text:p>9600</text:p>
          </table:table-cell>
          <table:table-cell table:number-columns-repeated="1017"/>
        </table:table-row>
        <table:table-row table:style-name="ro2">
          <table:table-cell table:style-name="ce2" office:value-type="float" office:value="284">
            <text:p>284</text:p>
          </table:table-cell>
          <table:table-cell table:style-name="ce5" office:value-type="string">
            <text:p>Heinrich-Grüber-Str. 3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13430">
            <text:p>613430</text:p>
          </table:table-cell>
          <table:table-cell table:style-name="ce13" table:formula="of:=SUM([.E285]*1.11570661381581)" office:value-type="float" office:value="684407.908113032">
            <text:p>684408</text:p>
          </table:table-cell>
          <table:table-cell table:style-name="ce13" office:value-type="float" office:value="189550">
            <text:p>189550</text:p>
          </table:table-cell>
          <table:table-cell table:number-columns-repeated="1017"/>
        </table:table-row>
        <table:table-row table:style-name="ro2">
          <table:table-cell table:style-name="ce2" office:value-type="float" office:value="285">
            <text:p>285</text:p>
          </table:table-cell>
          <table:table-cell table:style-name="ce5" office:value-type="string">
            <text:p>Idastr. 6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241754.139255821">
            <text:p>241754</text:p>
          </table:table-cell>
          <table:table-cell table:style-name="ce13" table:formula="of:=SUM([.E286]*1.11570661381581)" office:value-type="float" office:value="269726.692085068">
            <text:p>269727</text:p>
          </table:table-cell>
          <table:table-cell table:style-name="ce13" office:value-type="float" office:value="68942.8161551">
            <text:p>68943</text:p>
          </table:table-cell>
          <table:table-cell table:number-columns-repeated="1017"/>
        </table:table-row>
        <table:table-row table:style-name="ro2">
          <table:table-cell table:style-name="ce2" office:value-type="float" office:value="286">
            <text:p>286</text:p>
          </table:table-cell>
          <table:table-cell table:style-name="ce5" office:value-type="string">
            <text:p>Invalidenstr. 57,58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35904">
            <text:p>835904</text:p>
          </table:table-cell>
          <table:table-cell table:style-name="ce13" table:formula="of:=SUM([.E287]*1.11570661381581)" office:value-type="float" office:value="932623.621315091">
            <text:p>932624</text:p>
          </table:table-cell>
          <table:table-cell table:style-name="ce13" office:value-type="float" office:value="313660">
            <text:p>313660</text:p>
          </table:table-cell>
          <table:table-cell table:number-columns-repeated="1017"/>
        </table:table-row>
        <table:table-row table:style-name="ro2">
          <table:table-cell table:style-name="ce2" office:value-type="float" office:value="287">
            <text:p>287</text:p>
          </table:table-cell>
          <table:table-cell table:style-name="ce5" office:value-type="string">
            <text:p>Kaiserdamm 1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62664">
            <text:p>1362664</text:p>
          </table:table-cell>
          <table:table-cell table:style-name="ce13" table:formula="of:=SUM([.E288]*1.11570661381581)" office:value-type="float" office:value="1520333.23720871">
            <text:p>1520333</text:p>
          </table:table-cell>
          <table:table-cell table:style-name="ce13" office:value-type="float" office:value="330280">
            <text:p>330280</text:p>
          </table:table-cell>
          <table:table-cell table:number-columns-repeated="1017"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5" office:value-type="string">
            <text:p>Karlstr. 8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6596.618577358">
            <text:p>116597</text:p>
          </table:table-cell>
          <table:table-cell table:style-name="ce13" table:formula="of:=SUM([.E289]*1.11570661381581)" office:value-type="float" office:value="130087.618495317">
            <text:p>130088</text:p>
          </table:table-cell>
          <table:table-cell table:style-name="ce13" office:value-type="float" office:value="133723.898314">
            <text:p>133724</text:p>
          </table:table-cell>
          <table:table-cell table:number-columns-repeated="1017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5" office:value-type="string">
            <text:p>Keithstr. 28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36370">
            <text:p>1336370</text:p>
          </table:table-cell>
          <table:table-cell table:style-name="ce13" table:formula="of:=SUM([.E290]*1.11570661381581)" office:value-type="float" office:value="1490996.84750503">
            <text:p>1490997</text:p>
          </table:table-cell>
          <table:table-cell table:style-name="ce13" office:value-type="float" office:value="260299">
            <text:p>260299</text:p>
          </table:table-cell>
          <table:table-cell table:number-columns-repeated="1017"/>
        </table:table-row>
        <table:table-row table:style-name="ro2">
          <table:table-cell table:style-name="ce2" office:value-type="float" office:value="290">
            <text:p>290</text:p>
          </table:table-cell>
          <table:table-cell table:style-name="ce5" office:value-type="string">
            <text:p>Koenigsallee 7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n/a</text:p>
          </table:table-cell>
          <table:table-cell table:style-name="ce11" office:value-type="float" office:value="300030.515560659">
            <text:p>300031</text:p>
          </table:table-cell>
          <table:table-cell table:style-name="ce13" table:formula="of:=SUM([.E291]*1.11570661381581)" office:value-type="float" office:value="334746.030557594">
            <text:p>334746</text:p>
          </table:table-cell>
          <table:table-cell table:style-name="ce13" office:value-type="float" office:value="81546">
            <text:p>81546</text:p>
          </table:table-cell>
          <table:table-cell table:number-columns-repeated="1017"/>
        </table:table-row>
        <table:table-row table:style-name="ro2">
          <table:table-cell table:style-name="ce2" office:value-type="float" office:value="291">
            <text:p>291</text:p>
          </table:table-cell>
          <table:table-cell table:style-name="ce5" office:value-type="string">
            <text:p>Königstr. 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788931">
            <text:p>1788931</text:p>
          </table:table-cell>
          <table:table-cell table:style-name="ce13" table:formula="of:=SUM([.E292]*1.11570661381581)" office:value-type="float" office:value="1995922.14836013">
            <text:p>1995922</text:p>
          </table:table-cell>
          <table:table-cell table:style-name="ce13" office:value-type="float" office:value="330945">
            <text:p>330945</text:p>
          </table:table-cell>
          <table:table-cell table:number-columns-repeated="1017"/>
        </table:table-row>
        <table:table-row table:style-name="ro2">
          <table:table-cell table:style-name="ce2" office:value-type="float" office:value="292">
            <text:p>292</text:p>
          </table:table-cell>
          <table:table-cell table:style-name="ce5" office:value-type="string">
            <text:p>Kruppstr. 1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72265">
            <text:p>272265</text:p>
          </table:table-cell>
          <table:table-cell table:style-name="ce13" table:formula="of:=SUM([.E293]*1.11570661381581)" office:value-type="float" office:value="303767.861210562">
            <text:p>303768</text:p>
          </table:table-cell>
          <table:table-cell table:style-name="ce13" office:value-type="float" office:value="149690">
            <text:p>149690</text:p>
          </table:table-cell>
          <table:table-cell table:number-columns-repeated="1017"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5" office:value-type="string">
            <text:p>Kruppstr. 2-4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970422">
            <text:p>9970422</text:p>
          </table:table-cell>
          <table:table-cell table:style-name="ce13" table:formula="of:=SUM([.E294]*1.11570661381581)" office:value-type="float" office:value="11124065.7679347">
            <text:p>11124066</text:p>
          </table:table-cell>
          <table:table-cell table:style-name="ce13" office:value-type="float" office:value="1680107">
            <text:p>1680107</text:p>
          </table:table-cell>
          <table:table-cell table:number-columns-repeated="1017"/>
        </table:table-row>
        <table:table-row table:style-name="ro2">
          <table:table-cell table:style-name="ce2" office:value-type="float" office:value="294">
            <text:p>294</text:p>
          </table:table-cell>
          <table:table-cell table:style-name="ce5" office:value-type="string">
            <text:p>Lichtenrader Damm 211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356979">
            <text:p>356979</text:p>
          </table:table-cell>
          <table:table-cell table:style-name="ce13" table:formula="of:=SUM([.E295]*1.11570661381581)" office:value-type="float" office:value="398283.831293354">
            <text:p>398284</text:p>
          </table:table-cell>
          <table:table-cell table:style-name="ce13" office:value-type="float" office:value="153830">
            <text:p>153830</text:p>
          </table:table-cell>
          <table:table-cell table:number-columns-repeated="1017"/>
        </table:table-row>
        <table:table-row table:style-name="ro2">
          <table:table-cell table:style-name="ce2" office:value-type="float" office:value="295">
            <text:p>295</text:p>
          </table:table-cell>
          <table:table-cell table:style-name="ce5" office:value-type="string">
            <text:p>Magazinstr. 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87360">
            <text:p>987360</text:p>
          </table:table-cell>
          <table:table-cell table:style-name="ce13" table:formula="of:=SUM([.E296]*1.11570661381581)" office:value-type="float" office:value="1101604.08221718">
            <text:p>1101604</text:p>
          </table:table-cell>
          <table:table-cell table:style-name="ce13" office:value-type="float" office:value="216459">
            <text:p>216459</text:p>
          </table:table-cell>
          <table:table-cell table:number-columns-repeated="1017"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5" office:value-type="string">
            <text:p>Marktstr. 13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98235">
            <text:p>198235</text:p>
          </table:table-cell>
          <table:table-cell table:style-name="ce13" table:formula="of:=SUM([.E297]*1.11570661381581)" office:value-type="float" office:value="221172.100589777">
            <text:p>221172</text:p>
          </table:table-cell>
          <table:table-cell table:style-name="ce13" office:value-type="float" office:value="4400">
            <text:p>4400</text:p>
          </table:table-cell>
          <table:table-cell table:number-columns-repeated="1017"/>
        </table:table-row>
        <table:table-row table:style-name="ro2">
          <table:table-cell table:style-name="ce2" office:value-type="float" office:value="297">
            <text:p>297</text:p>
          </table:table-cell>
          <table:table-cell table:style-name="ce5" office:value-type="string">
            <text:p>Mertensstr. 140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649917">
            <text:p>649917</text:p>
          </table:table-cell>
          <table:table-cell table:style-name="ce13" table:formula="of:=SUM([.E298]*1.11570661381581)" office:value-type="float" office:value="725116.69533133">
            <text:p>725117</text:p>
          </table:table-cell>
          <table:table-cell table:style-name="ce13" office:value-type="float" office:value="128060">
            <text:p>128060</text:p>
          </table:table-cell>
          <table:table-cell table:number-columns-repeated="1017"/>
        </table:table-row>
        <table:table-row table:style-name="ro2">
          <table:table-cell table:style-name="ce2" office:value-type="float" office:value="298">
            <text:p>298</text:p>
          </table:table-cell>
          <table:table-cell table:style-name="ce5" office:value-type="string">
            <text:p>Moritzstr. 10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155965">
            <text:p>1155965</text:p>
          </table:table-cell>
          <table:table-cell table:style-name="ce13" table:formula="of:=SUM([.E299]*1.11570661381581)" office:value-type="float" office:value="1289717.79583959">
            <text:p>1289718</text:p>
          </table:table-cell>
          <table:table-cell table:style-name="ce13" office:value-type="float" office:value="254992.648">
            <text:p>254993</text:p>
          </table:table-cell>
          <table:table-cell table:number-columns-repeated="1017"/>
        </table:table-row>
        <table:table-row table:style-name="ro2">
          <table:table-cell table:style-name="ce2" office:value-type="float" office:value="299">
            <text:p>299</text:p>
          </table:table-cell>
          <table:table-cell table:style-name="ce5" office:value-type="string">
            <text:p>Neues Ufer 1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40483.1683">
            <text:p>140483</text:p>
          </table:table-cell>
          <table:table-cell table:style-name="ce13" table:formula="of:=SUM([.E300]*1.11570661381581)" office:value-type="float" office:value="156738.00000211">
            <text:p>156738</text:p>
          </table:table-cell>
          <table:table-cell table:style-name="ce13" office:value-type="float" office:value="81540">
            <text:p>81540</text:p>
          </table:table-cell>
          <table:table-cell table:number-columns-repeated="1017"/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5" office:value-type="string">
            <text:p>Nipkowstr. 23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75649.586362048">
            <text:p>175650</text:p>
          </table:table-cell>
          <table:table-cell table:style-name="ce13" table:formula="of:=SUM([.E301]*1.11570661381581)" office:value-type="float" office:value="195973.405218148">
            <text:p>195973</text:p>
          </table:table-cell>
          <table:table-cell table:style-name="ce13" office:value-type="float" office:value="44415">
            <text:p>44415</text:p>
          </table:table-cell>
          <table:table-cell table:number-columns-repeated="101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5" office:value-type="string">
            <text:p>Nöldnerstr. 3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60709">
            <text:p>360709</text:p>
          </table:table-cell>
          <table:table-cell table:style-name="ce13" table:formula="of:=SUM([.E302]*1.11570661381581)" office:value-type="float" office:value="402445.416962887">
            <text:p>402445</text:p>
          </table:table-cell>
          <table:table-cell table:style-name="ce13" office:value-type="float" office:value="279497.857672">
            <text:p>279498</text:p>
          </table:table-cell>
          <table:table-cell table:number-columns-repeated="101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5" office:value-type="string">
            <text:p>Pablo-Picasso-Str. 4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84680">
            <text:p>884680</text:p>
          </table:table-cell>
          <table:table-cell table:style-name="ce13" table:formula="of:=SUM([.E303]*1.11570661381581)" office:value-type="float" office:value="987043.327110571">
            <text:p>987043</text:p>
          </table:table-cell>
          <table:table-cell table:style-name="ce13" office:value-type="float" office:value="173553">
            <text:p>173553</text:p>
          </table:table-cell>
          <table:table-cell table:number-columns-repeated="101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5" office:value-type="string">
            <text:p>Pankstr. 28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615997.95828338">
            <text:p>1615998</text:p>
          </table:table-cell>
          <table:table-cell table:style-name="ce13" table:formula="of:=SUM([.E304]*1.11570661381581)" office:value-type="float" office:value="1802979.60996961">
            <text:p>1802980</text:p>
          </table:table-cell>
          <table:table-cell table:style-name="ce13" office:value-type="float" office:value="719239">
            <text:p>719239</text:p>
          </table:table-cell>
          <table:table-cell table:number-columns-repeated="101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5" office:value-type="string">
            <text:p>Pionierstr. 160,204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45703">
            <text:p>145703</text:p>
          </table:table-cell>
          <table:table-cell table:style-name="ce13" table:formula="of:=SUM([.E305]*1.11570661381581)" office:value-type="float" office:value="162561.800752805">
            <text:p>162562</text:p>
          </table:table-cell>
          <table:table-cell table:style-name="ce13" office:value-type="float" office:value="7453">
            <text:p>7453</text:p>
          </table:table-cell>
          <table:table-cell table:number-columns-repeated="101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5" office:value-type="string">
            <text:p>Poelchaustr. 1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12765.862096781">
            <text:p>812766</text:p>
          </table:table-cell>
          <table:table-cell table:style-name="ce13" table:formula="of:=SUM([.E306]*1.11570661381581)" office:value-type="float" office:value="906808.247825088">
            <text:p>906808</text:p>
          </table:table-cell>
          <table:table-cell table:style-name="ce13" office:value-type="float" office:value="422749">
            <text:p>422749</text:p>
          </table:table-cell>
          <table:table-cell table:number-columns-repeated="101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5" office:value-type="string">
            <text:p>Radelandstr. 21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8159320.97050309">
            <text:p>8159321</text:p>
          </table:table-cell>
          <table:table-cell table:style-name="ce13" table:formula="of:=SUM([.E307]*1.11570661381581)" office:value-type="float" office:value="9103408.37103633">
            <text:p>9103408</text:p>
          </table:table-cell>
          <table:table-cell table:style-name="ce13" office:value-type="float" office:value="1979917.2">
            <text:p>1979917</text:p>
          </table:table-cell>
          <table:table-cell table:number-columns-repeated="101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5" office:value-type="string">
            <text:p>Rudolstädter Str. 79,85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34943">
            <text:p>934943</text:p>
          </table:table-cell>
          <table:table-cell table:style-name="ce13" table:formula="of:=SUM([.E308]*1.11570661381581)" office:value-type="float" office:value="1043122.08864079">
            <text:p>1043122</text:p>
          </table:table-cell>
          <table:table-cell table:style-name="ce13" office:value-type="float" office:value="277471">
            <text:p>277471</text:p>
          </table:table-cell>
          <table:table-cell table:number-columns-repeated="101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5" office:value-type="string">
            <text:p>Ruppiner Chaussee 240,268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2764681">
            <text:p>12764681</text:p>
          </table:table-cell>
          <table:table-cell table:style-name="ce13" table:formula="of:=SUM([.E309]*1.11570661381581)" office:value-type="float" office:value="14241639.014949">
            <text:p>14241639</text:p>
          </table:table-cell>
          <table:table-cell table:style-name="ce13" office:value-type="float" office:value="1297984.2">
            <text:p>1297984</text:p>
          </table:table-cell>
          <table:table-cell table:number-columns-repeated="101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5" office:value-type="string">
            <text:p>Schmidt-Knobelsdorf-Str. 27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40388">
            <text:p>240388</text:p>
          </table:table-cell>
          <table:table-cell table:style-name="ce13" table:formula="of:=SUM([.E310]*1.11570661381581)" office:value-type="float" office:value="268202.481481955">
            <text:p>268202</text:p>
          </table:table-cell>
          <table:table-cell table:style-name="ce13" office:value-type="float" office:value="100921">
            <text:p>100921</text:p>
          </table:table-cell>
          <table:table-cell table:number-columns-repeated="101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5" office:value-type="string">
            <text:p>Segelfliegerdamm 42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22601.751351158">
            <text:p>322602</text:p>
          </table:table-cell>
          <table:table-cell table:style-name="ce13" table:formula="of:=SUM([.E311]*1.11570661381581)" office:value-type="float" office:value="359928.90761105">
            <text:p>359929</text:p>
          </table:table-cell>
          <table:table-cell table:style-name="ce13" office:value-type="float" office:value="132164">
            <text:p>132164</text:p>
          </table:table-cell>
          <table:table-cell table:number-columns-repeated="101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5" office:value-type="string">
            <text:p>Sewanstr. 262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92062">
            <text:p>292062</text:p>
          </table:table-cell>
          <table:table-cell table:style-name="ce13" table:formula="of:=SUM([.E312]*1.11570661381581)" office:value-type="float" office:value="325855.505044273">
            <text:p>325856</text:p>
          </table:table-cell>
          <table:table-cell table:style-name="ce13" office:value-type="float" office:value="76350">
            <text:p>76350</text:p>
          </table:table-cell>
          <table:table-cell table:number-columns-repeated="101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5" office:value-type="string">
            <text:p>Sonnenallee 107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81000">
            <text:p>481000</text:p>
          </table:table-cell>
          <table:table-cell table:style-name="ce13" table:formula="of:=SUM([.E313]*1.11570661381581)" office:value-type="float" office:value="536654.881245405">
            <text:p>536655</text:p>
          </table:table-cell>
          <table:table-cell table:style-name="ce13" office:value-type="float" office:value="191092">
            <text:p>191092</text:p>
          </table:table-cell>
          <table:table-cell table:number-columns-repeated="1017"/>
        </table:table-row>
        <table:table-row table:style-name="ro2">
          <table:table-cell table:style-name="ce2" office:value-type="float" office:value="313">
            <text:p>313</text:p>
          </table:table-cell>
          <table:table-cell table:style-name="ce5" office:value-type="string">
            <text:p>Tempelhofer Damm 12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300638.72028154">
            <text:p>5300639</text:p>
          </table:table-cell>
          <table:table-cell table:style-name="ce13" table:formula="of:=SUM([.E314]*1.11570661381581)" office:value-type="float" office:value="5913957.67766628">
            <text:p>5913958</text:p>
          </table:table-cell>
          <table:table-cell table:style-name="ce13" office:value-type="float" office:value="3762303.14">
            <text:p>3762303</text:p>
          </table:table-cell>
          <table:table-cell table:number-columns-repeated="1017"/>
        </table:table-row>
        <table:table-row table:style-name="ro2">
          <table:table-cell table:style-name="ce2" office:value-type="float" office:value="314">
            <text:p>314</text:p>
          </table:table-cell>
          <table:table-cell table:style-name="ce5" office:value-type="string">
            <text:p>Thomas-Dehler-Str. 4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2" office:value-type="float" office:value="0">
            <text:p>0</text:p>
          </table:table-cell>
          <table:table-cell table:style-name="ce13" table:formula="of:=SUM([.E315]*1.11570661381581)" office:value-type="float" office:value="0">
            <text:p>0</text:p>
          </table:table-cell>
          <table:table-cell table:style-name="ce13" office:value-type="float" office:value="54149">
            <text:p>54149</text:p>
          </table:table-cell>
          <table:table-cell table:number-columns-repeated="101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5" office:value-type="string">
            <text:p>Wackenbergstr. 81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132680.046052956">
            <text:p>132680</text:p>
          </table:table-cell>
          <table:table-cell table:style-name="ce13" table:formula="of:=SUM([.E316]*1.11570661381581)" office:value-type="float" office:value="148032.004902669">
            <text:p>148032</text:p>
          </table:table-cell>
          <table:table-cell table:style-name="ce13" office:value-type="float" office:value="30282">
            <text:p>30282</text:p>
          </table:table-cell>
          <table:table-cell table:number-columns-repeated="101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5" office:value-type="string">
            <text:p>Wedekindstr. 10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684111.46265607">
            <text:p>1684111</text:p>
          </table:table-cell>
          <table:table-cell table:style-name="ce13" table:formula="of:=SUM([.E317]*1.11570661381581)" office:value-type="float" office:value="1878974.29728839">
            <text:p>1878974</text:p>
          </table:table-cell>
          <table:table-cell table:style-name="ce13" office:value-type="float" office:value="378294.297752">
            <text:p>378294</text:p>
          </table:table-cell>
          <table:table-cell table:number-columns-repeated="1017"/>
        </table:table-row>
        <table:table-row table:style-name="ro2">
          <table:table-cell table:style-name="ce2" office:value-type="float" office:value="317">
            <text:p>317</text:p>
          </table:table-cell>
          <table:table-cell table:style-name="ce5" office:value-type="string">
            <text:p>Zwickauer Damm 58</text:p>
          </table:table-cell>
          <table:table-cell table:style-name="ce7" office:value-type="string">
            <text:p>Polizei </text:p>
          </table:table-cell>
          <table:table-cell table:style-name="ce8" office:value-type="string">
            <text:p>Gas</text:p>
          </table:table-cell>
          <table:table-cell table:style-name="ce11" office:value-type="float" office:value="419257">
            <text:p>419257</text:p>
          </table:table-cell>
          <table:table-cell table:style-name="ce13" table:formula="of:=SUM([.E318]*1.11570661381581)" office:value-type="float" office:value="467767.807788575">
            <text:p>467768</text:p>
          </table:table-cell>
          <table:table-cell table:style-name="ce13" office:value-type="float" office:value="138872">
            <text:p>138872</text:p>
          </table:table-cell>
          <table:table-cell table:number-columns-repeated="101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5" office:value-type="string">
            <text:p>Albrechtstr. 2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22820.85407698">
            <text:p>122821</text:p>
          </table:table-cell>
          <table:table-cell table:style-name="ce13" table:formula="of:=SUM([.E319]*1.11570661381581)" office:value-type="float" office:value="137032.039208193">
            <text:p>137032</text:p>
          </table:table-cell>
          <table:table-cell table:style-name="ce13" office:value-type="float" office:value="7850">
            <text:p>7850</text:p>
          </table:table-cell>
          <table:table-cell table:number-columns-repeated="101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6" office:value-type="string">
            <text:p>Allee der Kosmonauten 18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59401.232373322">
            <text:p>259401</text:p>
          </table:table-cell>
          <table:table-cell table:style-name="ce13" table:formula="of:=SUM([.E320]*1.11570661381581)" office:value-type="float" office:value="289415.670590887">
            <text:p>289416</text:p>
          </table:table-cell>
          <table:table-cell table:style-name="ce13" office:value-type="float" office:value="197204.6824704">
            <text:p>197205</text:p>
          </table:table-cell>
          <table:table-cell table:number-columns-repeated="101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6" office:value-type="string">
            <text:p>Alt-Moabit 10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186992">
            <text:p>1186992</text:p>
          </table:table-cell>
          <table:table-cell table:style-name="ce13" table:formula="of:=SUM([.E321]*1.11570661381581)" office:value-type="float" office:value="1324334.82494646">
            <text:p>1324335</text:p>
          </table:table-cell>
          <table:table-cell table:style-name="ce13" office:value-type="float" office:value="571617">
            <text:p>571617</text:p>
          </table:table-cell>
          <table:table-cell table:number-columns-repeated="101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5" office:value-type="string">
            <text:p>Alt-Stralau 40-41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5927.8493">
            <text:p>135928</text:p>
          </table:table-cell>
          <table:table-cell table:style-name="ce13" table:formula="of:=SUM([.E322]*1.11570661381581)" office:value-type="float" office:value="151655.600465769">
            <text:p>151656</text:p>
          </table:table-cell>
          <table:table-cell table:style-name="ce13" office:value-type="float" office:value="13665">
            <text:p>13665</text:p>
          </table:table-cell>
          <table:table-cell table:number-columns-repeated="101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5" office:value-type="string">
            <text:p>Am Fort 48 D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95781">
            <text:p>195781</text:p>
          </table:table-cell>
          <table:table-cell table:style-name="ce13" table:formula="of:=SUM([.E323]*1.11570661381581)" office:value-type="float" office:value="218434.156559473">
            <text:p>218434</text:p>
          </table:table-cell>
          <table:table-cell table:style-name="ce13" office:value-type="float" office:value="98334">
            <text:p>98334</text:p>
          </table:table-cell>
          <table:table-cell table:number-columns-repeated="101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6" office:value-type="string">
            <text:p>Birkenstr. 11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407590.6739191">
            <text:p>1407591</text:p>
          </table:table-cell>
          <table:table-cell table:style-name="ce13" table:formula="of:=SUM([.E324]*1.11570661381581)" office:value-type="float" office:value="1570458.22443699">
            <text:p>1570458</text:p>
          </table:table-cell>
          <table:table-cell table:style-name="ce13" office:value-type="float" office:value="197527">
            <text:p>197527</text:p>
          </table:table-cell>
          <table:table-cell table:number-columns-repeated="101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6" office:value-type="string">
            <text:p>Bismarckstr. 20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214985">
            <text:p>1214985</text:p>
          </table:table-cell>
          <table:table-cell table:style-name="ce13" table:formula="of:=SUM([.E325]*1.11570661381581)" office:value-type="float" office:value="1355566.800187">
            <text:p>1355567</text:p>
          </table:table-cell>
          <table:table-cell table:style-name="ce13" office:value-type="float" office:value="194627">
            <text:p>194627</text:p>
          </table:table-cell>
          <table:table-cell table:number-columns-repeated="101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5" office:value-type="string">
            <text:p>Bochumer Str. 8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262008">
            <text:p>1262008</text:p>
          </table:table-cell>
          <table:table-cell table:style-name="ce13" table:formula="of:=SUM([.E326]*1.11570661381581)" office:value-type="float" office:value="1408030.67228846">
            <text:p>1408031</text:p>
          </table:table-cell>
          <table:table-cell table:style-name="ce13" office:value-type="float" office:value="244442">
            <text:p>244442</text:p>
          </table:table-cell>
          <table:table-cell table:number-columns-repeated="101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5" office:value-type="string">
            <text:p>Buschallee 23a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615721">
            <text:p>1615721</text:p>
          </table:table-cell>
          <table:table-cell table:style-name="ce13" table:formula="of:=SUM([.E327]*1.11570661381581)" office:value-type="float" office:value="1802670.60578109">
            <text:p>1802671</text:p>
          </table:table-cell>
          <table:table-cell table:style-name="ce13" office:value-type="float" office:value="636045">
            <text:p>636045</text:p>
          </table:table-cell>
          <table:table-cell table:number-columns-repeated="101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5" office:value-type="string">
            <text:p>Cyclopstr. 1-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265670">
            <text:p>3265670</text:p>
          </table:table-cell>
          <table:table-cell table:style-name="ce13" table:formula="of:=SUM([.E328]*1.11570661381581)" office:value-type="float" office:value="3643529.61753988">
            <text:p>3643530</text:p>
          </table:table-cell>
          <table:table-cell table:style-name="ce13" office:value-type="float" office:value="1038948">
            <text:p>1038948</text:p>
          </table:table-cell>
          <table:table-cell table:number-columns-repeated="101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5" office:value-type="string">
            <text:p>Dammweg 216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00444.139059268">
            <text:p>200444</text:p>
          </table:table-cell>
          <table:table-cell table:style-name="ce13" table:formula="of:=SUM([.E329]*1.11570661381581)" office:value-type="float" office:value="223636.851649041">
            <text:p>223637</text:p>
          </table:table-cell>
          <table:table-cell table:style-name="ce13" office:value-type="float" office:value="48539">
            <text:p>48539</text:p>
          </table:table-cell>
          <table:table-cell table:number-columns-repeated="101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5" office:value-type="string">
            <text:p>Danckelmannstr. 25-28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36144">
            <text:p>1336144</text:p>
          </table:table-cell>
          <table:table-cell table:style-name="ce13" table:formula="of:=SUM([.E330]*1.11570661381581)" office:value-type="float" office:value="1490744.69781031">
            <text:p>1490745</text:p>
          </table:table-cell>
          <table:table-cell table:style-name="ce13" office:value-type="float" office:value="306394.2716816">
            <text:p>306394</text:p>
          </table:table-cell>
          <table:table-cell table:number-columns-repeated="1017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5" office:value-type="string">
            <text:p>Darßer Str. 9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072883">
            <text:p>1072883</text:p>
          </table:table-cell>
          <table:table-cell table:style-name="ce13" table:formula="of:=SUM([.E331]*1.11570661381581)" office:value-type="float" office:value="1197022.65895055">
            <text:p>1197023</text:p>
          </table:table-cell>
          <table:table-cell table:style-name="ce13" office:value-type="float" office:value="286827.38071824">
            <text:p>286827</text:p>
          </table:table-cell>
          <table:table-cell table:number-columns-repeated="101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5" office:value-type="string">
            <text:p>Derfflinger Str. 7,8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0" office:value-type="float" office:value="2124825.0666">
            <text:p>2124825</text:p>
          </table:table-cell>
          <table:table-cell table:style-name="ce13" table:formula="of:=SUM([.E332]*1.11570661381581)" office:value-type="float" office:value="2370681.38000724">
            <text:p>2370681</text:p>
          </table:table-cell>
          <table:table-cell table:style-name="ce13" office:value-type="float" office:value="25078">
            <text:p>25078</text:p>
          </table:table-cell>
          <table:table-cell table:number-columns-repeated="1017"/>
        </table:table-row>
        <table:table-row table:style-name="ro2">
          <table:table-cell table:style-name="ce2" office:value-type="float" office:value="332">
            <text:p>332</text:p>
          </table:table-cell>
          <table:table-cell table:style-name="ce5" office:value-type="string">
            <text:p>Driesener Str. 22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181745">
            <text:p>1181745</text:p>
          </table:table-cell>
          <table:table-cell table:style-name="ce13" table:formula="of:=SUM([.E333]*1.11570661381581)" office:value-type="float" office:value="1318480.71234376">
            <text:p>1318481</text:p>
          </table:table-cell>
          <table:table-cell table:style-name="ce13" office:value-type="float" office:value="154390">
            <text:p>154390</text:p>
          </table:table-cell>
          <table:table-cell table:number-columns-repeated="1017"/>
        </table:table-row>
        <table:table-row table:style-name="ro2">
          <table:table-cell table:style-name="ce2" office:value-type="float" office:value="333">
            <text:p>333</text:p>
          </table:table-cell>
          <table:table-cell table:style-name="ce5" office:value-type="string">
            <text:p>Dudenstr. 35-3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489489">
            <text:p>1489489</text:p>
          </table:table-cell>
          <table:table-cell table:style-name="ce13" table:formula="of:=SUM([.E334]*1.11570661381581)" office:value-type="float" office:value="1661832.7285059">
            <text:p>1661833</text:p>
          </table:table-cell>
          <table:table-cell table:style-name="ce13" office:value-type="float" office:value="356283.9212">
            <text:p>356284</text:p>
          </table:table-cell>
          <table:table-cell table:number-columns-repeated="1017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5" office:value-type="string">
            <text:p>Erbeskopfweg 6-10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301712">
            <text:p>301712</text:p>
          </table:table-cell>
          <table:table-cell table:style-name="ce13" table:formula="of:=SUM([.E335]*1.11570661381581)" office:value-type="float" office:value="336622.073867596">
            <text:p>336622</text:p>
          </table:table-cell>
          <table:table-cell table:style-name="ce13" office:value-type="float" office:value="49862">
            <text:p>49862</text:p>
          </table:table-cell>
          <table:table-cell table:number-columns-repeated="1017"/>
        </table:table-row>
        <table:table-row table:style-name="ro2">
          <table:table-cell table:style-name="ce2" office:value-type="float" office:value="335">
            <text:p>335</text:p>
          </table:table-cell>
          <table:table-cell table:style-name="ce5" office:value-type="string">
            <text:p>Erich-Weinert-Str. 103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52308">
            <text:p>1352308</text:p>
          </table:table-cell>
          <table:table-cell table:style-name="ce13" table:formula="of:=SUM([.E336]*1.11570661381581)" office:value-type="float" office:value="1508778.97951603">
            <text:p>1508779</text:p>
          </table:table-cell>
          <table:table-cell table:style-name="ce13" office:value-type="float" office:value="425566">
            <text:p>425566</text:p>
          </table:table-cell>
          <table:table-cell table:number-columns-repeated="1017"/>
        </table:table-row>
        <table:table-row table:style-name="ro2">
          <table:table-cell table:style-name="ce2" office:value-type="float" office:value="336">
            <text:p>336</text:p>
          </table:table-cell>
          <table:table-cell table:style-name="ce5" office:value-type="string">
            <text:p>Fischerstr. 32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47930">
            <text:p>347930</text:p>
          </table:table-cell>
          <table:table-cell table:style-name="ce13" table:formula="of:=SUM([.E337]*1.11570661381581)" office:value-type="float" office:value="388187.802144935">
            <text:p>388188</text:p>
          </table:table-cell>
          <table:table-cell table:style-name="ce13" office:value-type="float" office:value="59557">
            <text:p>59557</text:p>
          </table:table-cell>
          <table:table-cell table:number-columns-repeated="1017"/>
        </table:table-row>
        <table:table-row table:style-name="ro2">
          <table:table-cell table:style-name="ce2" office:value-type="float" office:value="337">
            <text:p>337</text:p>
          </table:table-cell>
          <table:table-cell table:style-name="ce5" office:value-type="string">
            <text:p>Fischerstr. 36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422736">
            <text:p>2422736</text:p>
          </table:table-cell>
          <table:table-cell table:style-name="ce13" table:formula="of:=SUM([.E338]*1.11570661381581)" office:value-type="float" office:value="2703062.57872966">
            <text:p>2703063</text:p>
          </table:table-cell>
          <table:table-cell table:style-name="ce13" office:value-type="float" office:value="484140">
            <text:p>484140</text:p>
          </table:table-cell>
          <table:table-cell table:number-columns-repeated="1017"/>
        </table:table-row>
        <table:table-row table:style-name="ro2">
          <table:table-cell table:style-name="ce2" office:value-type="float" office:value="338">
            <text:p>338</text:p>
          </table:table-cell>
          <table:table-cell table:style-name="ce5" office:value-type="string">
            <text:p>Florastr. 13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331918">
            <text:p>331918</text:p>
          </table:table-cell>
          <table:table-cell table:style-name="ce13" table:formula="of:=SUM([.E339]*1.11570661381581)" office:value-type="float" office:value="370323.107844516">
            <text:p>370323</text:p>
          </table:table-cell>
          <table:table-cell table:style-name="ce13" office:value-type="float" office:value="53760.7531148">
            <text:p>53761</text:p>
          </table:table-cell>
          <table:table-cell table:number-columns-repeated="1017"/>
        </table:table-row>
        <table:table-row table:style-name="ro2">
          <table:table-cell table:style-name="ce2" office:value-type="float" office:value="339">
            <text:p>339</text:p>
          </table:table-cell>
          <table:table-cell table:style-name="ce5" office:value-type="string">
            <text:p>Fritz-Lesch-Str. 35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782239">
            <text:p>1782239</text:p>
          </table:table-cell>
          <table:table-cell table:style-name="ce13" table:formula="of:=SUM([.E340]*1.11570661381581)" office:value-type="float" office:value="1988455.83970048">
            <text:p>1988456</text:p>
          </table:table-cell>
          <table:table-cell table:style-name="ce13" office:value-type="float" office:value="789709">
            <text:p>789709</text:p>
          </table:table-cell>
          <table:table-cell table:number-columns-repeated="1017"/>
        </table:table-row>
        <table:table-row table:style-name="ro2">
          <table:table-cell table:style-name="ce2" office:value-type="float" office:value="340">
            <text:p>340</text:p>
          </table:table-cell>
          <table:table-cell table:style-name="ce5" office:value-type="string">
            <text:p>Gierkeplatz 1,3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028944">
            <text:p>1028944</text:p>
          </table:table-cell>
          <table:table-cell table:style-name="ce13" table:formula="of:=SUM([.E341]*1.11570661381581)" office:value-type="float" office:value="1147999.62604609">
            <text:p>1148000</text:p>
          </table:table-cell>
          <table:table-cell table:style-name="ce13" office:value-type="float" office:value="279087">
            <text:p>279087</text:p>
          </table:table-cell>
          <table:table-cell table:number-columns-repeated="1017"/>
        </table:table-row>
        <table:table-row table:style-name="ro2">
          <table:table-cell table:style-name="ce2" office:value-type="float" office:value="341">
            <text:p>341</text:p>
          </table:table-cell>
          <table:table-cell table:style-name="ce5" office:value-type="string">
            <text:p>Goldbeckweg 8-14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2882368">
            <text:p>2882368</text:p>
          </table:table-cell>
          <table:table-cell table:style-name="ce13" table:formula="of:=SUM([.E342]*1.11570661381581)" office:value-type="float" office:value="3215877.04105105">
            <text:p>3215877</text:p>
          </table:table-cell>
          <table:table-cell table:style-name="ce13" office:value-type="float" office:value="587194.0806224">
            <text:p>587194</text:p>
          </table:table-cell>
          <table:table-cell table:number-columns-repeated="1017"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5" office:value-type="string">
            <text:p>Goltzstr. 43-44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11262">
            <text:p>111262</text:p>
          </table:table-cell>
          <table:table-cell table:style-name="ce13" table:formula="of:=SUM([.E343]*1.11570661381581)" office:value-type="float" office:value="124135.749266375">
            <text:p>124136</text:p>
          </table:table-cell>
          <table:table-cell table:style-name="ce13" office:value-type="float" office:value="14595">
            <text:p>14595</text:p>
          </table:table-cell>
          <table:table-cell table:number-columns-repeated="1017"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5" office:value-type="string">
            <text:p>Gustav-Adolf-Str. 66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755861">
            <text:p>1755861</text:p>
          </table:table-cell>
          <table:table-cell table:style-name="ce13" table:formula="of:=SUM([.E344]*1.11570661381581)" office:value-type="float" office:value="1959025.73064124">
            <text:p>1959026</text:p>
          </table:table-cell>
          <table:table-cell table:style-name="ce13" office:value-type="float" office:value="769923">
            <text:p>769923</text:p>
          </table:table-cell>
          <table:table-cell table:number-columns-repeated="1017"/>
        </table:table-row>
        <table:table-row table:style-name="ro2">
          <table:table-cell table:style-name="ce2" office:value-type="float" office:value="344">
            <text:p>344</text:p>
          </table:table-cell>
          <table:table-cell table:style-name="ce5" office:value-type="string">
            <text:p>Haarlemer Str. 2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2195696">
            <text:p>2195696</text:p>
          </table:table-cell>
          <table:table-cell table:style-name="ce13" table:formula="of:=SUM([.E345]*1.11570661381581)" office:value-type="float" office:value="2449752.54912892">
            <text:p>2449753</text:p>
          </table:table-cell>
          <table:table-cell table:style-name="ce13" office:value-type="float" office:value="1179999.484935">
            <text:p>1179999</text:p>
          </table:table-cell>
          <table:table-cell table:number-columns-repeated="1017"/>
        </table:table-row>
        <table:table-row table:style-name="ro2">
          <table:table-cell table:style-name="ce2" office:value-type="float" office:value="345">
            <text:p>345</text:p>
          </table:table-cell>
          <table:table-cell table:style-name="ce5" office:value-type="string">
            <text:p>Halemweg 24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636101.73394626">
            <text:p>2636102</text:p>
          </table:table-cell>
          <table:table-cell table:style-name="ce13" table:formula="of:=SUM([.E346]*1.11570661381581)" office:value-type="float" office:value="2941116.13925517">
            <text:p>2941116</text:p>
          </table:table-cell>
          <table:table-cell table:style-name="ce13" office:value-type="float" office:value="441246">
            <text:p>441246</text:p>
          </table:table-cell>
          <table:table-cell table:number-columns-repeated="1017"/>
        </table:table-row>
        <table:table-row table:style-name="ro2">
          <table:table-cell table:style-name="ce2" office:value-type="float" office:value="346">
            <text:p>346</text:p>
          </table:table-cell>
          <table:table-cell table:style-name="ce5" office:value-type="string">
            <text:p>Hartmannsweilerweg 29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541965.2098932">
            <text:p>1541965</text:p>
          </table:table-cell>
          <table:table-cell table:style-name="ce13" table:formula="of:=SUM([.E347]*1.11570661381581)" office:value-type="float" office:value="1720380.78295173">
            <text:p>1720381</text:p>
          </table:table-cell>
          <table:table-cell table:style-name="ce13" office:value-type="float" office:value="256985">
            <text:p>256985</text:p>
          </table:table-cell>
          <table:table-cell table:number-columns-repeated="1017"/>
        </table:table-row>
        <table:table-row table:style-name="ro2">
          <table:table-cell table:style-name="ce2" office:value-type="float" office:value="347">
            <text:p>347</text:p>
          </table:table-cell>
          <table:table-cell table:style-name="ce5" office:value-type="string">
            <text:p>Helmholtzstr. 3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98975">
            <text:p>898975</text:p>
          </table:table-cell>
          <table:table-cell table:style-name="ce13" table:formula="of:=SUM([.E348]*1.11570661381581)" office:value-type="float" office:value="1002992.35315507">
            <text:p>1002992</text:p>
          </table:table-cell>
          <table:table-cell table:style-name="ce13" office:value-type="float" office:value="252613.300029">
            <text:p>252613</text:p>
          </table:table-cell>
          <table:table-cell table:number-columns-repeated="1017"/>
        </table:table-row>
        <table:table-row table:style-name="ro2">
          <table:table-cell table:style-name="ce2" office:value-type="float" office:value="348">
            <text:p>348</text:p>
          </table:table-cell>
          <table:table-cell table:style-name="ce5" office:value-type="string">
            <text:p>Hermann-Hesse-Str. 34,36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924544">
            <text:p>924544</text:p>
          </table:table-cell>
          <table:table-cell table:style-name="ce13" table:formula="of:=SUM([.E349]*1.11570661381581)" office:value-type="float" office:value="1031519.85556372">
            <text:p>1031520</text:p>
          </table:table-cell>
          <table:table-cell table:style-name="ce13" office:value-type="float" office:value="53300">
            <text:p>53300</text:p>
          </table:table-cell>
          <table:table-cell table:number-columns-repeated="1017"/>
        </table:table-row>
        <table:table-row table:style-name="ro2">
          <table:table-cell table:style-name="ce2" office:value-type="float" office:value="349">
            <text:p>349</text:p>
          </table:table-cell>
          <table:table-cell table:style-name="ce5" office:value-type="string">
            <text:p>Immenweg 6-10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572560">
            <text:p>3572560</text:p>
          </table:table-cell>
          <table:table-cell table:style-name="ce13" table:formula="of:=SUM([.E350]*1.11570661381581)" office:value-type="float" office:value="3985928.82025381">
            <text:p>3985929</text:p>
          </table:table-cell>
          <table:table-cell table:style-name="ce13" office:value-type="float" office:value="1135474">
            <text:p>1135474</text:p>
          </table:table-cell>
          <table:table-cell table:number-columns-repeated="1017"/>
        </table:table-row>
        <table:table-row table:style-name="ro2">
          <table:table-cell table:style-name="ce2" office:value-type="float" office:value="350">
            <text:p>350</text:p>
          </table:table-cell>
          <table:table-cell table:style-name="ce5" office:value-type="string">
            <text:p>Klixstr. 6-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473584">
            <text:p>473584</text:p>
          </table:table-cell>
          <table:table-cell table:style-name="ce13" table:formula="of:=SUM([.E351]*1.11570661381581)" office:value-type="float" office:value="528380.800997347">
            <text:p>528381</text:p>
          </table:table-cell>
          <table:table-cell table:style-name="ce13" office:value-type="float" office:value="124035.912">
            <text:p>124036</text:p>
          </table:table-cell>
          <table:table-cell table:number-columns-repeated="1017"/>
        </table:table-row>
        <table:table-row table:style-name="ro2">
          <table:table-cell table:style-name="ce2" office:value-type="float" office:value="351">
            <text:p>351</text:p>
          </table:table-cell>
          <table:table-cell table:style-name="ce5" office:value-type="string">
            <text:p>Kniprodestr. 2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134829.03644928">
            <text:p>1134829</text:p>
          </table:table-cell>
          <table:table-cell table:style-name="ce13" table:formula="of:=SUM([.E352]*1.11570661381581)" office:value-type="float" office:value="1266136.26151669">
            <text:p>1266136</text:p>
          </table:table-cell>
          <table:table-cell table:style-name="ce13" office:value-type="float" office:value="167825">
            <text:p>167825</text:p>
          </table:table-cell>
          <table:table-cell table:number-columns-repeated="1017"/>
        </table:table-row>
        <table:table-row table:style-name="ro2">
          <table:table-cell table:style-name="ce2" office:value-type="float" office:value="352">
            <text:p>352</text:p>
          </table:table-cell>
          <table:table-cell table:style-name="ce5" office:value-type="string">
            <text:p>Kochstr. 9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18330">
            <text:p>518330</text:p>
          </table:table-cell>
          <table:table-cell table:style-name="ce13" table:formula="of:=SUM([.E353]*1.11570661381581)" office:value-type="float" office:value="578304.209139149">
            <text:p>578304</text:p>
          </table:table-cell>
          <table:table-cell table:style-name="ce13" office:value-type="float" office:value="586798">
            <text:p>586798</text:p>
          </table:table-cell>
          <table:table-cell table:number-columns-repeated="1017"/>
        </table:table-row>
        <table:table-row table:style-name="ro2">
          <table:table-cell table:style-name="ce2" office:value-type="float" office:value="353">
            <text:p>353</text:p>
          </table:table-cell>
          <table:table-cell table:style-name="ce5" office:value-type="string">
            <text:p>Kühleweinstr. 5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2475462.04387789">
            <text:p>2475462</text:p>
          </table:table-cell>
          <table:table-cell table:style-name="ce13" table:formula="of:=SUM([.E354]*1.11570661381581)" office:value-type="float" office:value="2761889.37460456">
            <text:p>2761889</text:p>
          </table:table-cell>
          <table:table-cell table:style-name="ce13" office:value-type="float" office:value="1333269.4658616">
            <text:p>1333269</text:p>
          </table:table-cell>
          <table:table-cell table:number-columns-repeated="1017"/>
        </table:table-row>
        <table:table-row table:style-name="ro2">
          <table:table-cell table:style-name="ce2" office:value-type="float" office:value="354">
            <text:p>354</text:p>
          </table:table-cell>
          <table:table-cell table:style-name="ce5" office:value-type="string">
            <text:p>Leinestr. 37-45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94000">
            <text:p>794000</text:p>
          </table:table-cell>
          <table:table-cell table:style-name="ce13" table:formula="of:=SUM([.E355]*1.11570661381581)" office:value-type="float" office:value="885871.051369753">
            <text:p>885871</text:p>
          </table:table-cell>
          <table:table-cell table:style-name="ce13" office:value-type="float" office:value="132169">
            <text:p>132169</text:p>
          </table:table-cell>
          <table:table-cell table:number-columns-repeated="1017"/>
        </table:table-row>
        <table:table-row table:style-name="ro2">
          <table:table-cell table:style-name="ce2" office:value-type="float" office:value="355">
            <text:p>355</text:p>
          </table:table-cell>
          <table:table-cell table:style-name="ce5" office:value-type="string">
            <text:p>Levetzowstr. 3,5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666806.467">
            <text:p>1666806</text:p>
          </table:table-cell>
          <table:table-cell table:style-name="ce13" table:formula="of:=SUM([.E356]*1.11570661381581)" office:value-type="float" office:value="1859666.99918286">
            <text:p>1859667</text:p>
          </table:table-cell>
          <table:table-cell table:style-name="ce13" office:value-type="float" office:value="207703">
            <text:p>207703</text:p>
          </table:table-cell>
          <table:table-cell table:number-columns-repeated="1017"/>
        </table:table-row>
        <table:table-row table:style-name="ro2">
          <table:table-cell table:style-name="ce2" office:value-type="float" office:value="356">
            <text:p>356</text:p>
          </table:table-cell>
          <table:table-cell table:style-name="ce5" office:value-type="string">
            <text:p>Lippstädter Str. 9-11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683549">
            <text:p>1683549</text:p>
          </table:table-cell>
          <table:table-cell table:style-name="ce13" table:formula="of:=SUM([.E357]*1.11570661381581)" office:value-type="float" office:value="1878346.75398299">
            <text:p>1878347</text:p>
          </table:table-cell>
          <table:table-cell table:style-name="ce13" office:value-type="float" office:value="304686">
            <text:p>304686</text:p>
          </table:table-cell>
          <table:table-cell table:number-columns-repeated="1017"/>
        </table:table-row>
        <table:table-row table:style-name="ro2">
          <table:table-cell table:style-name="ce2" office:value-type="float" office:value="357">
            <text:p>357</text:p>
          </table:table-cell>
          <table:table-cell table:style-name="ce5" office:value-type="string">
            <text:p>Lipschitzallee 25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0" office:value-type="float" office:value="1878352">
            <text:p>1878352</text:p>
          </table:table-cell>
          <table:table-cell table:style-name="ce13" table:formula="of:=SUM([.E358]*1.11570661381581)" office:value-type="float" office:value="2095689.74947415">
            <text:p>2095690</text:p>
          </table:table-cell>
          <table:table-cell table:style-name="ce13" office:value-type="float" office:value="14954">
            <text:p>14954</text:p>
          </table:table-cell>
          <table:table-cell table:number-columns-repeated="1017"/>
        </table:table-row>
        <table:table-row table:style-name="ro2">
          <table:table-cell table:style-name="ce2" office:value-type="float" office:value="358">
            <text:p>358</text:p>
          </table:table-cell>
          <table:table-cell table:style-name="ce5" office:value-type="string">
            <text:p>Lobeckstr. 76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069770">
            <text:p>2069770</text:p>
          </table:table-cell>
          <table:table-cell table:style-name="ce13" table:formula="of:=SUM([.E359]*1.11570661381581)" office:value-type="float" office:value="2309256.07807755">
            <text:p>2309256</text:p>
          </table:table-cell>
          <table:table-cell table:style-name="ce13" office:value-type="float" office:value="519299.142022">
            <text:p>519299</text:p>
          </table:table-cell>
          <table:table-cell table:number-columns-repeated="1017"/>
        </table:table-row>
        <table:table-row table:style-name="ro2">
          <table:table-cell table:style-name="ce2" office:value-type="float" office:value="359">
            <text:p>359</text:p>
          </table:table-cell>
          <table:table-cell table:style-name="ce5" office:value-type="string">
            <text:p>Loschmidtstr. 19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515124">
            <text:p>515124</text:p>
          </table:table-cell>
          <table:table-cell table:style-name="ce13" table:formula="of:=SUM([.E360]*1.11570661381581)" office:value-type="float" office:value="574727.253735255">
            <text:p>574727</text:p>
          </table:table-cell>
          <table:table-cell table:style-name="ce13" office:value-type="float" office:value="77845">
            <text:p>77845</text:p>
          </table:table-cell>
          <table:table-cell table:number-columns-repeated="1017"/>
        </table:table-row>
        <table:table-row table:style-name="ro2">
          <table:table-cell table:style-name="ce2" office:value-type="float" office:value="360">
            <text:p>360</text:p>
          </table:table-cell>
          <table:table-cell table:style-name="ce5" office:value-type="string">
            <text:p>Mandelstr. 6-8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19834">
            <text:p>719834</text:p>
          </table:table-cell>
          <table:table-cell table:style-name="ce13" table:formula="of:=SUM([.E361]*1.11570661381581)" office:value-type="float" office:value="803123.55464949">
            <text:p>803124</text:p>
          </table:table-cell>
          <table:table-cell table:style-name="ce13" office:value-type="float" office:value="118152">
            <text:p>118152</text:p>
          </table:table-cell>
          <table:table-cell table:number-columns-repeated="1017"/>
        </table:table-row>
        <table:table-row table:style-name="ro2">
          <table:table-cell table:style-name="ce2" office:value-type="float" office:value="361">
            <text:p>361</text:p>
          </table:table-cell>
          <table:table-cell table:style-name="ce5" office:value-type="string">
            <text:p>Marktstr. 2-3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820987.171997815">
            <text:p>820987</text:p>
          </table:table-cell>
          <table:table-cell table:style-name="ce13" table:formula="of:=SUM([.E362]*1.11570661381581)" office:value-type="float" office:value="915980.8176559">
            <text:p>915981</text:p>
          </table:table-cell>
          <table:table-cell table:style-name="ce13" office:value-type="float" office:value="114616">
            <text:p>114616</text:p>
          </table:table-cell>
          <table:table-cell table:number-columns-repeated="1017"/>
        </table:table-row>
        <table:table-row table:style-name="ro2">
          <table:table-cell table:style-name="ce2" office:value-type="float" office:value="362">
            <text:p>362</text:p>
          </table:table-cell>
          <table:table-cell table:style-name="ce5" office:value-type="string">
            <text:p>Marzahner Chaussee 231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833606">
            <text:p>833606</text:p>
          </table:table-cell>
          <table:table-cell table:style-name="ce13" table:formula="of:=SUM([.E363]*1.11570661381581)" office:value-type="float" office:value="930059.727516542">
            <text:p>930060</text:p>
          </table:table-cell>
          <table:table-cell table:style-name="ce13" office:value-type="float" office:value="111035">
            <text:p>111035</text:p>
          </table:table-cell>
          <table:table-cell table:number-columns-repeated="1017"/>
        </table:table-row>
        <table:table-row table:style-name="ro2">
          <table:table-cell table:style-name="ce2" office:value-type="float" office:value="363">
            <text:p>363</text:p>
          </table:table-cell>
          <table:table-cell table:style-name="ce5" office:value-type="string">
            <text:p>Naglerstr. 1-3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70349.284">
            <text:p>970349</text:p>
          </table:table-cell>
          <table:table-cell table:style-name="ce13" table:formula="of:=SUM([.E364]*1.11570661381581)" office:value-type="float" office:value="1082625.11387024">
            <text:p>1082625</text:p>
          </table:table-cell>
          <table:table-cell table:style-name="ce13" office:value-type="float" office:value="170974.311344">
            <text:p>170974</text:p>
          </table:table-cell>
          <table:table-cell table:number-columns-repeated="1017"/>
        </table:table-row>
        <table:table-row table:style-name="ro2">
          <table:table-cell table:style-name="ce2" office:value-type="float" office:value="364">
            <text:p>364</text:p>
          </table:table-cell>
          <table:table-cell table:style-name="ce5" office:value-type="string">
            <text:p>Nauener Str. 13 (ehm. Altonaer Str. 104)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Heizöl</text:p>
          </table:table-cell>
          <table:table-cell table:style-name="ce11" office:value-type="float" office:value="99968.8636818055">
            <text:p>99969</text:p>
          </table:table-cell>
          <table:table-cell table:style-name="ce13" table:formula="of:=SUM([.E365]*1.11570661381581)" office:value-type="float" office:value="111535.922385442">
            <text:p>111536</text:p>
          </table:table-cell>
          <table:table-cell table:style-name="ce13" office:value-type="float" office:value="7788">
            <text:p>7788</text:p>
          </table:table-cell>
          <table:table-cell table:number-columns-repeated="1017"/>
        </table:table-row>
        <table:table-row table:style-name="ro2">
          <table:table-cell table:style-name="ce2" office:value-type="float" office:value="365">
            <text:p>365</text:p>
          </table:table-cell>
          <table:table-cell table:style-name="ce5" office:value-type="string">
            <text:p>Niederwallstr. 6,7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265345">
            <text:p>265345</text:p>
          </table:table-cell>
          <table:table-cell table:style-name="ce13" table:formula="of:=SUM([.E366]*1.11570661381581)" office:value-type="float" office:value="296047.171442956">
            <text:p>296047</text:p>
          </table:table-cell>
          <table:table-cell table:style-name="ce13" office:value-type="float" office:value="82400">
            <text:p>82400</text:p>
          </table:table-cell>
          <table:table-cell table:number-columns-repeated="1017"/>
        </table:table-row>
        <table:table-row table:style-name="ro2">
          <table:table-cell table:style-name="ce2" office:value-type="float" office:value="366">
            <text:p>366</text:p>
          </table:table-cell>
          <table:table-cell table:style-name="ce5" office:value-type="string">
            <text:p>Nonnendammallee 140-143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282380">
            <text:p>3282380</text:p>
          </table:table-cell>
          <table:table-cell table:style-name="ce13" table:formula="of:=SUM([.E367]*1.11570661381581)" office:value-type="float" office:value="3662173.07505674">
            <text:p>3662173</text:p>
          </table:table-cell>
          <table:table-cell table:style-name="ce13" office:value-type="float" office:value="1047683.104">
            <text:p>1047683</text:p>
          </table:table-cell>
          <table:table-cell table:number-columns-repeated="1017"/>
        </table:table-row>
        <table:table-row table:style-name="ro2">
          <table:table-cell table:style-name="ce2" office:value-type="float" office:value="367">
            <text:p>367</text:p>
          </table:table-cell>
          <table:table-cell table:style-name="ce5" office:value-type="string">
            <text:p>Oschatzer Ring 13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40541">
            <text:p>40541</text:p>
          </table:table-cell>
          <table:table-cell table:style-name="ce13" table:formula="of:=SUM([.E368]*1.11570661381581)" office:value-type="float" office:value="45231.8618307068">
            <text:p>45232</text:p>
          </table:table-cell>
          <table:table-cell table:style-name="ce13" office:value-type="float" office:value="12659.6429">
            <text:p>12660</text:p>
          </table:table-cell>
          <table:table-cell table:number-columns-repeated="1017"/>
        </table:table-row>
        <table:table-row table:style-name="ro2">
          <table:table-cell table:style-name="ce2" office:value-type="float" office:value="368">
            <text:p>368</text:p>
          </table:table-cell>
          <table:table-cell table:style-name="ce5" office:value-type="string">
            <text:p>Osloer Str. 23-26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869406">
            <text:p>1869406</text:p>
          </table:table-cell>
          <table:table-cell table:style-name="ce13" table:formula="of:=SUM([.E369]*1.11570661381581)" office:value-type="float" office:value="2085708.63810696">
            <text:p>2085709</text:p>
          </table:table-cell>
          <table:table-cell table:style-name="ce13" office:value-type="float" office:value="489032.844">
            <text:p>489033</text:p>
          </table:table-cell>
          <table:table-cell table:number-columns-repeated="1017"/>
        </table:table-row>
        <table:table-row table:style-name="ro2">
          <table:table-cell table:style-name="ce2" office:value-type="float" office:value="369">
            <text:p>369</text:p>
          </table:table-cell>
          <table:table-cell table:style-name="ce5" office:value-type="string">
            <text:p>Ostpreußendamm 40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597137">
            <text:p>597137</text:p>
          </table:table-cell>
          <table:table-cell table:style-name="ce13" table:formula="of:=SUM([.E370]*1.11570661381581)" office:value-type="float" office:value="666229.700254131">
            <text:p>666230</text:p>
          </table:table-cell>
          <table:table-cell table:style-name="ce13" office:value-type="float" office:value="95975">
            <text:p>95975</text:p>
          </table:table-cell>
          <table:table-cell table:number-columns-repeated="1017"/>
        </table:table-row>
        <table:table-row table:style-name="ro2">
          <table:table-cell table:style-name="ce2" office:value-type="float" office:value="370">
            <text:p>370</text:p>
          </table:table-cell>
          <table:table-cell table:style-name="ce5" office:value-type="string">
            <text:p>Pappelallee 30-31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381703">
            <text:p>381703</text:p>
          </table:table-cell>
          <table:table-cell table:style-name="ce13" table:formula="of:=SUM([.E371]*1.11570661381581)" office:value-type="float" office:value="425868.561613336">
            <text:p>425869</text:p>
          </table:table-cell>
          <table:table-cell table:style-name="ce13" office:value-type="float" office:value="50900">
            <text:p>50900</text:p>
          </table:table-cell>
          <table:table-cell table:number-columns-repeated="1017"/>
        </table:table-row>
        <table:table-row table:style-name="ro2">
          <table:table-cell table:style-name="ce2" office:value-type="float" office:value="371">
            <text:p>371</text:p>
          </table:table-cell>
          <table:table-cell table:style-name="ce5" office:value-type="string">
            <text:p>Persiusstr. 7-9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25875.003361088">
            <text:p>325875</text:p>
          </table:table-cell>
          <table:table-cell table:style-name="ce13" table:formula="of:=SUM([.E372]*1.11570661381581)" office:value-type="float" office:value="363580.896527216">
            <text:p>363581</text:p>
          </table:table-cell>
          <table:table-cell table:style-name="ce13" office:value-type="float" office:value="15150">
            <text:p>15150</text:p>
          </table:table-cell>
          <table:table-cell table:number-columns-repeated="1017"/>
        </table:table-row>
        <table:table-row table:style-name="ro2">
          <table:table-cell table:style-name="ce2" office:value-type="float" office:value="372">
            <text:p>372</text:p>
          </table:table-cell>
          <table:table-cell table:style-name="ce5" office:value-type="string">
            <text:p>Peter-Weiss-Gasse 8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15517">
            <text:p>615517</text:p>
          </table:table-cell>
          <table:table-cell table:style-name="ce13" table:formula="of:=SUM([.E373]*1.11570661381581)" office:value-type="float" office:value="686736.387816066">
            <text:p>686736</text:p>
          </table:table-cell>
          <table:table-cell table:style-name="ce13" office:value-type="float" office:value="177181">
            <text:p>177181</text:p>
          </table:table-cell>
          <table:table-cell table:number-columns-repeated="1017"/>
        </table:table-row>
        <table:table-row table:style-name="ro2">
          <table:table-cell table:style-name="ce2" office:value-type="float" office:value="373">
            <text:p>373</text:p>
          </table:table-cell>
          <table:table-cell table:style-name="ce5" office:value-type="string">
            <text:p>Pfalzburger Str. 22,23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15544">
            <text:p>615544</text:p>
          </table:table-cell>
          <table:table-cell table:style-name="ce13" table:formula="of:=SUM([.E374]*1.11570661381581)" office:value-type="float" office:value="686766.511894639">
            <text:p>686767</text:p>
          </table:table-cell>
          <table:table-cell table:style-name="ce13" office:value-type="float" office:value="73883">
            <text:p>73883</text:p>
          </table:table-cell>
          <table:table-cell table:number-columns-repeated="1017"/>
        </table:table-row>
        <table:table-row table:style-name="ro2">
          <table:table-cell table:style-name="ce2" office:value-type="float" office:value="374">
            <text:p>374</text:p>
          </table:table-cell>
          <table:table-cell table:style-name="ce5" office:value-type="string">
            <text:p>Pfalzburger Str. 30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02793">
            <text:p>702793</text:p>
          </table:table-cell>
          <table:table-cell table:style-name="ce13" table:formula="of:=SUM([.E375]*1.11570661381581)" office:value-type="float" office:value="784110.798243455">
            <text:p>784111</text:p>
          </table:table-cell>
          <table:table-cell table:style-name="ce13" office:value-type="float" office:value="253983.101964">
            <text:p>253983</text:p>
          </table:table-cell>
          <table:table-cell table:number-columns-repeated="1017"/>
        </table:table-row>
        <table:table-row table:style-name="ro2">
          <table:table-cell table:style-name="ce2" office:value-type="float" office:value="375">
            <text:p>375</text:p>
          </table:table-cell>
          <table:table-cell table:style-name="ce5" office:value-type="string">
            <text:p>Prinzregentenstr. 32,35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697802">
            <text:p>697802</text:p>
          </table:table-cell>
          <table:table-cell table:style-name="ce13" table:formula="of:=SUM([.E376]*1.11570661381581)" office:value-type="float" office:value="778542.3065339">
            <text:p>778542</text:p>
          </table:table-cell>
          <table:table-cell table:style-name="ce13" office:value-type="float" office:value="150038.67998835">
            <text:p>150039</text:p>
          </table:table-cell>
          <table:table-cell table:number-columns-repeated="1017"/>
        </table:table-row>
        <table:table-row table:style-name="ro2">
          <table:table-cell table:style-name="ce2" office:value-type="float" office:value="376">
            <text:p>376</text:p>
          </table:table-cell>
          <table:table-cell table:style-name="ce5" office:value-type="string">
            <text:p>Prinzregentenstr. 60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042405.759">
            <text:p>1042406</text:p>
          </table:table-cell>
          <table:table-cell table:style-name="ce13" table:formula="of:=SUM([.E377]*1.11570661381581)" office:value-type="float" office:value="1163018.99959599">
            <text:p>1163019</text:p>
          </table:table-cell>
          <table:table-cell table:style-name="ce13" office:value-type="float" office:value="250214">
            <text:p>250214</text:p>
          </table:table-cell>
          <table:table-cell table:number-columns-repeated="1017"/>
        </table:table-row>
        <table:table-row table:style-name="ro2">
          <table:table-cell table:style-name="ce2" office:value-type="float" office:value="377">
            <text:p>377</text:p>
          </table:table-cell>
          <table:table-cell table:style-name="ce5" office:value-type="string">
            <text:p>Rheinsberger Str. 4-5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281017.45029002">
            <text:p>1281017</text:p>
          </table:table-cell>
          <table:table-cell table:style-name="ce13" table:formula="of:=SUM([.E378]*1.11570661381581)" office:value-type="float" office:value="1429239.64170204">
            <text:p>1429240</text:p>
          </table:table-cell>
          <table:table-cell table:style-name="ce13" office:value-type="float" office:value="65297">
            <text:p>65297</text:p>
          </table:table-cell>
          <table:table-cell table:number-columns-repeated="1017"/>
        </table:table-row>
        <table:table-row table:style-name="ro2">
          <table:table-cell table:style-name="ce2" office:value-type="float" office:value="378">
            <text:p>378</text:p>
          </table:table-cell>
          <table:table-cell table:style-name="ce5" office:value-type="string">
            <text:p>Rudower Str. 184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1747707.77105873">
            <text:p>1747708</text:p>
          </table:table-cell>
          <table:table-cell table:style-name="ce13" table:formula="of:=SUM([.E379]*1.11570661381581)" office:value-type="float" office:value="1949929.11918752">
            <text:p>1949929</text:p>
          </table:table-cell>
          <table:table-cell table:style-name="ce13" office:value-type="float" office:value="729453">
            <text:p>729453</text:p>
          </table:table-cell>
          <table:table-cell table:number-columns-repeated="1017"/>
        </table:table-row>
        <table:table-row table:style-name="ro2">
          <table:table-cell table:style-name="ce2" office:value-type="float" office:value="379">
            <text:p>379</text:p>
          </table:table-cell>
          <table:table-cell table:style-name="ce5" office:value-type="string">
            <text:p>Scharfenberg (Insel)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1" office:value-type="float" office:value="2173101">
            <text:p>2173101</text:p>
          </table:table-cell>
          <table:table-cell table:style-name="ce13" table:formula="of:=SUM([.E380]*1.11570661381581)" office:value-type="float" office:value="2424543.15818975">
            <text:p>2424543</text:p>
          </table:table-cell>
          <table:table-cell table:style-name="ce13" office:value-type="float" office:value="259063">
            <text:p>259063</text:p>
          </table:table-cell>
          <table:table-cell table:number-columns-repeated="1017"/>
        </table:table-row>
        <table:table-row table:style-name="ro2">
          <table:table-cell table:style-name="ce2" office:value-type="float" office:value="380">
            <text:p>380</text:p>
          </table:table-cell>
          <table:table-cell table:style-name="ce5" office:value-type="string">
            <text:p>Schillerstr. 120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709728">
            <text:p>709728</text:p>
          </table:table-cell>
          <table:table-cell table:style-name="ce13" table:formula="of:=SUM([.E381]*1.11570661381581)" office:value-type="float" office:value="791848.223610267">
            <text:p>791848</text:p>
          </table:table-cell>
          <table:table-cell table:style-name="ce13" office:value-type="float" office:value="279093">
            <text:p>279093</text:p>
          </table:table-cell>
          <table:table-cell table:number-columns-repeated="1017"/>
        </table:table-row>
        <table:table-row table:style-name="ro2">
          <table:table-cell table:style-name="ce2" office:value-type="float" office:value="381">
            <text:p>381</text:p>
          </table:table-cell>
          <table:table-cell table:style-name="ce5" office:value-type="string">
            <text:p>Schwyzer Str. 6-8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1373300">
            <text:p>1373300</text:p>
          </table:table-cell>
          <table:table-cell table:style-name="ce13" table:formula="of:=SUM([.E382]*1.11570661381581)" office:value-type="float" office:value="1532199.89275325">
            <text:p>1532200</text:p>
          </table:table-cell>
          <table:table-cell table:style-name="ce13" office:value-type="float" office:value="905055">
            <text:p>905055</text:p>
          </table:table-cell>
          <table:table-cell table:number-columns-repeated="1017"/>
        </table:table-row>
        <table:table-row table:style-name="ro2">
          <table:table-cell table:style-name="ce2" office:value-type="float" office:value="382">
            <text:p>382</text:p>
          </table:table-cell>
          <table:table-cell table:style-name="ce5" office:value-type="string">
            <text:p>Steinmetzstr. 79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07950.654229328">
            <text:p>907951</text:p>
          </table:table-cell>
          <table:table-cell table:style-name="ce13" table:formula="of:=SUM([.E383]*1.11570661381581)" office:value-type="float" office:value="1013006.54994205">
            <text:p>1013007</text:p>
          </table:table-cell>
          <table:table-cell table:style-name="ce13" office:value-type="float" office:value="57414">
            <text:p>57414</text:p>
          </table:table-cell>
          <table:table-cell table:number-columns-repeated="1017"/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ce5" office:value-type="string">
            <text:p>Straßmannstr. 14-16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947658">
            <text:p>947658</text:p>
          </table:table-cell>
          <table:table-cell table:style-name="ce13" table:formula="of:=SUM([.E384]*1.11570661381581)" office:value-type="float" office:value="1057308.29823546">
            <text:p>1057308</text:p>
          </table:table-cell>
          <table:table-cell table:style-name="ce13" office:value-type="float" office:value="173023">
            <text:p>173023</text:p>
          </table:table-cell>
          <table:table-cell table:number-columns-repeated="1017"/>
        </table:table-row>
        <table:table-row table:style-name="ro2">
          <table:table-cell table:style-name="ce2" office:value-type="float" office:value="384">
            <text:p>384</text:p>
          </table:table-cell>
          <table:table-cell table:style-name="ce5" office:value-type="string">
            <text:p>Teltower Damm 87-101 (ungerade)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Gas</text:p>
          </table:table-cell>
          <table:table-cell table:style-name="ce10" office:value-type="float" office:value="8161947.49654">
            <text:p>8161947</text:p>
          </table:table-cell>
          <table:table-cell table:style-name="ce13" table:formula="of:=SUM([.E385]*1.11570661381581)" office:value-type="float" office:value="9106338.80350707">
            <text:p>9106339</text:p>
          </table:table-cell>
          <table:table-cell table:style-name="ce13" office:value-type="float" office:value="1077075">
            <text:p>1077075</text:p>
          </table:table-cell>
          <table:table-cell table:number-columns-repeated="1017"/>
        </table:table-row>
        <table:table-row table:style-name="ro2">
          <table:table-cell table:style-name="ce2" office:value-type="float" office:value="385">
            <text:p>385</text:p>
          </table:table-cell>
          <table:table-cell table:style-name="ce5" office:value-type="string">
            <text:p>Wollenbergerstr. 1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3" office:value-type="float" office:value="209429.869769026">
            <text:p>209430</text:p>
          </table:table-cell>
          <table:table-cell table:style-name="ce13" table:formula="of:=SUM([.E386]*1.11570661381581)" office:value-type="float" office:value="233662.290831886">
            <text:p>233662</text:p>
          </table:table-cell>
          <table:table-cell table:style-name="ce13" office:value-type="float" office:value="1163112">
            <text:p>1163112</text:p>
          </table:table-cell>
          <table:table-cell table:number-columns-repeated="1017"/>
        </table:table-row>
        <table:table-row table:style-name="ro2">
          <table:table-cell table:style-name="ce2" office:value-type="float" office:value="386">
            <text:p>386</text:p>
          </table:table-cell>
          <table:table-cell table:style-name="ce5" office:value-type="string">
            <text:p>Wrangelstr. 98</text:p>
          </table:table-cell>
          <table:table-cell table:style-name="ce7" office:value-type="string">
            <text:p>Schulen </text:p>
          </table:table-cell>
          <table:table-cell table:style-name="ce8" office:value-type="string">
            <text:p>Fernwärme</text:p>
          </table:table-cell>
          <table:table-cell table:style-name="ce11" office:value-type="float" office:value="3159390">
            <text:p>3159390</text:p>
          </table:table-cell>
          <table:table-cell table:style-name="ce13" table:formula="of:=SUM([.E387]*1.11570661381581)" office:value-type="float" office:value="3524952.31862353">
            <text:p>3524952</text:p>
          </table:table-cell>
          <table:table-cell table:style-name="ce13" office:value-type="float" office:value="473323">
            <text:p>473323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104818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 Helvetica Condensed" svg:font-family="'C Helvetica Condensed'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_20_2" style:display-name="Standard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 Helvetica Condens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Standard_5f_100311_5f_S_5f_2000" style:display-name="Standard_100311_S_2000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Output" style:display-name="Excel Built-in Output" style:family="table-cell" style:parent-style-name="Excel_20_Built-in_20_Normal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4">01/24/2023</text:date>, <text:time>09:4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24T09:48:31</dc:date>
    <meta:document-statistic meta:table-count="1" meta:cell-count="2709" meta:object-count="0"/>
    <meta:generator>OpenOffice/4.1.13$Unix OpenOffice.org_project/4113m1$Build-9810</meta:generator>
  </office:meta>
</office:document-meta>
</file>